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Droid Sans', Ubuntu, 'DejaVu Sans', 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555555" style:font-name="Cantarell" fo:font-size="10.5pt" fo:letter-spacing="normal" fo:font-style="normal"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variant="normal" fo:text-transform="none" fo:color="#555555" style:font-name="Cantarell" fo:font-size="10.5pt" fo:letter-spacing="normal" fo:font-style="normal" fo:font-weight="normal" style:font-size-asian="14pt" style:font-weight-asian="normal" style:font-size-complex="14pt" style:font-weight-complex="normal"/>
    </style:style>
    <style:style style:name="P3" style:family="paragraph" style:parent-style-name="Standard">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555555" style:font-name="Nimbus Roman No9 L" fo:font-size="12pt" fo:letter-spacing="normal" fo:font-style="normal" fo:font-weight="normal" style:font-size-asian="12pt" style:font-weight-asian="normal" style:font-size-complex="12pt" style:font-weight-complex="normal"/>
    </style:style>
    <style:style style:name="P6" style:family="paragraph" style:parent-style-name="Standard">
      <style:text-properties fo:font-variant="normal" fo:text-transform="none" fo:color="#555555" style:font-name="Nimbus Roman No9 L" fo:font-size="12pt" fo:letter-spacing="normal" fo:font-style="normal" style:font-size-asian="12pt" style:font-size-complex="12pt"/>
    </style:style>
    <style:style style:name="P7" style:family="paragraph" style:parent-style-name="Standard">
      <style:paragraph-properties fo:text-align="end" style:justify-single-word="false"/>
      <style:text-properties fo:font-variant="normal" fo:text-transform="none" fo:color="#555555" style:font-name="Nimbus Roman No9 L" fo:font-size="16pt" fo:letter-spacing="normal" fo:font-style="normal"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variant="normal" fo:text-transform="none" fo:color="#555555" style:font-name="Nimbus Roman No9 L" fo:font-size="14pt" fo:letter-spacing="normal" fo:font-style="normal" fo:font-weight="bold" style:font-size-asian="14pt" style:font-weight-asian="bold" style:font-size-complex="14pt" style:font-weight-complex="bold"/>
    </style:style>
    <style:style style:name="P9" style:family="paragraph" style:parent-style-name="Standard">
      <style:paragraph-properties fo:text-align="end" style:justify-single-word="false"/>
      <style:text-properties style:font-name="Nimbus Roman No9 L"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Nimbus Roman No9 L" fo:font-size="14pt" fo:font-weight="bold" style:font-size-asian="14pt" style:font-weight-asian="bold" style:font-size-complex="14pt" style:font-weight-complex="bold"/>
    </style:style>
    <style:style style:name="P11" style:family="paragraph" style:parent-style-name="Standard">
      <style:paragraph-properties fo:text-align="end" style:justify-single-word="false"/>
      <style:text-properties style:font-name="Nimbus Roman No9 L" fo:font-size="14pt" fo:font-weight="bold" style:font-size-asian="12.25pt" style:font-weight-asian="bold" style:font-size-complex="14pt" style:font-weight-complex="bold"/>
    </style:style>
    <style:style style:name="P12" style:family="paragraph" style:parent-style-name="Standard">
      <style:paragraph-properties fo:text-align="center" style:justify-single-word="fals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text-align="end" style:justify-single-word="false"/>
      <style:text-properties fo:font-size="14pt" style:font-size-asian="14pt" style:font-size-complex="14pt"/>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start" style:justify-single-word="false"/>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text-properties fo:font-weight="normal" fo:background-color="#cccccc" style:font-weight-asian="normal" style:font-weight-complex="normal"/>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4" style:family="paragraph" style:parent-style-name="Standard">
      <style:text-properties fo:font-size="13pt" style:font-size-asian="13pt" style:font-size-complex="13pt"/>
    </style:style>
    <style:style style:name="P2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6" style:family="paragraph" style:parent-style-name="Standard">
      <style:paragraph-properties fo:text-align="center" style:justify-single-word="false"/>
    </style:style>
    <style:style style:name="P27" style:family="paragraph" style:parent-style-name="Standard">
      <style:paragraph-properties fo:margin-left="0.4925in" fo:margin-right="0in" fo:text-indent="0in" style:auto-text-indent="false"/>
    </style:style>
    <style:style style:name="P28" style:family="paragraph" style:parent-style-name="Standard">
      <style:paragraph-properties fo:margin-left="0.4925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29" style:family="paragraph" style:parent-style-name="Standard">
      <style:paragraph-properties fo:margin-left="0.4925in" fo:margin-right="0in" fo:text-align="start" style:justify-single-word="false" fo:text-indent="0in" style:auto-text-indent="false"/>
      <style:text-properties fo:font-size="12pt" fo:font-weight="bold" officeooo:paragraph-rsid="0022734d" style:font-size-asian="12pt" style:font-weight-asian="bold" style:font-size-complex="12pt" style:font-weight-complex="bold"/>
    </style:style>
    <style:style style:name="P30" style:family="paragraph" style:parent-style-name="Standard">
      <style:paragraph-properties fo:margin-left="0.4925in" fo:margin-right="0in" fo:text-align="start" style:justify-single-word="false" fo:text-indent="0in" style:auto-text-indent="false"/>
      <style:text-properties fo:font-size="12pt" fo:font-weight="bold" officeooo:rsid="00223c0b" officeooo:paragraph-rsid="002531bd" style:font-size-asian="12pt" style:font-weight-asian="bold" style:font-size-complex="12pt" style:font-weight-complex="bold"/>
    </style:style>
    <style:style style:name="P31" style:family="paragraph" style:parent-style-name="Standard">
      <style:paragraph-properties fo:margin-left="0.4925in" fo:margin-right="0in" fo:text-align="start" style:justify-single-word="false" fo:text-indent="0in" style:auto-text-indent="false"/>
      <style:text-properties fo:font-size="12pt" fo:font-weight="bold" officeooo:rsid="0023973e" officeooo:paragraph-rsid="002531bd" style:font-size-asian="12pt" style:font-weight-asian="bold" style:font-size-complex="12pt" style:font-weight-complex="bold"/>
    </style:style>
    <style:style style:name="P32" style:family="paragraph" style:parent-style-name="Standard">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33" style:family="paragraph" style:parent-style-name="Standard">
      <style:paragraph-properties fo:margin-left="0.4925in" fo:margin-right="0in" fo:text-indent="0in" style:auto-text-indent="false"/>
      <style:text-properties fo:font-weight="bold" style:font-weight-asian="bold" style:font-weight-complex="bold"/>
    </style:style>
    <style:style style:name="P34" style:family="paragraph" style:parent-style-name="Standard">
      <style:paragraph-properties fo:margin-left="0.4925in" fo:margin-right="0in" fo:text-indent="0in" style:auto-text-indent="false"/>
      <style:text-properties officeooo:rsid="00267c8b" officeooo:paragraph-rsid="00267c8b"/>
    </style:style>
    <style:style style:name="P35" style:family="paragraph" style:parent-style-name="Standard">
      <style:paragraph-properties fo:margin-left="0.4925in" fo:margin-right="0in" fo:text-indent="0in" style:auto-text-indent="false"/>
      <style:text-properties fo:font-size="13pt" fo:font-weight="bold" officeooo:paragraph-rsid="00267c8b" style:font-size-asian="13pt" style:font-weight-asian="bold" style:font-size-complex="13pt" style:font-weight-complex="bold"/>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38" style:family="paragraph" style:parent-style-name="Standard">
      <style:paragraph-properties fo:margin-left="0in" fo:margin-right="0in" fo:text-align="start" style:justify-single-word="false" fo:text-indent="0in" style:auto-text-indent="false"/>
      <style:text-properties fo:font-size="12pt" fo:font-weight="bold" officeooo:paragraph-rsid="00180077" style:font-size-asian="12pt" style:font-weight-asian="bold" style:font-size-complex="12pt" style:font-weight-complex="bold"/>
    </style:style>
    <style:style style:name="P39" style:family="paragraph" style:parent-style-name="Standard">
      <style:paragraph-properties fo:margin-left="0in" fo:margin-right="0in" fo:text-align="start" style:justify-single-word="false" fo:text-indent="0in" style:auto-text-indent="false"/>
      <style:text-properties fo:font-size="12pt" fo:font-weight="bold" officeooo:paragraph-rsid="001b0fc3" style:font-size-asian="12pt" style:font-weight-asian="bold" style:font-size-complex="12pt" style:font-weight-complex="bold"/>
    </style:style>
    <style:style style:name="P40" style:family="paragraph" style:parent-style-name="Standard">
      <style:paragraph-properties fo:margin-left="0in" fo:margin-right="0in" fo:text-align="start" style:justify-single-word="false" fo:text-indent="0in" style:auto-text-indent="false"/>
      <style:text-properties fo:font-size="12pt" fo:font-weight="bold" officeooo:paragraph-rsid="001cf186" style:font-size-asian="12pt" style:font-weight-asian="bold" style:font-size-complex="12pt" style:font-weight-complex="bold"/>
    </style:style>
    <style:style style:name="P41" style:family="paragraph" style:parent-style-name="Standard">
      <style:paragraph-properties fo:margin-left="0in" fo:margin-right="0in" fo:text-align="start" style:justify-single-word="false" fo:text-indent="0in" style:auto-text-indent="false"/>
      <style:text-properties fo:font-size="12pt" fo:font-weight="bold" officeooo:paragraph-rsid="001e6c55" style:font-size-asian="12pt" style:font-weight-asian="bold" style:font-size-complex="12pt" style:font-weight-complex="bold"/>
    </style:style>
    <style:style style:name="P42" style:family="paragraph" style:parent-style-name="Standard">
      <style:paragraph-properties fo:margin-left="0in" fo:margin-right="0in" fo:text-align="start" style:justify-single-word="false" fo:text-indent="0in" style:auto-text-indent="false"/>
      <style:text-properties fo:font-size="12pt" fo:font-weight="bold" officeooo:paragraph-rsid="001e144d" style:font-size-asian="12pt" style:font-weight-asian="bold" style:font-size-complex="12pt" style:font-weight-complex="bold"/>
    </style:style>
    <style:style style:name="P43" style:family="paragraph" style:parent-style-name="Standard">
      <style:paragraph-properties fo:margin-left="0in" fo:margin-right="0in" fo:text-align="start" style:justify-single-word="false" fo:text-indent="0in" style:auto-text-indent="false"/>
      <style:text-properties fo:font-size="12pt" fo:font-weight="bold" officeooo:rsid="001b0fc3" officeooo:paragraph-rsid="001b0fc3" style:font-size-asian="12pt" style:font-weight-asian="bold" style:font-size-complex="12pt" style:font-weight-complex="bold"/>
    </style:style>
    <style:style style:name="P44" style:family="paragraph" style:parent-style-name="Standard">
      <style:paragraph-properties fo:margin-left="0in" fo:margin-right="0in" fo:text-align="start" style:justify-single-word="false" fo:text-indent="0in" style:auto-text-indent="false"/>
      <style:text-properties fo:font-size="12pt" fo:font-weight="bold" officeooo:rsid="001e144d" officeooo:paragraph-rsid="001e144d" style:font-size-asian="12pt" style:font-weight-asian="bold" style:font-size-complex="12pt" style:font-weight-complex="bold"/>
    </style:style>
    <style:style style:name="P45" style:family="paragraph" style:parent-style-name="Standard">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font-size="12pt" fo:font-weight="normal" officeooo:rsid="001b0fc3" officeooo:paragraph-rsid="001b0fc3" style:font-size-asian="12pt" style:font-weight-asian="normal" style:font-size-complex="12pt"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size="12pt" fo:font-weight="normal" officeooo:rsid="0029a438" officeooo:paragraph-rsid="0029a438" style:font-size-asian="12pt" style:font-weight-asian="normal" style:font-size-complex="12pt" style:font-weight-complex="normal"/>
    </style:style>
    <style:style style:name="P48" style:family="paragraph" style:parent-style-name="Standard">
      <style:paragraph-properties fo:margin-left="0in" fo:margin-right="0in" fo:text-align="start" style:justify-single-word="false" fo:text-indent="0in" style:auto-text-indent="false"/>
    </style:style>
    <style:style style:name="P49" style:family="paragraph" style:parent-style-name="Standard">
      <style:paragraph-properties fo:margin-left="0in" fo:margin-right="0in" fo:text-align="start" style:justify-single-word="false" fo:text-indent="0in" style:auto-text-indent="false"/>
      <style:text-properties officeooo:paragraph-rsid="001e144d"/>
    </style:style>
    <style:style style:name="P50" style:family="paragraph" style:parent-style-name="Standard">
      <style:paragraph-properties fo:margin-left="0in" fo:margin-right="0in" fo:text-indent="0in" style:auto-text-indent="false"/>
      <style:text-properties fo:font-weight="bold" style:font-weight-asian="bold" style:font-weight-complex="bold"/>
    </style:style>
    <style:style style:name="P51"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52"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53"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54" style:family="paragraph" style:parent-style-name="Standard">
      <style:paragraph-properties fo:margin-left="0in" fo:margin-right="0in" fo:text-align="center" style:justify-single-word="false" fo:text-indent="0in" style:auto-text-indent="false"/>
      <style:text-properties fo:font-size="16pt" fo:font-weight="bold" style:font-size-asian="16pt" style:font-weight-asian="bold" style:font-size-complex="16pt" style:font-weight-complex="bold"/>
    </style:style>
    <style:style style:name="P55" style:family="paragraph" style:parent-style-name="Standard">
      <style:paragraph-properties fo:margin-left="0in" fo:margin-right="0in" fo:text-align="start" style:justify-single-word="false" fo:text-indent="0in" style:auto-text-indent="false" fo:background-color="#cccccc">
        <style:background-image/>
      </style:paragraph-properties>
      <style:text-properties fo:font-size="12pt" fo:font-weight="normal" style:font-size-asian="12pt" style:font-weight-asian="normal" style:font-size-complex="12pt" style:font-weight-complex="normal"/>
    </style:style>
    <style:style style:name="P56" style:family="paragraph" style:parent-style-name="Standard">
      <style:paragraph-properties fo:margin-left="0in" fo:margin-right="0in" fo:text-align="start" style:justify-single-word="false" fo:text-indent="0in" style:auto-text-indent="false" fo:background-color="#cccccc">
        <style:background-image/>
      </style:paragraph-properties>
      <style:text-properties fo:font-size="12pt" fo:font-weight="bold" fo:background-color="transparent" style:font-size-asian="12pt" style:font-weight-asian="bold" style:font-size-complex="12pt" style:font-weight-complex="bold"/>
    </style:style>
    <style:style style:name="P57"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style:font-size-asian="12pt" style:font-weight-asian="normal" style:font-size-complex="12pt" style:font-weight-complex="normal"/>
    </style:style>
    <style:style style:name="P58"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fo:background-color="transparent" style:font-size-asian="12pt" style:font-weight-asian="normal" style:font-size-complex="12pt" style:font-weight-complex="normal"/>
    </style:style>
    <style:style style:name="P59"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background-color="transparent"/>
    </style:style>
    <style:style style:name="P60" style:family="paragraph" style:parent-style-name="Standard">
      <style:paragraph-properties fo:margin-left="0.4925in" fo:margin-right="0in" fo:text-align="start" style:justify-single-word="false" fo:text-indent="-0.25in" style:auto-text-indent="false"/>
    </style:style>
    <style:style style:name="P61" style:family="paragraph" style:parent-style-name="Standard">
      <style:paragraph-properties fo:background-color="#cccccc">
        <style:background-image/>
      </style:paragraph-properties>
    </style:style>
    <style:style style:name="P62" style:family="paragraph" style:parent-style-name="Standard">
      <style:paragraph-properties fo:background-color="#cccccc">
        <style:background-image/>
      </style:paragraph-properties>
      <style:text-properties fo:background-color="transparent"/>
    </style:style>
    <style:style style:name="P63" style:family="paragraph" style:parent-style-name="Standard">
      <style:paragraph-properties fo:background-color="#e6e6e6">
        <style:background-image/>
      </style:paragraph-properties>
    </style:style>
    <style:style style:name="P64" style:family="paragraph" style:parent-style-name="Standard">
      <style:paragraph-properties fo:background-color="#e6e6e6">
        <style:background-image/>
      </style:paragraph-properties>
      <style:text-properties fo:background-color="transparent"/>
    </style:style>
    <style:style style:name="P65" style:family="paragraph" style:parent-style-name="Standard">
      <style:paragraph-properties fo:background-color="#e6e6e6">
        <style:background-image/>
      </style:paragraph-properties>
      <style:text-properties fo:font-weight="normal" style:font-weight-asian="normal" style:font-weight-complex="normal"/>
    </style:style>
    <style:style style:name="P66" style:family="paragraph" style:parent-style-name="Standard">
      <style:paragraph-properties fo:margin-left="0.7465in" fo:margin-right="0in" fo:text-indent="0in" style:auto-text-indent="false"/>
      <style:text-properties fo:font-weight="bold" style:font-weight-asian="bold" style:font-weight-complex="bold"/>
    </style:style>
    <style:style style:name="P67" style:family="paragraph" style:parent-style-name="Standard">
      <style:paragraph-properties fo:margin-left="-3.939in" fo:margin-right="0in" fo:text-align="center" style:justify-single-word="false" fo:text-indent="0in" style:auto-text-indent="false"/>
    </style:style>
    <style:style style:name="P68" style:family="paragraph" style:parent-style-name="Standard">
      <style:paragraph-properties fo:background-color="#b3b3b3">
        <style:background-image/>
      </style:paragraph-properties>
    </style:style>
    <style:style style:name="P69" style:family="paragraph" style:parent-style-name="Text_20_body">
      <style:text-properties officeooo:paragraph-rsid="0023973e"/>
    </style:style>
    <style:style style:name="P70" style:family="paragraph" style:parent-style-name="Standard" style:list-style-name="L1">
      <style:text-properties fo:font-weight="bold" style:font-weight-asian="bold" style:font-weight-complex="bold"/>
    </style:style>
    <style:style style:name="P71" style:family="paragraph" style:parent-style-name="Standard" style:list-style-name="L3">
      <style:text-properties fo:font-weight="bold" style:font-weight-asian="bold" style:font-weight-complex="bold"/>
    </style:style>
    <style:style style:name="P72" style:family="paragraph" style:parent-style-name="Standard" style:list-style-name="L16">
      <style:paragraph-properties fo:text-align="start" style:justify-single-word="false"/>
      <style:text-properties fo:font-weight="bold" style:font-weight-asian="bold" style:font-weight-complex="bold"/>
    </style:style>
    <style:style style:name="P73" style:family="paragraph" style:parent-style-name="Standard" style:list-style-name="L21">
      <style:paragraph-properties fo:text-align="start" style:justify-single-word="false"/>
      <style:text-properties fo:font-weight="bold" style:font-weight-asian="bold" style:font-weight-complex="bold"/>
    </style:style>
    <style:style style:name="P74" style:family="paragraph" style:parent-style-name="Standard" style:list-style-name="L23">
      <style:paragraph-properties fo:text-align="start" style:justify-single-word="false"/>
      <style:text-properties fo:font-weight="bold" style:font-weight-asian="bold" style:font-weight-complex="bold"/>
    </style:style>
    <style:style style:name="P75" style:family="paragraph" style:parent-style-name="Standard" style:list-style-name="L20">
      <style:text-properties fo:font-weight="bold" style:font-weight-asian="bold" style:font-weight-complex="bold"/>
    </style:style>
    <style:style style:name="P76" style:family="paragraph" style:parent-style-name="Standard" style:list-style-name="L23">
      <style:text-properties fo:font-weight="bold" style:font-weight-asian="bold" style:font-weight-complex="bold"/>
    </style:style>
    <style:style style:name="P77" style:family="paragraph" style:parent-style-name="Standard" style:list-style-name="L16">
      <style:paragraph-properties fo:text-align="start" style:justify-single-word="false"/>
      <style:text-properties fo:font-weight="bold" officeooo:rsid="002aefe6" officeooo:paragraph-rsid="002aefe6" style:font-weight-asian="bold" style:font-weight-complex="bold"/>
    </style:style>
    <style:style style:name="P78" style:family="paragraph" style:parent-style-name="Standard" style:list-style-name="L3">
      <style:text-properties fo:font-weight="normal" style:font-weight-asian="normal" style:font-weight-complex="normal"/>
    </style:style>
    <style:style style:name="P79" style:family="paragraph" style:parent-style-name="Standard" style:list-style-name="L16">
      <style:paragraph-properties fo:text-align="start" style:justify-single-word="false"/>
      <style:text-properties fo:font-weight="normal" style:font-weight-asian="normal" style:font-weight-complex="normal"/>
    </style:style>
    <style:style style:name="P80" style:family="paragraph" style:parent-style-name="Standard" style:list-style-name="L4">
      <style:paragraph-properties fo:text-align="start" style:justify-single-word="false"/>
      <style:text-properties fo:font-variant="normal" fo:text-transform="none" fo:color="#555555" style:font-name="Nimbus Roman No9 L" fo:font-size="14pt" fo:letter-spacing="normal" fo:font-style="normal" fo:font-weight="bold" style:font-size-asian="14pt" style:font-weight-asian="bold" style:font-size-complex="14pt" style:font-weight-complex="bold"/>
    </style:style>
    <style:style style:name="P81" style:family="paragraph" style:parent-style-name="Standard" style:list-style-name="L5">
      <style:paragraph-properties fo:text-align="start" style:justify-single-word="false"/>
      <style:text-properties fo:font-size="14pt" fo:font-weight="bold" style:font-size-asian="14pt" style:font-weight-asian="bold" style:font-size-complex="14pt" style:font-weight-complex="bold"/>
    </style:style>
    <style:style style:name="P82" style:family="paragraph" style:parent-style-name="Standard" style:list-style-name="L7">
      <style:paragraph-properties fo:text-align="start" style:justify-single-word="false"/>
    </style:style>
    <style:style style:name="P83" style:family="paragraph" style:parent-style-name="Standard" style:list-style-name="L8">
      <style:paragraph-properties fo:text-align="start" style:justify-single-word="false"/>
    </style:style>
    <style:style style:name="P84" style:family="paragraph" style:parent-style-name="Standard" style:list-style-name="L11">
      <style:paragraph-properties fo:text-align="start" style:justify-single-word="false"/>
    </style:style>
    <style:style style:name="P85" style:family="paragraph" style:parent-style-name="Standard" style:list-style-name="L16">
      <style:paragraph-properties fo:text-align="start" style:justify-single-word="false"/>
    </style:style>
    <style:style style:name="P86" style:family="paragraph" style:parent-style-name="Standard" style:list-style-name="L16"/>
    <style:style style:name="P87" style:family="paragraph" style:parent-style-name="Standard" style:list-style-name="L16">
      <style:paragraph-properties fo:text-align="start" style:justify-single-word="false"/>
      <style:text-properties fo:font-size="12pt" fo:font-weight="bold" officeooo:paragraph-rsid="0019dd22" style:font-size-asian="12pt" style:font-weight-asian="bold" style:font-size-complex="12pt" style:font-weight-complex="bold"/>
    </style:style>
    <style:style style:name="P88" style:family="paragraph" style:parent-style-name="Standard" style:list-style-name="L18">
      <style:paragraph-properties fo:text-align="start" style:justify-single-word="false"/>
      <style:text-properties fo:font-size="12pt" fo:font-weight="bold" style:font-size-asian="12pt" style:font-weight-asian="bold" style:font-size-complex="12pt" style:font-weight-complex="bold"/>
    </style:style>
    <style:style style:name="P89" style:family="paragraph" style:parent-style-name="Standard" style:list-style-name="L19">
      <style:paragraph-properties fo:text-align="start" style:justify-single-word="false"/>
      <style:text-properties fo:font-size="12pt" fo:font-weight="bold" style:font-size-asian="12pt" style:font-weight-asian="bold" style:font-size-complex="12pt" style:font-weight-complex="bold"/>
    </style:style>
    <style:style style:name="P90" style:family="paragraph" style:parent-style-name="Standard" style:list-style-name="L23">
      <style:paragraph-properties fo:text-align="start" style:justify-single-word="false"/>
      <style:text-properties fo:font-size="12pt" fo:font-weight="bold" style:font-size-asian="12pt" style:font-weight-asian="bold" style:font-size-complex="12pt" style:font-weight-complex="bold"/>
    </style:style>
    <style:style style:name="P91" style:family="paragraph" style:parent-style-name="Standard" style:list-style-name="L23">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Standard" style:list-style-name="L23"/>
    <style:style style:name="P93" style:family="paragraph" style:parent-style-name="Standard" style:list-style-name="L23">
      <style:text-properties fo:font-style="normal" fo:font-weight="normal" style:font-style-asian="normal" style:font-weight-asian="normal" style:font-style-complex="normal" style:font-weight-complex="normal"/>
    </style:style>
    <style:style style:name="P94" style:family="paragraph" style:parent-style-name="Standard" style:list-style-name="L25"/>
    <style:style style:name="P95" style:family="paragraph" style:parent-style-name="Standard" style:list-style-name="L26"/>
    <style:style style:name="P96" style:family="paragraph" style:parent-style-name="Standard" style:list-style-name="L27"/>
    <style:style style:name="P97" style:family="paragraph" style:parent-style-name="Standard" style:list-style-name="L28"/>
    <style:style style:name="P98" style:family="paragraph" style:parent-style-name="Standard" style:list-style-name="L29"/>
    <style:style style:name="P99" style:family="paragraph" style:parent-style-name="Standard" style:list-style-name="L2">
      <style:paragraph-properties fo:margin-left="0.9846in" fo:margin-right="0in" fo:text-indent="-0.25in" style:auto-text-indent="false"/>
      <style:text-properties fo:font-weight="bold" style:font-weight-asian="bold" style:font-weight-complex="bold"/>
    </style:style>
    <style:style style:name="P100" style:family="paragraph" style:parent-style-name="Standard" style:list-style-name="L9">
      <style:paragraph-properties fo:margin-left="0.9846in" fo:margin-right="0in" fo:text-align="start" style:justify-single-word="false" fo:text-indent="-0.25in" style:auto-text-indent="false"/>
    </style:style>
    <style:style style:name="P101" style:family="paragraph" style:parent-style-name="Standard" style:list-style-name="L10">
      <style:paragraph-properties fo:margin-left="0.9846in" fo:margin-right="0in" fo:text-align="start" style:justify-single-word="false" fo:text-indent="-0.25in" style:auto-text-indent="false"/>
    </style:style>
    <style:style style:name="P102" style:family="paragraph" style:parent-style-name="Standard" style:list-style-name="L12">
      <style:paragraph-properties fo:margin-left="0.9846in" fo:margin-right="0in" fo:text-align="start" style:justify-single-word="false" fo:text-indent="-0.25in" style:auto-text-indent="false"/>
    </style:style>
    <style:style style:name="P103" style:family="paragraph" style:parent-style-name="Standard" style:list-style-name="L13">
      <style:paragraph-properties fo:margin-left="0.9846in" fo:margin-right="0in" fo:text-align="start" style:justify-single-word="false" fo:text-indent="-0.25in" style:auto-text-indent="false"/>
    </style:style>
    <style:style style:name="P104" style:family="paragraph" style:parent-style-name="Standard" style:list-style-name="L14">
      <style:paragraph-properties fo:margin-left="0.9846in" fo:margin-right="0in" fo:text-align="start" style:justify-single-word="false" fo:text-indent="-0.25in" style:auto-text-indent="false"/>
    </style:style>
    <style:style style:name="P105" style:family="paragraph" style:parent-style-name="Standard" style:list-style-name="L2">
      <style:paragraph-properties fo:margin-left="0in" fo:margin-right="0in" fo:text-indent="0in" style:auto-text-indent="false"/>
      <style:text-properties fo:font-weight="bold" style:font-weight-asian="bold" style:font-weight-complex="bold"/>
    </style:style>
    <style:style style:name="P106"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fo:background-color="transparent" style:font-size-asian="12pt" style:font-weight-asian="normal" style:font-size-complex="12pt" style:font-weight-complex="normal"/>
    </style:style>
    <style:style style:name="P107"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officeooo:paragraph-rsid="002c867b" fo:background-color="transparent" style:font-size-asian="12pt" style:font-weight-asian="normal" style:font-size-complex="12pt" style:font-weight-complex="normal"/>
    </style:style>
    <style:style style:name="P108"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officeooo:rsid="002d7bea" officeooo:paragraph-rsid="002d7bea" fo:background-color="transparent" style:font-size-asian="12pt" style:font-weight-asian="normal" style:font-size-complex="12pt" style:font-weight-complex="normal"/>
    </style:style>
    <style:style style:name="P109" style:family="paragraph" style:parent-style-name="Standard" style:list-style-name="L2">
      <style:paragraph-properties fo:margin-left="0.4925in" fo:margin-right="0in" fo:text-indent="0in" style:auto-text-indent="false"/>
      <style:text-properties fo:font-weight="bold" style:font-weight-asian="bold" style:font-weight-complex="bold"/>
    </style:style>
    <style:style style:name="P110" style:family="paragraph" style:parent-style-name="Standard" style:list-style-name="L6">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11" style:family="paragraph" style:parent-style-name="Standard" style:list-style-name="L15">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12" style:family="paragraph" style:parent-style-name="Standard" style:list-style-name="L16">
      <style:paragraph-properties fo:margin-left="0.4925in" fo:margin-right="0in" fo:text-align="start" style:justify-single-word="false" fo:text-indent="-0.25in" style:auto-text-indent="false"/>
      <style:text-properties fo:font-size="12pt" fo:font-weight="bold" style:font-size-asian="12pt" style:font-weight-asian="bold" style:font-size-complex="12pt" style:font-weight-complex="bold"/>
    </style:style>
    <style:style style:name="P113" style:family="paragraph" style:parent-style-name="Standard" style:list-style-name="L22">
      <style:paragraph-properties fo:margin-left="0.4925in" fo:margin-right="0in" fo:text-align="start" style:justify-single-word="false" fo:text-indent="-0.25in" style:auto-text-indent="false"/>
      <style:text-properties fo:font-size="13pt" fo:font-weight="bold" style:font-size-asian="13pt" style:font-weight-asian="bold" style:font-size-complex="13pt" style:font-weight-complex="bold"/>
    </style:style>
    <style:style style:name="P114" style:family="paragraph" style:parent-style-name="Standard" style:list-style-name="L24">
      <style:paragraph-properties fo:margin-left="0.4925in" fo:margin-right="0in" fo:text-indent="-0.25in" style:auto-text-indent="false"/>
      <style:text-properties fo:font-size="13pt" fo:font-weight="bold" style:font-size-asian="13pt" style:font-weight-asian="bold" style:font-size-complex="13pt" style:font-weight-complex="bold"/>
    </style:style>
    <style:style style:name="P115" style:family="paragraph" style:parent-style-name="Standard" style:list-style-name="L17">
      <style:paragraph-properties fo:background-color="transparent">
        <style:background-image/>
      </style:paragraph-properties>
    </style:style>
    <style:style style:name="P116" style:family="paragraph" style:parent-style-name="Standard">
      <style:paragraph-properties fo:background-color="#e6e6e6">
        <style:background-image/>
      </style:paragraph-properties>
      <style:text-properties officeooo:paragraph-rsid="002c867b" fo:background-color="transparent"/>
    </style:style>
    <style:style style:name="T1" style:family="text">
      <style:text-properties fo:font-variant="normal" fo:text-transform="none" fo:color="#444444" style:font-name="Nimbus Roman No9 L" fo:font-size="18pt" fo:letter-spacing="normal" fo:font-style="normal" fo:font-weight="bold" style:font-size-asian="18pt" style:font-weight-asian="bold" style:font-size-complex="18pt" style:font-weight-complex="bold"/>
    </style:style>
    <style:style style:name="T2" style:family="text">
      <style:text-properties fo:font-variant="normal" fo:text-transform="none" fo:color="#555555" style:font-name="Nimbus Roman No9 L"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555555" style:font-name="Nimbus Roman No9 L" fo:font-size="12pt" fo:letter-spacing="normal" fo:font-style="normal"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b80047" style:font-name="Nimbus Roman No9 L" fo:font-size="12pt" fo:letter-spacing="normal" fo:font-weight="bold" style:font-size-asian="12pt" style:font-weight-asian="bold" style:font-size-complex="12pt" style:font-weight-complex="bold"/>
    </style:style>
    <style:style style:name="T6" style:family="text">
      <style:text-properties fo:font-variant="normal" fo:text-transform="none" fo:color="#b80047" style:font-name="Nimbus Roman No9 L" fo:font-size="12pt" fo:letter-spacing="normal" fo:font-style="italic" fo:font-weight="bold" style:font-size-asian="12pt" style:font-style-asian="italic" style:font-weight-asian="bold" style:font-size-complex="12pt" style:font-style-complex="italic" style:font-weight-complex="bold"/>
    </style:style>
    <style:style style:name="T7" style:family="text">
      <style:text-properties fo:font-variant="normal" fo:text-transform="none" fo:color="#303030" style:font-name="Nimbus Roman No9 L" fo:font-size="18pt" fo:letter-spacing="normal" fo:font-style="normal" fo:font-weight="bold" style:font-size-asian="18pt" style:font-weight-asian="bold" style:font-size-complex="18pt" style:font-weight-complex="bold"/>
    </style:style>
    <style:style style:name="T8" style:family="text">
      <style:text-properties style:font-name="Nimbus Roman No9 L"/>
    </style:style>
    <style:style style:name="T9" style:family="text">
      <style:text-properties style:font-name="Nimbus Roman No9 L" fo:font-size="18pt" fo:font-weight="bold" style:font-size-asian="18pt" style:font-weight-asian="bold" style:font-size-complex="18pt" style:font-weight-complex="bold"/>
    </style:style>
    <style:style style:name="T10" style:family="text">
      <style:text-properties style:font-name="Nimbus Roman No9 L" fo:font-size="12pt" fo:font-weight="bold" style:font-size-asian="12pt" style:font-weight-asian="bold" style:font-size-complex="12pt" style:font-weight-complex="bold"/>
    </style:style>
    <style:style style:name="T11" style:family="text">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T12" style:family="text">
      <style:text-properties style:font-name="Nimbus Roman No9 L" fo:font-weight="bold" style:font-weight-asian="bold" style:font-weight-complex="bold"/>
    </style:style>
    <style:style style:name="T13" style:family="text">
      <style:text-properties style:font-name="Nimbus Roman No9 L" fo:font-weight="bold" officeooo:rsid="0023973e" style:font-weight-asian="bold" style:font-weight-complex="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ize="12pt" style:font-size-asian="12pt" style:font-size-complex="12pt"/>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normal" officeooo:rsid="001e144d" style:font-size-asian="12pt" style:font-weight-asian="normal" style:font-size-complex="12pt" style:font-weight-complex="normal"/>
    </style:style>
    <style:style style:name="T19" style:family="text">
      <style:text-properties fo:font-size="12pt" fo:font-weight="normal" fo:background-color="transparent" style:font-size-asian="12pt" style:font-weight-asian="normal" style:font-size-complex="12pt" style:font-weight-complex="normal"/>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bold" fo:background-color="transparent" style:font-size-asian="12pt" style:font-weight-asian="bold" style:font-size-complex="12pt" style:font-weight-complex="bold"/>
    </style:style>
    <style:style style:name="T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4" style:family="text">
      <style:text-properties fo:font-size="12pt" fo:font-style="italic" fo:font-weight="bold" style:font-size-asian="10.5pt" style:font-style-asian="italic" style:font-weight-asian="bold" style:font-size-complex="12pt" style:font-style-complex="italic" style:font-weight-complex="bold"/>
    </style:style>
    <style:style style:name="T25" style:family="text">
      <style:text-properties fo:font-size="12pt" fo:font-style="italic" fo:font-weight="bold" fo:background-color="transparent" style:font-size-asian="12pt" style:font-style-asian="italic" style:font-weight-asian="bold" style:font-size-complex="12pt" style:font-style-complex="italic" style:font-weight-complex="bold"/>
    </style:style>
    <style:style style:name="T26" style:family="text">
      <style:text-properties fo:font-size="12pt" fo:font-style="italic" fo:font-weight="bold" style:font-size-asian="12pt" style:font-style-asian="italic" style:font-weight-asian="bold" style:font-size-complex="12pt" style:font-style-complex="italic" style:font-weight-complex="bold"/>
    </style:style>
    <style:style style:name="T2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fo:font-size="12pt" fo:font-style="normal" fo:font-weight="bold" style:font-size-asian="10.5pt" style:font-style-asian="normal" style:font-weight-asian="bold" style:font-size-complex="12pt" style:font-style-complex="normal" style:font-weight-complex="bold"/>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italic"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color="#b80047" fo:font-style="italic" fo:font-weight="bold" style:font-style-asian="italic" style:font-weight-asian="bold" style:font-style-complex="italic" style:font-weight-complex="bold"/>
    </style:style>
    <style:style style:name="T37" style:family="text">
      <style:text-properties fo:color="#b80047" fo:font-size="12pt" fo:font-style="italic" fo:font-weight="bold" style:font-size-asian="10.5pt" style:font-style-asian="italic" style:font-weight-asian="bold" style:font-size-complex="12pt" style:font-style-complex="italic" style:font-weight-complex="bold"/>
    </style:style>
    <style:style style:name="T38" style:family="text">
      <style:text-properties fo:color="#b80047" fo:font-style="normal" fo:font-weight="normal" style:font-style-asian="normal" style:font-weight-asian="normal" style:font-style-complex="normal" style:font-weight-complex="normal"/>
    </style:style>
    <style:style style:name="T39" style:family="text">
      <style:text-properties fo:font-size="14pt" style:font-size-asian="14pt" style:font-size-complex="14pt"/>
    </style:style>
    <style:style style:name="T40" style:family="text">
      <style:text-properties fo:font-size="14pt" fo:font-weight="bold" style:font-size-asian="14pt" style:font-weight-asian="bold" style:font-size-complex="14pt" style:font-weight-complex="bold"/>
    </style:style>
    <style:style style:name="T41" style:family="text">
      <style:text-properties fo:background-color="transparent"/>
    </style:style>
    <style:style style:name="T42" style:family="text">
      <style:text-properties fo:font-size="13pt" fo:font-style="normal" fo:font-weight="bold" style:font-size-asian="13pt" style:font-style-asian="normal" style:font-weight-asian="bold" style:font-size-complex="13pt" style:font-style-complex="normal" style:font-weight-complex="bold"/>
    </style:style>
    <style:style style:name="T43" style:family="text">
      <style:text-properties fo:font-size="13pt" fo:font-style="normal" fo:font-weight="normal" style:font-size-asian="13pt" style:font-style-asian="normal" style:font-weight-asian="normal" style:font-size-complex="13pt" style:font-style-complex="normal" style:font-weight-complex="normal"/>
    </style:style>
    <style:style style:name="T44" style:family="text">
      <style:text-properties fo:font-size="13pt" fo:font-weight="bold" style:font-size-asian="13pt" style:font-weight-asian="bold" style:font-size-complex="13pt" style:font-weight-complex="bold"/>
    </style:style>
    <style:style style:name="T45" style:family="text">
      <style:text-properties fo:font-size="15pt" fo:font-style="normal" fo:font-weight="bold" style:font-size-asian="15pt" style:font-style-asian="normal" style:font-weight-asian="bold" style:font-size-complex="15pt" style:font-style-complex="normal" style:font-weight-complex="bold"/>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fo:font-size="16pt" style:font-size-asian="16pt" style:font-size-complex="16pt"/>
    </style:style>
    <style:style style:name="T48" style:family="text">
      <style:text-properties fo:font-size="11pt" fo:font-weight="normal" style:font-size-asian="11pt" style:font-weight-asian="normal" style:font-size-complex="11pt" style:font-weight-complex="normal"/>
    </style:style>
    <style:style style:name="T49" style:family="text">
      <style:text-properties officeooo:rsid="00180077"/>
    </style:style>
    <style:style style:name="T50" style:family="text">
      <style:text-properties officeooo:rsid="0019dd22"/>
    </style:style>
    <style:style style:name="T51" style:family="text">
      <style:text-properties officeooo:rsid="001cf186"/>
    </style:style>
    <style:style style:name="T52" style:family="text">
      <style:text-properties officeooo:rsid="001e144d"/>
    </style:style>
    <style:style style:name="T53" style:family="text">
      <style:text-properties officeooo:rsid="001e6c55"/>
    </style:style>
    <style:style style:name="T54" style:family="text">
      <style:text-properties officeooo:rsid="0026585f"/>
    </style:style>
    <style:style style:name="T55" style:family="text">
      <style:text-properties officeooo:rsid="002c867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text:span text:style-name="T9">Разширено ръководство за инсталиране, конфигуриране и използване на </text:span><text:span text:style-name="T7">IMSLU</text:span><text:span text:style-name="T9"> (</text:span><text:span text:style-name="T7">Internet Management System for LAN Users</text:span><text:span text:style-name="T9">) - “Система за управление на интернета за потребители в локална мрежа” в </text:span><text:span text:style-name="Emphasis"><text:span text:style-name="T1">Debian</text:span></text:span><text:span text:style-name="T1">/GNU </text:span><text:span text:style-name="T9">линукс</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
      <text:p text:style-name="P7">Август 2013</text:p>
      <text:p text:style-name="P1"/>
      <text:p text:style-name="P1"/>
      <text:p text:style-name="P1"/>
      <text:p text:style-name="P1"/>
      <text:p text:style-name="P1"><text:soft-page-break/></text:p>
      <text:p text:style-name="P1"/>
      <text:p text:style-name="P1"/>
      <text:p text:style-name="P1"/>
      <text:p text:style-name="P9"/>
      <text:p text:style-name="P9">Авторски права</text:p>
      <text:p text:style-name="P9"/>
      <text:p text:style-name="P9">Авторско право © Фахри Хасан</text:p>
      <text:p text:style-name="P11">fahri_hasan@hotmail.com</text:p>
      <text:p text:style-name="P10"/>
      <text:p text:style-name="P10"/>
      <text:p text:style-name="P2"><text:span text:style-name="T10">Предоставя се разрешение за копиране, разпространение и/или промяна на този документ, съгласно условията на „Лиценза за свободна документация на GNU“ (GNU Free Documentation License - GFDL), версия 1.3 или всяка следваща версия, издадена от Фондация за свободен софтуер; без „Непроменливи раздели“, „Текстове на предната корица“, както и „Текстове на задната корица“. Копие на лиценза може да бъде намерено в “doc/FDL.txt” или на </text:span><text:a xlink:type="simple" xlink:href="http://www.gnu.org/licenses/fdl.html"><text:span text:style-name="T11">http://www.gnu.org/licenses/fdl.html</text:span></text:a><text:span text:style-name="T11"> </text:span><text:span text:style-name="T10">.</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text:soft-page-break/>Авторско право © Разработчици на IMSLU </text:p>
      <text:p text:style-name="P14"/>
      <text:p text:style-name="P14">Съдържание</text:p>
      <text:p text:style-name="P14"/>
      <text:p text:style-name="P14"><text:tab/>1. Въведение</text:p>
      <text:list xml:id="list6621267405158627744" text:style-name="L1">
        <text:list-item>
          <text:list>
            <text:list-item>
              <text:p text:style-name="P70"><text:s/>Относно <text:s/>IMSLU</text:p>
            </text:list-item>
            <text:list-item>
              <text:p text:style-name="P70"><text:s/>IMSLU Разработчици</text:p>
              <text:p text:style-name="P70">1.2.1 Други</text:p>
            </text:list-item>
            <text:list-item>
              <text:p text:style-name="P70"><text:s/>Юридическа информация</text:p>
            </text:list-item>
            <text:list-item>
              <text:p text:style-name="P70"><text:s/>Друга информация</text:p>
            </text:list-item>
          </text:list>
        </text:list-item>
      </text:list>
      <text:p text:style-name="P14"/>
      <text:p text:style-name="P14"><text:tab/>2. <text:s/>Инсталиране и конфигуриране</text:p>
      <text:list xml:id="list7036037358930655986" text:style-name="L2">
        <text:list-item>
          <text:list>
            <text:list-item>
              <text:p text:style-name="P99">Изисквания</text:p>
            </text:list-item>
            <text:list-item>
              <text:p text:style-name="P99"><text:span text:style-name="T39">Изтегляне</text:span> и инсталиране</text:p>
            </text:list-item>
            <text:list-item>
              <text:p text:style-name="P99">База данни</text:p>
            </text:list-item>
            <text:list-item>
              <text:p text:style-name="P99">Apache2 и PHP5</text:p>
            </text:list-item>
            <text:list-item>
              <text:p text:style-name="P99">Системни настройки</text:p>
            </text:list-item>
            <text:list-item>
              <text:p text:style-name="P99"><text:s/>bind9</text:p>
            </text:list-item>
            <text:list-item>
              <text:p text:style-name="P99">Roaring Penguin PPPoE сървър</text:p>
            </text:list-item>
            <text:list-item>
              <text:p text:style-name="P99">Freeradius сървър</text:p>
            </text:list-item>
            <text:list-item>
              <text:p text:style-name="P99">Freeradius клиент</text:p>
              <text:p text:style-name="P105"/>
              <text:p text:style-name="P109">3. Скриптове</text:p>
            </text:list-item>
          </text:list>
        </text:list-item>
      </text:list>
      <text:p text:style-name="Standard"/>
      <text:p text:style-name="P33">4. <text:s/>Потребителски интерфейс</text:p>
      <text:p text:style-name="P66"><text:span text:style-name="T54">4</text:span>.1 Вход</text:p>
      <text:p text:style-name="P66"><text:span text:style-name="T54">4</text:span>.2</text:p>
      <text:p text:style-name="P66"/>
      <text:p text:style-name="P50"/>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1. Въведение</text:p>
      <text:p text:style-name="Standard"/>
      <text:p text:style-name="P24"><text:tab/><text:span text:style-name="T14">1.1 <text:s/>Относно IMSLU</text:span></text:p>
      <text:p text:style-name="Standard"/>
      <text:p text:style-name="Standard"><text:tab/>IMSLU (Internet Management System for LAN Users) - “Система за управление на интернета за потребители в локална мрежа” е съвкупност от PHP базиран уеб интерфейс, който записва информация в база данни и стартира скриптове, програми и скриптове, които работят директно с база данни. <text:s/>IMSLU синхронизира тази сложна дейност и предоставя улеснено администриране на интернет потребителите.</text:p>
      <text:p text:style-name="Standard"><text:tab/>С тази ситема могат да се администрират потребители, които имат достъп до интернет чрез въведени статични IP адреси или PPPoE сесии, да се ограничава скоростта им и автоматично <text:s/>да се спира предоставената услуга след изтичане на определена дата.</text:p>
      <text:p text:style-name="Standard"><text:tab/>Целта на тази ситема е да подготви солидна основа, която да се променя лесно в зависимост от конкретните нужди. От тази гледна точка е грешно да се приеме, че IMSLU е универсална и завършена система. Важно е да разберете, че дори и най-авоматизираната система не може да замени опитен администратор. В нея са разгледани само минимални ценарии, необходими, за да функционира и е оставена доста работа за администраторите, които трябва да оформят системата според нуждите си.</text:p>
      <text:p text:style-name="Standard"><text:tab/>Този документ е практическо ръководство за потребители, които искат да научат повече за администриране на мрежи чрез линукс. Ще бъдат разгледани различни идеи за осъществяването на тази цел и свеки ще открие нещо полезно, което може да използва за разработване на собствен проект или да помогне с усъвшенстването на тази система.</text:p>
      <text:p text:style-name="Standard"/>
      <text:p text:style-name="Standard"><text:tab/><text:span text:style-name="T44">1.2 <text:s/>IMSLUL Разработчици</text:span></text:p>
      <text:p text:style-name="Standard"/>
      <text:list xml:id="list3647028543565796749" text:style-name="L3">
        <text:list-item>
          <text:p text:style-name="P71">PHP код:</text:p>
        </text:list-item>
      </text:list>
      <text:p text:style-name="Standard"><text:tab/><text:tab/>Фахри Хасан - fahri_hasan@hotmail.com</text:p>
      <text:p text:style-name="Standard"/>
      <text:list xml:id="list210931951040301" text:continue-numbering="true" text:style-name="L3">
        <text:list-item>
          <text:p text:style-name="P71">Python код:</text:p>
        </text:list-item>
      </text:list>
      <text:p text:style-name="Standard"><text:tab/><text:tab/>Фахри Хасан</text:p>
      <text:p text:style-name="Standard"/>
      <text:list xml:id="list210932581452902" text:continue-numbering="true" text:style-name="L3">
        <text:list-item>
          <text:p text:style-name="P71">Дизайн:</text:p>
        </text:list-item>
      </text:list>
      <text:p text:style-name="Standard"><text:tab/><text:tab/>Фахри Хасан</text:p>
      <text:p text:style-name="Standard"/>
      <text:list xml:id="list210932070353719" text:continue-numbering="true" text:style-name="L3">
        <text:list-item>
          <text:p text:style-name="P71"><text:soft-page-break/>HTML, JavaScript, CSS:</text:p>
        </text:list-item>
      </text:list>
      <text:p text:style-name="Standard"><text:tab/><text:tab/>Фахри Хасан</text:p>
      <text:p text:style-name="Standard"/>
      <text:list xml:id="list210932269961677" text:continue-numbering="true" text:style-name="L3">
        <text:list-item>
          <text:p text:style-name="P71">Изображения:</text:p>
        </text:list-item>
      </text:list>
      <text:p text:style-name="Standard"/>
      <text:p text:style-name="Standard"/>
      <text:list xml:id="list210931959274097" text:continue-numbering="true" text:style-name="L3">
        <text:list-item>
          <text:p text:style-name="P71"><text:s/>Документация:</text:p>
        </text:list-item>
      </text:list>
      <text:p text:style-name="Standard"><text:tab/><text:tab/>Фахри Хасан</text:p>
      <text:p text:style-name="Standard"/>
      <text:list xml:id="list210932126228977" text:continue-numbering="true" text:style-name="L3">
        <text:list-item>
          <text:p text:style-name="P71">Бета тестване:</text:p>
          <text:p text:style-name="P78">Веселин Александров</text:p>
        </text:list-item>
      </text:list>
      <text:p text:style-name="Standard"><text:tab/><text:tab/>Фахри Хасан</text:p>
      <text:p text:style-name="Standard"/>
      <text:list xml:id="list210932086559768" text:continue-numbering="true" text:style-name="L3">
        <text:list-item>
          <text:p text:style-name="P71"><text:a xlink:type="simple" xlink:href="http://www.linux-bg.org/forum/index.php?topic=45276">http://www.linux-bg.org/</text:a>:</text:p>
          <text:p text:style-name="P78">Naka</text:p>
        </text:list-item>
      </text:list>
      <text:p text:style-name="Standard"><text:tab/><text:tab/>gat3way</text:p>
      <text:p text:style-name="Standard"><text:tab/><text:tab/>edmon</text:p>
      <text:p text:style-name="Standard"/>
      <text:p text:style-name="P62"><text:span text:style-name="T14"><text:s text:c="4"/>Бележка:</text:span> Целта на този раздел, не е в него да фигурира само моето име, а името на всеки, който е дал своя принос за развитието на системата. Надявам се в скоро време да се намерят много разработчици. </text:p>
      <text:p text:style-name="Standard"/>
      <text:p text:style-name="Standard"><text:tab/><text:span text:style-name="T44">1.2.1 Други</text:span></text:p>
      <text:p text:style-name="Standard"/>
      <text:p text:style-name="Standard">IMSLU използва елементи на друг софтуер:</text:p>
      <text:p text:style-name="P15"><text:span text:style-name="T4"><text:tab/></text:span><text:a xlink:type="simple" xlink:href="http://www.zabbix.com/">http://www.zabbix.com/</text:a></text:p>
      <text:p text:style-name="P15"><text:span text:style-name="T4"><text:tab/></text:span><text:a xlink:type="simple" xlink:href="http://www.zabbix.com/rn2.0.4.php">http://www.zabbix.com/rn2.0.4.php</text:a></text:p>
      <text:p text:style-name="P15"><text:span text:style-name="T4"><text:tab/></text:span><text:a xlink:type="simple" xlink:href="http://www.wikihow.com/Create-a-Secure-Login-Script-in-PHP-and-MySQL">How to Create a Secure Login Script in PHP and MySQL</text:a></text:p>
      <text:p text:style-name="P15"><text:span text:style-name="T4"><text:tab/></text:span><text:a xlink:type="simple" xlink:href="http://www.wikihow.com/Create-a-Secure-Session-Managment-System-in-PHP-and-MySQL">How to Create a Secure Session Managment System in PHP and MySQL</text:a></text:p>
      <text:p text:style-name="P15"><text:span text:style-name="T4"><text:tab/></text:span><text:a xlink:type="simple" xlink:href="http://pajhome.org.uk/crypt/md5/sha512.html">Implementation in javascript of the hashing algorithm sha512 - BSD License</text:a></text:p>
      <text:p text:style-name="P4"/>
      <text:p text:style-name="P4">Използвани сатии и ръководства:</text:p>
      <text:p text:style-name="P15"><text:span text:style-name="T4"><text:tab/></text:span><text:a xlink:type="simple" xlink:href="http://habrahabr.ru/post/111399/">Настройка PPPoE с шейпингом трафика для небольшой сети</text:a></text:p>
      <text:p text:style-name="P15"><text:span text:style-name="T4"><text:tab/></text:span><text:a xlink:type="simple" xlink:href="http://www.lartc.org/lartc.html">Linux Advanced Routing &amp; Traffic Control HOWTO</text:a></text:p>
      <text:p text:style-name="P15"><text:span text:style-name="T4"><text:tab/></text:span><text:a xlink:type="simple" xlink:href="http://myfreesoft.net/phpBB2/viewtopic.php?t=751">Верижна дисциплина HTB</text:a></text:p>
      <text:p text:style-name="P15"><text:span text:style-name="T4"><text:tab/></text:span><text:a xlink:type="simple" xlink:href="http://www.linux-bg.org/cgi-bin/y/index.pl?page=article&amp;id=advices&amp;key=364103812">Разпределяне на трафик от два интернет доставчика </text:a></text:p>
      <text:p text:style-name="P15"><text:span text:style-name="T4"><text:tab/></text:span><text:a xlink:type="simple" xlink:href="http://www.linux-bg.org/cgi-bin/y/index.pl?page=article&amp;id=advices&amp;key=386924398">Използване на IPSET, IPTABLES и IPMARK</text:a></text:p>
      <text:p text:style-name="P15"><text:span text:style-name="T4"><text:tab/></text:span><text:a xlink:type="simple" xlink:href="http://itservice-bg.net/?p=1122">Debian advanced router for ISP – firewall, traffic shaping, smp_affinity, taskset, sysctl and more</text:a></text:p>
      <text:p text:style-name="P15"><text:tab/><text:a xlink:type="simple" xlink:href="http://linuxsnippets.net/ru/node/268">Установка модуля IPMARK для iptables в Debian Squeeze и shaper tc без нагрузки на процессор</text:a></text:p>
      <text:p text:style-name="P4"/>
      <text:list xml:id="list999473657433171350" text:style-name="L4">
        <text:list-item>
          <text:list>
            <text:list-item>
              <text:p text:style-name="P80"><text:s/>Юридическа информация</text:p>
            </text:list-item>
          </text:list>
        </text:list-item>
      </text:list>
      <text:p text:style-name="P5"/>
      <text:p text:style-name="P8"><text:soft-page-break/>Авторско право ©<text:span text:style-name="T16"> <text:s/>IMSLU Разработчици</text:span></text:p>
      <text:p text:style-name="P4"/>
      <text:p text:style-name="P4">This program is free software; you can redistribute it and/or modify</text:p>
      <text:p text:style-name="P4">it under the terms of the GNU General Public License as published by</text:p>
      <text:p text:style-name="P4">the Free Software Foundation; either version 2 of the License, or</text:p>
      <text:p text:style-name="P4">(at your option) any later version.</text:p>
      <text:p text:style-name="P4"/>
      <text:p text:style-name="P4">This program is distributed in the hope that it will be useful,</text:p>
      <text:p text:style-name="P4">but WITHOUT ANY WARRANTY; without even the implied warranty of</text:p>
      <text:p text:style-name="P4">MERCHANTABILITY or FITNESS FOR A PARTICULAR PURPOSE. <text:s/>See the</text:p>
      <text:p text:style-name="P4">GNU General Public License for more details.</text:p>
      <text:p text:style-name="P4"><text:s/></text:p>
      <text:p text:style-name="P4">You should have received a copy of the GNU General Public License</text:p>
      <text:p text:style-name="P4">along with this program; if not, write to the Free Software</text:p>
      <text:p text:style-name="P4">Foundation, Inc., 51 Franklin Street, Fifth Floor, Boston, MA <text:s/>02110-1301, USA.</text:p>
      <text:p text:style-name="P4"/>
      <text:p text:style-name="P15"><text:span text:style-name="T4">Копие от лиценза може да намерите в “doc/GPL-2.0.txt” или на:</text:span><text:span text:style-name="T2"> </text:span><text:a xlink:type="simple" xlink:href="http://www.gnu.org/licenses/old-licenses/gpl-2.0.html"><text:span text:style-name="T16">http://www.gnu.org/licenses/old-licenses/gpl-2.0.html</text:span></text:a></text:p>
      <text:p text:style-name="P19"/>
      <text:p text:style-name="P19"/>
      <text:p text:style-name="P19"/>
      <text:list xml:id="list331216960434773668" text:style-name="L5">
        <text:list-item>
          <text:list>
            <text:list-item>
              <text:p text:style-name="P81"><text:s/>Друга информация</text:p>
            </text:list-item>
          </text:list>
        </text:list-item>
      </text:list>
      <text:p text:style-name="P22"/>
      <text:p text:style-name="P22"><text:tab/>Поради бавното развитие на системата се наложи да бъде пусната за пубично достояние, преди да е завършена цялата и фукционалност. </text:p>
      <text:p text:style-name="P22"/>
      <text:p text:style-name="P22"/>
      <text:p text:style-name="P23">2. <text:s/>Инсталиране и конфигуриране</text:p>
      <text:p text:style-name="P21"/>
      <text:list xml:id="list3735612401176056512" text:style-name="L6">
        <text:list-item>
          <text:list>
            <text:list-item>
              <text:p text:style-name="P110">Изисквания</text:p>
            </text:list-item>
          </text:list>
        </text:list-item>
      </text:list>
      <text:p text:style-name="P28"/>
      <text:p text:style-name="P60"><text:span text:style-name="T20"><text:tab/>* ОС</text:span><text:span text:style-name="T17"> – Линукс, за сега е напълно съвместим с Debian Wheezy</text:span></text:p>
      <text:list xml:id="list5094052754486911262" text:style-name="L7">
        <text:list-item>
          <text:p text:style-name="P82"><text:a xlink:type="simple" xlink:href="http://www.debian.org/"><text:span text:style-name="T17">http://www.debian.org/</text:span></text:a></text:p>
        </text:list-item>
      </text:list>
      <text:p text:style-name="P45"><text:tab/><text:tab/></text:p>
      <text:p text:style-name="P45"><text:tab/><text:span text:style-name="T14">* Apache2</text:span></text:p>
      <text:list xml:id="list6838831639607487450" text:style-name="L8">
        <text:list-item>
          <text:p text:style-name="P83"><text:a xlink:type="simple" xlink:href="http://www.apache.org/"><text:span text:style-name="T17">http://www.apache.org/</text:span></text:a></text:p>
        </text:list-item>
      </text:list>
      <text:p text:style-name="P45"><text:tab/><text:tab/></text:p>
      <text:p text:style-name="P48"><text:tab/><text:span text:style-name="T14">*</text:span> <text:span text:style-name="T14">PHP</text:span> &gt;= 5.4</text:p>
      <text:list xml:id="list9116271979612027033" text:style-name="L9">
        <text:list-item>
          <text:p text:style-name="P100"><text:a xlink:type="simple" xlink:href="http://php.net/"><text:span text:style-name="T17">http://php.net/</text:span></text:a></text:p>
        </text:list-item>
      </text:list>
      <text:p text:style-name="P45"><text:tab/><text:tab/></text:p>
      <text:p text:style-name="P45"><text:tab/><text:span text:style-name="T14">* Сървър за база данни</text:span> - по време на разработването се използваше MariaDB</text:p>
      <text:list xml:id="list9124198282588113521" text:style-name="L10">
        <text:list-item>
          <text:p text:style-name="P101"><text:a xlink:type="simple" xlink:href="https://mariadb.org/"><text:span text:style-name="T17">https://mariadb.org/</text:span></text:a></text:p>
        </text:list-item>
      </text:list>
      <text:p text:style-name="P45"/>
      <text:p text:style-name="P45"><text:soft-page-break/><text:tab/><text:span text:style-name="T14">* Freeradius</text:span></text:p>
      <text:list xml:id="list7634322781192610546" text:style-name="L11">
        <text:list-item>
          <text:p text:style-name="P84"><text:a xlink:type="simple" xlink:href="http://freeradius.org/"><text:span text:style-name="T17">http://freeradius.org/</text:span></text:a></text:p>
        </text:list-item>
      </text:list>
      <text:p text:style-name="P45"/>
      <text:p text:style-name="P45"><text:tab/><text:span text:style-name="T14">*</text:span> <text:span text:style-name="T14">Roaring Penguin PPPoE server</text:span></text:p>
      <text:list xml:id="list977228788853713570" text:style-name="L12">
        <text:list-item>
          <text:p text:style-name="P102"><text:a xlink:type="simple" xlink:href="http://www.roaringpenguin.com/products/pppoe"><text:span text:style-name="T17">http://www.roaringpenguin.com/products/pppoe</text:span></text:a></text:p>
        </text:list-item>
      </text:list>
      <text:p text:style-name="P45"><text:tab/></text:p>
      <text:p text:style-name="P45"><text:tab/><text:span text:style-name="T14">*</text:span> <text:span text:style-name="T14">Point-to-Point Protocol (PPP) - daemon</text:span></text:p>
      <text:list xml:id="list7725777591519329061" text:style-name="L13">
        <text:list-item>
          <text:p text:style-name="P103"><text:a xlink:type="simple" xlink:href="http://ppp.samba.org/"><text:span text:style-name="T17">http://ppp.samba.org/</text:span></text:a></text:p>
        </text:list-item>
      </text:list>
      <text:p text:style-name="P45"><text:tab/><text:tab/></text:p>
      <text:p text:style-name="P45"><text:tab/><text:span text:style-name="T14">* Python</text:span></text:p>
      <text:p text:style-name="P45"/>
      <text:p text:style-name="P45"><text:tab/><text:span text:style-name="T14">* Препоръчителни</text:span></text:p>
      <text:p text:style-name="P37"/>
      <text:p text:style-name="P37"><text:tab/>* Debian Wheezy - минимална инсталация на базова система</text:p>
      <text:list xml:id="list701337116369270080" text:style-name="L14">
        <text:list-item>
          <text:p text:style-name="P104"><text:a xlink:type="simple" xlink:href="http://www.debian.org/doc/books"><text:span text:style-name="T20">Debian Books</text:span></text:a></text:p>
        </text:list-item>
        <text:list-item>
          <text:p text:style-name="P104"><text:a xlink:type="simple" xlink:href="http://www.wingfoss.com/content/install-debian6-squeeze">Perfect Guide: Install Debian 6 64-bit</text:a></text:p>
        </text:list-item>
      </text:list>
      <text:p text:style-name="P32"/>
      <text:list xml:id="list977141189071501385" text:style-name="L15">
        <text:list-item>
          <text:list>
            <text:list-item>
              <text:p text:style-name="P111"><text:s/>Изтегляне и инсталиране</text:p>
            </text:list-item>
          </text:list>
        </text:list-item>
      </text:list>
      <text:p text:style-name="P45"/>
      <text:p text:style-name="P49"><text:span text:style-name="T18">Може да изтеглите системата от уеб адрес: </text:span><text:a xlink:type="simple" xlink:href="https://sourceforge.net/projects/imslu/" office:name="https://sourceforge.net/projects/imslu/"><text:span text:style-name="T18">https://sourceforge.net/projects/imslu/</text:span></text:a></text:p>
      <text:p text:style-name="P42"><text:tab/>tar -zxvf <text:span text:style-name="T52">imslu_0.1-alpha.tar.gz</text:span></text:p>
      <text:p text:style-name="P44"/>
      <text:p text:style-name="P30">ИЛИ </text:p>
      <text:p text:style-name="P31">Последна версия на разработчиците.</text:p>
      <text:p text:style-name="P69"><text:span text:style-name="T12"><text:tab/>git clone </text:span><text:span text:style-name="T13">https://github.com/mysticall/imslu.git</text:span></text:p>
      <text:p text:style-name="P29">cd <text:s/><text:span text:style-name="T8">imslu</text:span></text:p>
      <text:p text:style-name="P28"/>
      <text:p text:style-name="P45">За по-добра отчетност, ще създадем няколко директории и ще копираме системата в тях.</text:p>
      <text:list xml:id="list8116052009466616935" text:style-name="L16">
        <text:list-item>
          <text:p text:style-name="P85"><text:span text:style-name="T20">mkdir /usr/share/imslu</text:span><text:span text:style-name="T17"> - Създаваме директория за PHP уеб интерфейса.</text:span></text:p>
        </text:list-item>
        <text:list-item>
          <text:p text:style-name="P85"><text:span text:style-name="T20">cp -r PHP/* /usr/share/imslu</text:span><text:span text:style-name="T17"> – Преместваме уеб интерфейса.</text:span></text:p>
        </text:list-item>
        <text:list-item>
          <text:p text:style-name="P79"><text:span text:style-name="T14">mkdir /etc/</text:span><text:span text:style-name="T20">imslu</text:span> - Създаваме главна директория, която ще съдържа конфигурационните файлове и ядрото.</text:p>
        </text:list-item>
        <text:list-item>
          <text:p text:style-name="P72">cp -r conf/debian/* /etc/<text:span text:style-name="T16">imslu</text:span>/ <text:span text:style-name="T15">- Копираме всички файлове в главната директория.</text:span></text:p>
        </text:list-item>
        <text:list-item>
          <text:p text:style-name="P77">chmod +x /etc/imslu/scripts/*<text:span text:style-name="T15"> - Променя режима на скриптовете, за да са изпълними.</text:span></text:p>
        </text:list-item>
        <text:list-item>
          <text:p text:style-name="P86"><text:span text:style-name="T14">mkdir /etc/imslu/backup </text:span><text:span text:style-name="T15"><text:s/>- В тази директория ще се намират</text:span> резервните копия на базата данни. Ако искате да използвате друга директория, променете “ SQL_BACKUP_DIR = "/etc/imslu/backup/" ” в “/etc/imslu/scripts/config.py”.</text:p>
        </text:list-item>
        <text:list-item>
          <text:p text:style-name="P72">chown www-data:www-data /etc/imslu/backup</text:p>
        </text:list-item>
        <text:list-item>
          <text:p text:style-name="P72"><text:span text:style-name="T16">mkdir /var/log/imslu</text:span><text:span text:style-name="T17"> – Създаваме директорията, в която програмата ще води подробни дневници (log dir).</text:span></text:p>
        </text:list-item>
        <text:list-item>
          <text:p text:style-name="P87">cp <text:span text:style-name="T50">conf/</text:span>cron/imslu /etc/cron.d/ <text:span text:style-name="T15">- Този файл, ще се стартира автоматично от cron всяка сутрин в 00:01 часа. Първо проверява за потребители, които не се изключват и ако намери добавя автоматични задължения. След което проверява за потребители с изтекла дата за </text:span><text:soft-page-break/><text:span text:style-name="T15">предоставената услуга. Прави архив на най-важните таблици от базата данни.</text:span></text:p>
        </text:list-item>
      </text:list>
      <text:p text:style-name="P32"/>
      <text:p text:style-name="P32">2.3 База данни</text:p>
      <text:p text:style-name="P28"/>
      <text:p text:style-name="Standard"><text:span text:style-name="T17"><text:tab/></text:span>База данни заема централно място и е най-важния елемент от “Система за управление на интернета за потребители в локална мрежа”. В база данни се записва и съхранява информация за потребители, плащания, срокове за преплатена услуга, информация за оператори и друга информация. След което тази информация се използва от Freeradius и скриптовете, които правят работоспособна системата. Без база данни нищо няма да работи.</text:p>
      <text:p text:style-name="P48"><text:span text:style-name="T20"><text:tab/></text:span><text:span text:style-name="T17">В процес на разработване на системата за база данни сървър се изполваше MariaDB - </text:span><text:a xlink:type="simple" xlink:href="https://mariadb.org/"><text:span text:style-name="T15">https://mariadb.org/</text:span></text:a><text:span text:style-name="T15"> и тук ще разгледаме как да инсталираме този сървър. Това да не притеснява тези, които искат да използват MySQL, понеже MariaDB е заместител на MySQL. Ако искате да използвате друг база данни сървър, ще трябва да донапишите системата, но добрата нивина е, че връзките към база данни сървъра са писана на </text:span><text:a xlink:type="simple" xlink:href="http://bg2.php.net/manual/bg/book.pdo.php"><text:span text:style-name="T15">PDO</text:span></text:a><text:span text:style-name="T15">. Предполага се, че с минимални промени по кода, може да се добави поддръжка и за други база данни.</text:span></text:p>
      <text:p text:style-name="P52"/>
      <text:p text:style-name="P51">Всички команди в това ръководство, ще се изпълняват с права на root!</text:p>
      <text:p text:style-name="P51"/>
      <text:p text:style-name="P52">Създаваме файла “<text:span text:style-name="T14">MariaDB.list</text:span>” и добавяме следното съдържание:</text:p>
      <text:p text:style-name="P52"/>
      <text:p text:style-name="P51">nano /etc/apt/sources.list.d/MariaDB.list</text:p>
      <text:p text:style-name="P64"># MariaDB 5.5 repository list</text:p>
      <text:p text:style-name="P64"># http://mariadb.org/mariadb/repositories/</text:p>
      <text:p text:style-name="P64">deb http://mirror.timeweb.ru/mariadb/repo/5.5/debian wheezy main</text:p>
      <text:p text:style-name="P64">deb-src http://mirror.timeweb.ru/mariadb/repo/5.5/debian wheezy main</text:p>
      <text:p text:style-name="P37"/>
      <text:p text:style-name="P37">gpg --keyserver keys.gnupg.net --recv-keys CBCB082A1BB943DB</text:p>
      <text:p text:style-name="P37">gpg -a --export CBCB082A1BB943DB | apt-key add -</text:p>
      <text:p text:style-name="P37"/>
      <text:p text:style-name="P37">apt-get update</text:p>
      <text:p text:style-name="P38">apt-get install mariadb-server<text:span text:style-name="T49"> libmysqlclient18=5.5.36+maria-1~wheezy</text:span></text:p>
      <text:p text:style-name="P37"/>
      <text:p text:style-name="P45">Когато актуализираме системата, тя иска да замени <text:span text:style-name="T14">libmysqlclient </text:span>на MariaDB с тази на <text:s/>MySQL, за да предотвратим това изпълняваме следната команда:</text:p>
      <text:p text:style-name="P37">echo libmysqlclient18 hold | dpkg –set-selections</text:p>
      <text:p text:style-name="P45"/>
      <text:p text:style-name="P45">Ако <text:s/>трябва да актуализирате <text:span text:style-name="T14">libmysqlclient </text:span>на MariaDB:</text:p>
      <text:p text:style-name="P37">echo libmysqlclient18 install | dpkg --set-selections</text:p>
      <text:p text:style-name="P45"/>
      <text:p text:style-name="P45">Вече имаме инсталиран база данни сървър. Създаваме база данни:</text:p>
      <text:p text:style-name="P37">mysql -uroot -p</text:p>
      <text:p text:style-name="P37">CREATE DATABASE imslu DEFAULT CHARACTER SET utf8 DEFAULT COLLATE utf8_general_ci;</text:p>
      <text:p text:style-name="P37">GRANT ALL PRIVILEGES ON imslu.* TO imslu@localhost IDENTIFIED BY <text:soft-page-break/>'imslu_password';</text:p>
      <text:p text:style-name="P37">quit;</text:p>
      <text:p text:style-name="P45"/>
      <text:p text:style-name="P45">Нека да разгледаме съдържанието на папка “<text:span text:style-name="T14">database/mysql/</text:span>”, където се намира информацията, която трябва да прелеем в новосъздадената база данни:</text:p>
      <text:p text:style-name="P45"><text:span text:style-name="T14">schema.sql</text:span> – таблици, които се използват от системата</text:p>
      <text:p text:style-name="P37">data.sql<text:span text:style-name="T15"> – информация, която позволява достъп до системата</text:span></text:p>
      <text:p text:style-name="P37">freeradius_schema.sql<text:span text:style-name="T15"> - таблици, които се използват от Freeradius</text:span></text:p>
      <text:p text:style-name="P37">freeradius_data.sql<text:span text:style-name="T15"> – информация, която Freeradius използва за изтекли потребители </text:span></text:p>
      <text:p text:style-name="P37">freeradius_example.sql<text:span text:style-name="T15"> – примерни конфигурации, които се използват от Freeradius</text:span></text:p>
      <text:p text:style-name="P37">freeradius_example_ippool.sql<text:span text:style-name="T15"> – примерна мрежа, от която Freeradius дава IP адреси на валидни клиенти</text:span></text:p>
      <text:p text:style-name="P45"/>
      <text:p text:style-name="P56"><text:s text:c="2"/>Бележка:<text:span text:style-name="T15"> Трябва да са налични и таблиците за FreeRADIUS в базата данни, даже и да не позволявате на вашите потребители, да имат достъп до интернет чрез PPPoE сесии. Причината за това е</text:span></text:p>
      <text:p text:style-name="P63"><text:s text:c="3"/><text:tab/>try { </text:p>
      <text:p text:style-name="P63"/>
      <text:p text:style-name="P63"><text:s text:c="4"/><text:tab/>}</text:p>
      <text:p text:style-name="P63"><text:s text:c="4"/><text:tab/>catch (PDOException $e) {</text:p>
      <text:p text:style-name="P63"/>
      <text:p text:style-name="P63"><text:s text:c="4"/><text:tab/>}</text:p>
      <text:p text:style-name="P61"><text:span text:style-name="T19">блока в “</text:span><text:span text:style-name="T25">include/classes/class.cpdoinstance.php</text:span><text:span text:style-name="T19">”. PHP, ще се опита да извлече информация от дадена таблица на FreeRADIUS и ако не съществува ще се спре изпълнението на кода. Ако не е включена и опцията за показване на грешки “</text:span><text:span text:style-name="T33">error_reporting(E_ALL); ini_set('display_errors', 'On');</text:span><text:span text:style-name="T19">” , ще имате само празна страница, без да знаете какво се случва.</text:span></text:p>
      <text:p text:style-name="P45"/>
      <text:p text:style-name="P62"><text:s text:c="4"/><text:span text:style-name="T14">Бележка: </text:span>Всички примери в ръковоството са от мрежите, които се намират в горните файлове.</text:p>
      <text:p text:style-name="P45"/>
      <text:p text:style-name="P45">Създаване на таблици и вмъкване на данни:</text:p>
      <text:p text:style-name="P41">mysql -D imslu -u imslu -pimslu_password &lt; <text:span text:style-name="T53">01_</text:span>schema.sql</text:p>
      <text:p text:style-name="P41">mysql -D imslu -u imslu -pimslu_password &lt; <text:span text:style-name="T53">02_</text:span>data.sql</text:p>
      <text:p text:style-name="P41">mysql -D imslu -u imslu -pimslu_password &lt; <text:span text:style-name="T53">03_</text:span>freeradius_schema.sql</text:p>
      <text:p text:style-name="P41">mysql -D imslu -u imslu -pimslu_password &lt; <text:span text:style-name="T53">04_</text:span>freeradius_data.sql</text:p>
      <text:p text:style-name="P41">mysql -D imslu -u imslu -pimslu_password &lt; <text:span text:style-name="T53">05_</text:span>freeradius_example.sql</text:p>
      <text:p text:style-name="P41">mysql -D imslu -u imslu -pimslu_password &lt; <text:span text:style-name="T53">06_</text:span>freeradius_example_ippool.sql</text:p>
      <text:p text:style-name="P45"/>
      <text:p text:style-name="P45"><text:tab/><text:span text:style-name="T40">2.4 Apache2 и PHP5</text:span></text:p>
      <text:p text:style-name="P45"/>
      <text:p text:style-name="P45">Инсталиране:</text:p>
      <text:p text:style-name="P40">apt-get install libapache2-mod-php5 php5-mysql <text:span text:style-name="T51">subversion</text:span></text:p>
      <text:p text:style-name="P45"/>
      <text:p text:style-name="P45">В Дебиан подразбиращия се събирач на боклука за PHP е заменен със скрипт. Първо трябва да се спре този скрипт:</text:p>
      <text:p text:style-name="P37"><text:soft-page-break/>nano /etc/cron.d/php5<text:span text:style-name="T15"> и само коментирате “</text:span>#<text:span text:style-name="T15">”</text:span></text:p>
      <text:p text:style-name="P45"/>
      <text:p text:style-name="P45">Старниране на PHP default garbage collection:</text:p>
      <text:p text:style-name="P37">nano /etc/php5/apache2/php.ini</text:p>
      <text:p text:style-name="P37">session.gc_probability = 1</text:p>
      <text:p text:style-name="P45"/>
      <text:p text:style-name="P46">Задаване на времева зона по подразбиране:</text:p>
      <text:p text:style-name="P39">nano /etc/php5/apache2/php.ini</text:p>
      <text:p text:style-name="P43">date.timezone = "Europe/Sofia"</text:p>
      <text:p text:style-name="P46"/>
      <text:list xml:id="list210932338038365" text:continue-numbering="true" text:style-name="L16">
        <text:list-item>
          <text:p text:style-name="P112">ln -s /etc/imslu/apache.conf /etc/apache2/conf.d/imslu.conf</text:p>
        </text:list-item>
        <text:list-item>
          <text:p text:style-name="P112">/etc/init.d/apache2 restart</text:p>
        </text:list-item>
      </text:list>
      <text:p text:style-name="P37"/>
      <text:p text:style-name="P45">Вече имаме инсталиран уеб интерфейс, който ще разгледаме по-късно.</text:p>
      <text:p text:style-name="P45"/>
      <text:p text:style-name="P32">2.5 Системни настройки</text:p>
      <text:p text:style-name="P45"/>
      <text:p text:style-name="P45"><text:tab/>Тези правила имат за цел, да оптимизират линукс за обработка на по-голям трафик и в същото време да осигурят минимална защита от определени атаки. Ако мислите да използвате IP адреси от частни мрежи за вашите потребители, разкоментирайте по-долните коментирани правила.</text:p>
      <text:p text:style-name="P45"/>
      <text:p text:style-name="P37">nano /etc/sysctl.conf</text:p>
      <text:p text:style-name="P64">kernel.pid_max = 65536</text:p>
      <text:p text:style-name="P64">kernel.randomize_va_space = 1</text:p>
      <text:p text:style-name="P64"/>
      <text:p text:style-name="P116">net.core.wmem_max = <text:span text:style-name="T55">8388608</text:span></text:p>
      <text:p text:style-name="P116">net.core.rmem_max = <text:span text:style-name="T55">8388608</text:span></text:p>
      <text:p text:style-name="P64"/>
      <text:p text:style-name="P64">net.ipv4.tcp_synack_retries = 3</text:p>
      <text:p text:style-name="P64">net.ipv4.tcp_syncookies = 1</text:p>
      <text:p text:style-name="P64">net.ipv4.tcp_max_syn_backlog = 2048</text:p>
      <text:p text:style-name="P64"/>
      <text:p text:style-name="P116">net.ipv4.tcp_wmem = 4096 87380 <text:span text:style-name="T55">8388608</text:span></text:p>
      <text:p text:style-name="P116">net.ipv4.tcp_rmem = 4096 87380 <text:span text:style-name="T55">8388608</text:span></text:p>
      <text:p text:style-name="P64"/>
      <text:p text:style-name="P64">#net.netfilter.nf_conntrack_expect_max = 4096</text:p>
      <text:p text:style-name="P64">#net.ipv4.netfilter.ip_conntrack_generic_timeout = 600</text:p>
      <text:p text:style-name="P64">#net.ipv4.netfilter.ip_conntrack_tcp_timeout_syn_sent = 5</text:p>
      <text:p text:style-name="P64">#net.ipv4.netfilter.ip_conntrack_tcp_timeout_syn_sent2 = 5</text:p>
      <text:p text:style-name="P64">#net.ipv4.netfilter.ip_conntrack_tcp_timeout_syn_recv = 5</text:p>
      <text:p text:style-name="P64">#net.ipv4.netfilter.ip_conntrack_tcp_timeout_established = 86400</text:p>
      <text:p text:style-name="P64">#net.ipv4.netfilter.ip_conntrack_tcp_timeout_fin_wait = 10</text:p>
      <text:p text:style-name="P64">#net.ipv4.netfilter.ip_conntrack_tcp_timeout_close_wait = 10</text:p>
      <text:p text:style-name="P64">#net.ipv4.netfilter.ip_conntrack_tcp_timeout_last_ack = 10</text:p>
      <text:p text:style-name="P64"><text:soft-page-break/>#net.ipv4.netfilter.ip_conntrack_tcp_timeout_time_wait = 10</text:p>
      <text:p text:style-name="P64">#net.ipv4.netfilter.ip_conntrack_tcp_timeout_close = 10</text:p>
      <text:p text:style-name="P64">#net.ipv4.netfilter.ip_conntrack_tcp_timeout_max_retrans = 300</text:p>
      <text:p text:style-name="P64">#net.ipv4.netfilter.ip_conntrack_tcp_loose = 1</text:p>
      <text:p text:style-name="P64">#net.ipv4.netfilter.ip_conntrack_tcp_be_liberal = 0</text:p>
      <text:p text:style-name="P64">#net.ipv4.netfilter.ip_conntrack_tcp_max_retrans = 3</text:p>
      <text:p text:style-name="P64">#net.ipv4.netfilter.ip_conntrack_udp_timeout = 10</text:p>
      <text:p text:style-name="P64">#net.ipv4.netfilter.ip_conntrack_udp_timeout_stream = 180</text:p>
      <text:p text:style-name="P64">#net.ipv4.netfilter.ip_conntrack_icmp_timeout = 10</text:p>
      <text:p text:style-name="P116">#net.ipv4.netfilter.ip_conntrack_max = <text:span text:style-name="T55">131072</text:span></text:p>
      <text:p text:style-name="P64"/>
      <text:p text:style-name="P64">net.ipv4.conf.all.accept_redirects = 0</text:p>
      <text:p text:style-name="P64">net.ipv4.conf.all.rp_filter = 1</text:p>
      <text:p text:style-name="P64">net.ipv4.conf.all.accept_source_route = 0</text:p>
      <text:p text:style-name="P64">net.ipv4.conf.all.log_martians = 0</text:p>
      <text:p text:style-name="P64">net.ipv4.conf.all.arp_filter = 1</text:p>
      <text:p text:style-name="P64">net.ipv4.conf.all.arp_announce = 2</text:p>
      <text:p text:style-name="P64">net.ipv4.conf.all.arp_ignore = 1</text:p>
      <text:p text:style-name="P64"/>
      <text:p text:style-name="P64">net.ipv4.conf.default.accept_redirects = 0</text:p>
      <text:p text:style-name="P64">net.ipv4.conf.default.rp_filter = 1</text:p>
      <text:p text:style-name="P64">net.ipv4.conf.default.accept_source_route = 0</text:p>
      <text:p text:style-name="P64">net.ipv4.conf.default.log_martians = 0</text:p>
      <text:p text:style-name="P64">net.ipv4.conf.default.arp_filter = 1</text:p>
      <text:p text:style-name="P64">net.ipv4.conf.default.arp_announce = 2</text:p>
      <text:p text:style-name="P64">net.ipv4.conf.default.arp_ignore = 1</text:p>
      <text:p text:style-name="P64"/>
      <text:p text:style-name="P64">net.ipv4.icmp_echo_ignore_broadcasts = 1</text:p>
      <text:p text:style-name="P64">net.ipv4.icmp_ignore_bogus_error_responses = 1</text:p>
      <text:p text:style-name="P64"/>
      <text:p text:style-name="P64">net.ipv6.conf.default.accept_redirects = 0</text:p>
      <text:p text:style-name="P64">net.ipv6.conf.default.accept_source_route = 0</text:p>
      <text:p text:style-name="P64"/>
      <text:p text:style-name="P64">net.ipv4.ip_forward = 1</text:p>
      <text:p text:style-name="P37"/>
      <text:p text:style-name="P37">sysctl -p</text:p>
      <text:p text:style-name="P45"/>
      <text:p text:style-name="P37">nano /etc/rc.local</text:p>
      <text:p text:style-name="P58">#!/bin/sh -e</text:p>
      <text:p text:style-name="P58"/>
      <text:p text:style-name="P58">#modprobe ip_conntrack</text:p>
      <text:p text:style-name="P58">sysctl -p</text:p>
      <text:p text:style-name="P58"># change hashsize on the fly</text:p>
      <text:p text:style-name="P108"># https://github.com/jeffmurphy/NetPass/blob/master/doc/netfilter_conntrack_perf.txt</text:p>
      <text:p text:style-name="P107">#echo <text:span text:style-name="T55">32768</text:span> &gt; /sys/module/nf_conntrack/parameters/hashsize</text:p>
      <text:p text:style-name="P107"/>
      <text:p text:style-name="P58"><text:soft-page-break/># check current hashsize</text:p>
      <text:p text:style-name="P58">#cat /sys/module/nf_conntrack/parameters/hashsize</text:p>
      <text:p text:style-name="P58"/>
      <text:p text:style-name="P58"># check current tracked connections</text:p>
      <text:p text:style-name="P58">#cat /proc/sys/net/ipv4/netfilter/ip_conntrack_count</text:p>
      <text:p text:style-name="P58"/>
      <text:p text:style-name="P58">#/etc/imslu/scripts/global_rules.py</text:p>
      <text:p text:style-name="P58"># OR</text:p>
      <text:p text:style-name="P58">#/etc/imslu/scripts/global_rules_vlans.py</text:p>
      <text:p text:style-name="P45"/>
      <text:p text:style-name="P45">Ако не искате Дебиан да изчиства екрана, след като е заредил, редактирайте файла “<text:span text:style-name="T14">inittab</text:span>” и добавете <text:span text:style-name="T14">“--noclear”</text:span>.</text:p>
      <text:p text:style-name="P45"/>
      <text:p text:style-name="P37">nano /etc/inittab</text:p>
      <text:p text:style-name="P64"><text:s/>1:2345:respawn:/sbin/getty --noclear 38400 tty1</text:p>
      <text:p text:style-name="P45"/>
      <text:p text:style-name="P45">Примерни настройки за мрежата, интерфейса свързан към локалната мрежа трябва да е без настройки:</text:p>
      <text:p text:style-name="P45"/>
      <text:p text:style-name="P37">nano /etc/network/interfaces</text:p>
      <text:p text:style-name="P63">auto lo</text:p>
      <text:p text:style-name="P63">iface lo inet loopback</text:p>
      <text:p text:style-name="P63"/>
      <text:p text:style-name="P63">#LAN</text:p>
      <text:p text:style-name="P63">auto eth0</text:p>
      <text:p text:style-name="P63">iface eth0 inet manual</text:p>
      <text:p text:style-name="P63"><text:tab/>pre-up /sbin/ip link set dev $IFACE up <text:s/>&gt;&gt; /dev/null 2&gt;&amp;1</text:p>
      <text:p text:style-name="P63"/>
      <text:p text:style-name="P63">#WAN</text:p>
      <text:p text:style-name="P63">auto eth1</text:p>
      <text:p text:style-name="P63">iface eth1 inet manual</text:p>
      <text:p text:style-name="P63"><text:tab/>pre-up /sbin/ip link set dev $IFACE up <text:s/>&gt;&gt; /dev/null 2&gt;&amp;1</text:p>
      <text:p text:style-name="P63">#<text:tab/>post-up /sbin/ip address add 192.168.1.254/24 dev $IFACE <text:s/>&gt;&gt; /dev/null 2&gt;&amp;1</text:p>
      <text:p text:style-name="P63"/>
      <text:p text:style-name="P63">#<text:tab/>post-up /sbin/ip route add default scope global via 192.168.1.1 <text:s/>&gt;&gt; /dev/null 2&gt;&amp;1</text:p>
      <text:p text:style-name="P63"><text:tab/></text:p>
      <text:p text:style-name="P63">#<text:tab/>post-down /sbin/ip route flush default <text:s/>&gt;&gt; /dev/null 2&gt;&amp;1</text:p>
      <text:p text:style-name="P63">#<text:tab/>post-down /sbin/ip address flush dev $IFACE <text:s/>&gt;&gt; /dev/null 2&gt;&amp;1</text:p>
      <text:p text:style-name="P63">#<text:tab/>post-down /sbin/ip route flush cache <text:s/>&gt;&gt; /dev/null 2&gt;&amp;1</text:p>
      <text:p text:style-name="P45"/>
      <text:p text:style-name="P45">По този начин се гарантира, че всяко правило ще бъде изпълнено.</text:p>
      <text:p text:style-name="P45"/>
      <text:p text:style-name="P48"><text:span text:style-name="T20"><text:tab/></text:span><text:span text:style-name="T40">2.6 </text:span><text:a xlink:type="simple" xlink:href="https://wiki.debian.org/Bind9" office:name="Bind9">Bind9</text:a></text:p>
      <text:p text:style-name="P45"/>
      <text:p text:style-name="P37">apt-get install bind9 </text:p>
      <text:p text:style-name="P45"/>
      <text:p text:style-name="P37"><text:soft-page-break/>nano /etc/bind/named.conf.options </text:p>
      <text:p text:style-name="P47">Добавете след "listen-on-v6 { any; };"</text:p>
      <text:p text:style-name="P57"><text:s text:c="8"/>listen-on { 127.0.0.1; 10.111.2.1; };</text:p>
      <text:p text:style-name="P57"/>
      <text:p text:style-name="P57"><text:s text:c="8"/>allow-transfer { none; };</text:p>
      <text:p text:style-name="P57"><text:s text:c="8"/>allow-query { 127.0.0.1; 192.168.11.0/24; 10.111.1.0/24; 10.111.2.0/24; };</text:p>
      <text:p text:style-name="P57"><text:s text:c="8"/>allow-recursion { 127.0.0.1; 192.168.11.0/24; 10.111.1.0/24; 10.111.2.0/24; };</text:p>
      <text:p text:style-name="P57"/>
      <text:p text:style-name="P57"><text:s text:c="8"/>// Do not make public version of BIND</text:p>
      <text:p text:style-name="P57"><text:s text:c="8"/>version none;</text:p>
      <text:p text:style-name="P45"/>
      <text:p text:style-name="P37">Bind Chroot</text:p>
      <text:p text:style-name="P45"/>
      <text:p text:style-name="P45">/etc/init.d/bind9 stop</text:p>
      <text:p text:style-name="P45"/>
      <text:p text:style-name="P37">nano /etc/default/bind9</text:p>
      <text:p text:style-name="P57">OPTIONS="-u bind -t /var/bind9/chroot"</text:p>
      <text:p text:style-name="P45"/>
      <text:p text:style-name="P14">mkdir -p /var/bind9/chroot/{etc,dev,var/cache/bind,var/run/named}</text:p>
      <text:p text:style-name="P14">mknod /var/bind9/chroot/dev/null c 1 3</text:p>
      <text:p text:style-name="P14">mknod /var/bind9/chroot/dev/random c 1 8</text:p>
      <text:p text:style-name="P14">chmod 660 /var/bind9/chroot/dev/{null,random}</text:p>
      <text:p text:style-name="P14">mv /etc/bind /var/bind9/chroot/etc</text:p>
      <text:p text:style-name="P14">ln -s /var/bind9/chroot/etc/bind /etc/bind</text:p>
      <text:p text:style-name="P14">chown -R bind:bind /etc/bind/*</text:p>
      <text:p text:style-name="P14">chmod 775 /var/bind9/chroot/var/{cache/bind,run/named}</text:p>
      <text:p text:style-name="P14">chgrp bind /var/bind9/chroot/var/{cache/bind,run/named}</text:p>
      <text:p text:style-name="P45"/>
      <text:p text:style-name="P37">nano /etc/init.d/bind9</text:p>
      <text:p text:style-name="P57">PIDFILE=/var/bind9/chroot/var/run/named/named.pid</text:p>
      <text:p text:style-name="P45"/>
      <text:p text:style-name="P45">echo "\$AddUnixListenSocket /var/bind9/chroot/dev/log" &gt; /etc/rsyslog.d/bind-chroot.conf</text:p>
      <text:p text:style-name="P45"/>
      <text:p text:style-name="P45">/etc/init.d/rsyslog restart; /etc/init.d/bind9 start</text:p>
      <text:p text:style-name="P45"/>
      <text:p text:style-name="P45"/>
      <text:p text:style-name="P37"><text:tab/><text:span text:style-name="T39">2.7 Roaring Penguin PPPoE сървър</text:span></text:p>
      <text:p text:style-name="P37"/>
      <text:p text:style-name="Standard"><text:span text:style-name="T17"><text:tab/>PPPoE сървъра т</text:span>рябва да се прекомпилира ръчно, за да се включи поддръжка в линукс ядрото, която ще позволи да видим MAC адресите на потребители. Ще се включат и библиотеките <text:span text:style-name="T41">radius.so и radattr.so, които ще му позволят, използвайки ppp демона да стане Freeradius клиент.</text:span></text:p>
      <text:p text:style-name="P37"/>
      <text:p text:style-name="P37">apt-get install ppp</text:p>
      <text:p text:style-name="P45"/>
      <text:p text:style-name="P37"><text:soft-page-break/>cd /tmp</text:p>
      <text:p text:style-name="P37">apt-get build-dep pppoe</text:p>
      <text:p text:style-name="P37">apt-get source pppoe</text:p>
      <text:p text:style-name="P37">cd rp-pppoe-3.8/src</text:p>
      <text:p text:style-name="P37">./configure</text:p>
      <text:p text:style-name="P45"/>
      <text:p text:style-name="P45">Поддръжката в ядрото се включва с редактрането на фяйла “<text:span text:style-name="T14">config.h</text:span>”.</text:p>
      <text:p text:style-name="P37">nano config.h</text:p>
      <text:p text:style-name="P45">Преди редактиране:</text:p>
      <text:p text:style-name="P37">/* #undef HAVE_LINUX_KERNEL_PPPOE */</text:p>
      <text:p text:style-name="P37"/>
      <text:p text:style-name="P45">След редактиране:</text:p>
      <text:p text:style-name="P37">#define HAVE_LINUX_KERNEL_PPPOE 1</text:p>
      <text:p text:style-name="P37"/>
      <text:p text:style-name="P37">cd ..</text:p>
      <text:p text:style-name="P37">./debian/rules PLUGIN_PATH=/usr/lib/pppd/2.4.5/rp-pppoe.so</text:p>
      <text:p text:style-name="P37">./debian/rules binary</text:p>
      <text:p text:style-name="P37">cd ..</text:p>
      <text:p text:style-name="P37">dpkg -i pppoe_3.8-3_amd64.deb</text:p>
      <text:p text:style-name="P45"/>
      <text:p text:style-name="P45">Задържаме версията на програмата:</text:p>
      <text:p text:style-name="P37">echo pppoe hold | dpkg –set-selections</text:p>
      <text:p text:style-name="P45"/>
      <text:p text:style-name="P45">Ако искате да обновите, след като сте изпълнили горните стъпки отново:</text:p>
      <text:p text:style-name="P37">echo pppoe install | dpkg –set-selections</text:p>
      <text:p text:style-name="P45"/>
      <text:p text:style-name="P45">Създаваме конфигурационни файлове със следното съдържание:</text:p>
      <text:p text:style-name="P37">cat /dev/null &gt; /etc/ppp/options </text:p>
      <text:p text:style-name="P37">nano /etc/ppp/options </text:p>
      <text:p text:style-name="P58">lock</text:p>
      <text:p text:style-name="P45"/>
      <text:p text:style-name="P37">cat /dev/null &gt; /etc/ppp/pppoe-server-options</text:p>
      <text:p text:style-name="P37">nano /etc/ppp/pppoe-server-options</text:p>
      <text:p text:style-name="P59">auth</text:p>
      <text:p text:style-name="P59">refuse-pap</text:p>
      <text:p text:style-name="P59">refuse-mschap</text:p>
      <text:p text:style-name="P59">refuse-mschap-v2</text:p>
      <text:p text:style-name="P59">refuse-eap</text:p>
      <text:p text:style-name="P59">require-chap</text:p>
      <text:p text:style-name="P59"/>
      <text:p text:style-name="P59">mtu 1492</text:p>
      <text:p text:style-name="P59">mru 1492</text:p>
      <text:p text:style-name="P59"/>
      <text:p text:style-name="P59">default-asyncmap</text:p>
      <text:p text:style-name="P59">lcp-echo-adaptive</text:p>
      <text:p text:style-name="P59"><text:soft-page-break/>lcp-echo-interval 60</text:p>
      <text:p text:style-name="P59">lcp-echo-failure 1</text:p>
      <text:p text:style-name="P59"/>
      <text:p text:style-name="P59">ms-dns 10.111.1.1</text:p>
      <text:p text:style-name="P59">name my_isp</text:p>
      <text:p text:style-name="P59"/>
      <text:p text:style-name="P59">plugin radius.so</text:p>
      <text:p text:style-name="P59">plugin radattr.so</text:p>
      <text:p text:style-name="P59"/>
      <text:p text:style-name="P59">noaccomp</text:p>
      <text:p text:style-name="P59">nobsdcomp</text:p>
      <text:p text:style-name="P59">nodefaultroute</text:p>
      <text:p text:style-name="P59">nodeflate</text:p>
      <text:p text:style-name="P59">noendpoint</text:p>
      <text:p text:style-name="P59">noipdefault</text:p>
      <text:p text:style-name="P59">noipx</text:p>
      <text:p text:style-name="P59">noktune</text:p>
      <text:p text:style-name="P59">noproxyarp</text:p>
      <text:p text:style-name="P59">novj</text:p>
      <text:p text:style-name="P59">novjccomp</text:p>
      <text:p text:style-name="P59">receive-all</text:p>
      <text:p text:style-name="P59"/>
      <text:p text:style-name="P59">logfile /var/log/pppoe-server.log</text:p>
      <text:p text:style-name="P59">#debug</text:p>
      <text:p text:style-name="P59">#kdebug 1</text:p>
      <text:p text:style-name="P45"/>
      <text:p text:style-name="P45">Създаваме скрипт, чрез който ще се стартира и рестартира сървъра.</text:p>
      <text:p text:style-name="P45"/>
      <text:p text:style-name="P37">nano /etc/init.d/pppoe-server</text:p>
      <text:p text:style-name="P57">#!/bin/sh</text:p>
      <text:p text:style-name="P57"/>
      <text:p text:style-name="P57">### BEGIN INIT INFO</text:p>
      <text:p text:style-name="P57"># Provides: <text:s text:c="9"/>pppoe-server</text:p>
      <text:p text:style-name="P57"># Required-Start: <text:s text:c="3"/>$network $syslog</text:p>
      <text:p text:style-name="P57"># Required-Stop: <text:s text:c="4"/>$network $syslog</text:p>
      <text:p text:style-name="P57"># Default-Start: <text:s text:c="4"/>2 3 4 5</text:p>
      <text:p text:style-name="P57"># Default-Stop: <text:s text:c="5"/>0 1 6</text:p>
      <text:p text:style-name="P57"># Short-Description: Roaring Peguin PPPoE server</text:p>
      <text:p text:style-name="P57"># Description: <text:s text:c="6"/>Roaring Peguin PPPoE server</text:p>
      <text:p text:style-name="P57">### END INIT INFO</text:p>
      <text:p text:style-name="P57"/>
      <text:p text:style-name="P57">PATH=/sbin:/usr/sbin:/bin:/usr/bin</text:p>
      <text:p text:style-name="P57"/>
      <text:p text:style-name="P57">. /lib/lsb/init-functions</text:p>
      <text:p text:style-name="P57"/>
      <text:p text:style-name="P57">NAME="pppoe-server"</text:p>
      <text:p text:style-name="P57"><text:soft-page-break/>PROGRAM="/usr/sbin/pppoe-server"</text:p>
      <text:p text:style-name="P57">CONFIG="/etc/default/pppoe-server"</text:p>
      <text:p text:style-name="P57">DESCR="Roaring Peguin PPPoE Server"</text:p>
      <text:p text:style-name="P57"/>
      <text:p text:style-name="P57">if [ -r /etc/default/$NAME ]; then</text:p>
      <text:p text:style-name="P57"><text:s text:c="2"/>. /etc/default/$NAME</text:p>
      <text:p text:style-name="P57">fi</text:p>
      <text:p text:style-name="P57"/>
      <text:p text:style-name="P57">case "$1" in</text:p>
      <text:p text:style-name="P57"><text:tab/>start)</text:p>
      <text:p text:style-name="P57"><text:tab/><text:tab/>log_daemon_msg "Starting $DESCR"</text:p>
      <text:p text:style-name="P57"><text:tab/><text:tab/>STATUS=`ps ax | awk '$5 == "/usr/sbin/pppoe-server" { print $1 }'`</text:p>
      <text:p text:style-name="P57"><text:tab/><text:tab/>if [ -z "${STATUS}" ]; then</text:p>
      <text:p text:style-name="P57"><text:tab/><text:tab/><text:tab/>$PROGRAM $OPTIONS</text:p>
      <text:p text:style-name="P57"><text:tab/><text:tab/><text:tab/>res=0</text:p>
      <text:p text:style-name="P57"><text:tab/><text:tab/>else</text:p>
      <text:p text:style-name="P57"><text:tab/><text:tab/><text:tab/>res=1</text:p>
      <text:p text:style-name="P57"><text:tab/><text:tab/>fi</text:p>
      <text:p text:style-name="P57"><text:s text:c="8"/>case "$res" in</text:p>
      <text:p text:style-name="P57"><text:s text:c="16"/>0) log_end_msg 0 ;;</text:p>
      <text:p text:style-name="P57"><text:s text:c="16"/>1) log_progress_msg "already started"</text:p>
      <text:p text:style-name="P57"><text:s text:c="19"/>log_end_msg 0 ;;</text:p>
      <text:p text:style-name="P57"><text:s text:c="16"/>*) log_end_msg 1 ;;</text:p>
      <text:p text:style-name="P57"><text:s text:c="8"/>esac</text:p>
      <text:p text:style-name="P57"/>
      <text:p text:style-name="P57"><text:tab/>;;</text:p>
      <text:p text:style-name="P57"><text:tab/>stop)</text:p>
      <text:p text:style-name="P57"><text:tab/><text:tab/>log_daemon_msg "Stopping $DESCR"</text:p>
      <text:p text:style-name="P57"><text:tab/><text:tab/>SRV_STATUS=`ps ax | awk '$5 == "/usr/sbin/pppoe-server" { print $1 }'`</text:p>
      <text:p text:style-name="P57"><text:tab/><text:tab/>if [ -n "${SRV_STATUS}" ]; then</text:p>
      <text:p text:style-name="P57"/>
      <text:p text:style-name="P57"><text:tab/><text:tab/><text:tab/>CLT_STATUS=`ps ax | awk '$5 == "pppd" { print $1 }'`</text:p>
      <text:p text:style-name="P57"><text:tab/><text:tab/><text:tab/># kill all pppoe sessions</text:p>
      <text:p text:style-name="P57"><text:tab/><text:tab/><text:tab/>if [ -n "${CLT_STATUS}" ]; then</text:p>
      <text:p text:style-name="P57"><text:tab/><text:tab/><text:tab/><text:tab/>for PID in $CLT_STATUS; do</text:p>
      <text:p text:style-name="P57"><text:tab/><text:tab/><text:tab/><text:tab/><text:tab/>kill -HUP $PID</text:p>
      <text:p text:style-name="P57"><text:tab/><text:tab/><text:tab/><text:tab/>done</text:p>
      <text:p text:style-name="P57"><text:tab/><text:tab/><text:tab/>fi</text:p>
      <text:p text:style-name="P57"><text:tab/><text:tab/><text:tab/># stop pppoe-server</text:p>
      <text:p text:style-name="P57"><text:tab/><text:tab/><text:tab/>for PID in $SRV_STATUS; do</text:p>
      <text:p text:style-name="P57"><text:tab/><text:tab/><text:tab/><text:tab/>kill -KILL $PID</text:p>
      <text:p text:style-name="P57"><text:tab/><text:tab/><text:tab/>done</text:p>
      <text:p text:style-name="P57"><text:tab/><text:tab/><text:tab/>res=0</text:p>
      <text:p text:style-name="P57"><text:tab/><text:tab/>else</text:p>
      <text:p text:style-name="P57"><text:tab/><text:tab/><text:tab/>res=1</text:p>
      <text:p text:style-name="P57"><text:tab/><text:tab/>fi</text:p>
      <text:p text:style-name="P57"><text:soft-page-break/><text:s text:c="8"/>case "$res" in</text:p>
      <text:p text:style-name="P57"><text:s text:c="16"/>0) log_end_msg 0 ;;</text:p>
      <text:p text:style-name="P57"><text:s text:c="16"/>1) log_progress_msg "already stopped"</text:p>
      <text:p text:style-name="P57"><text:s text:c="19"/>log_end_msg 0 ;;</text:p>
      <text:p text:style-name="P57"><text:s text:c="16"/>*) log_end_msg 1 ;;</text:p>
      <text:p text:style-name="P57"><text:s text:c="8"/>esac</text:p>
      <text:p text:style-name="P57"/>
      <text:p text:style-name="P57"><text:tab/>;;</text:p>
      <text:p text:style-name="P57"><text:tab/>restart)</text:p>
      <text:p text:style-name="P57"><text:tab/><text:tab/>$0 stop</text:p>
      <text:p text:style-name="P57"><text:tab/><text:tab/>sleep 1</text:p>
      <text:p text:style-name="P57"><text:tab/><text:tab/>$0 start</text:p>
      <text:p text:style-name="P57"><text:tab/>;;</text:p>
      <text:p text:style-name="P57"><text:s text:c="8"/>status)</text:p>
      <text:p text:style-name="P57"><text:s text:c="16"/>status_of_proc "$PROGRAM" "$NAME" &amp;&amp; exit 0 || exit $?</text:p>
      <text:p text:style-name="P57"><text:tab/>;;</text:p>
      <text:p text:style-name="P57"><text:tab/>*)</text:p>
      <text:p text:style-name="P57"><text:tab/><text:tab/>log_success_msg "Usage: /etc/init.d/pppoe-server {start|stop|restart|status}"</text:p>
      <text:p text:style-name="P57"><text:tab/><text:tab/>exit 1</text:p>
      <text:p text:style-name="P57"><text:tab/>;;</text:p>
      <text:p text:style-name="P57">esac</text:p>
      <text:p text:style-name="P57">exit 0</text:p>
      <text:p text:style-name="P45"/>
      <text:p text:style-name="P45">Направете скрипта изпълним:</text:p>
      <text:p text:style-name="P37">chmod +x /etc/init.d/pppoe-server</text:p>
      <text:p text:style-name="P45"/>
      <text:p text:style-name="P45">Няма нужда PPPoE сървъра да се стартира автоматично от линукс. Тази функция се изпълнява от python скриптовете, които първо спират, след което стартират <text:s/>PPPoE сървъра.</text:p>
      <text:p text:style-name="P45"/>
      <text:p text:style-name="P68"><text:span text:style-name="T21"><text:s text:c="2"/>Бележка:</text:span><text:span text:style-name="T19"> </text:span></text:p>
      <text:p text:style-name="P68"><text:span text:style-name="T19"><text:tab/>По подразбиране системата позлолява само една активна PPPoE сесия (вижте </text:span>“Simultaneous-Use<text:span text:style-name="T19">”). Когато спирате линукс сървъра, всички активни сесии в Freeradius продължават да са активни дори и след рестарт, но клиентите нямат интернет. При опит за повторно свързване, Freeradius изписва следната грешка “Auth: Multiple logins (max 1) [MPP attempt]: [username] (from client localhost port 0 cli XX:XX:XX:XX:XX:XX)”. За да се избегне този <text:s/>проблем в “/etc/freeradius/sites-available/default” секция “session” е добавена проверка за стари сесии и се спират автоматично. Този проблем се появява и в случай, когато сесията не е спряна по стандартния начин – клиента или техника вади лан кабела от компютъра и при връщането му, компютъра се опитва, да стартира нова сесия, при положение че старата все още е активна.</text:span></text:p>
      <text:p text:style-name="P68"><text:span text:style-name="T19"><text:tab/>Когато се налага спиране или рестартиране на линукс сървъра, най-добрия начин е да се спре предварително PPPoE сървъра “</text:span><text:span text:style-name="T21">/etc/init.d/pppoe-server stop</text:span><text:span text:style-name="T19">”. В този случай Freeradius сървъра прекратява активните сесии по стандартния начин. Хостовете също знаят, че сесиите им са спрени и се опитват, да се свържат отново.</text:span></text:p>
      <text:p text:style-name="P45"/>
      <text:p text:style-name="P45">Този конфигурационен файл се използва от PPPoE сървъра. Ако смятате да използвате “<text:span text:style-name="T33">Виртуалните локални мрежи</text:span>” разкоментирайте второто и коментирайте първото поле. <text:soft-page-break/>“<text:span text:style-name="T33">Виртуалните локални мрежи</text:span>” трябва да бъдат създадени преди да бъде стартиран <text:s/>PPPoE сървъра. Ако използвате скрипта “<text:span text:style-name="T33">global_rules_vlans.py</text:span>”, той ще създаде “<text:span text:style-name="T33">Виртуалните локални мрежи</text:span>”, а вие единствено трябва да ги опишите правилно в този конфигурационен файл (и в “<text:span text:style-name="T33">config.py</text:span>”).</text:p>
      <text:p text:style-name="P45"/>
      <text:p text:style-name="P37">nano /etc/default/pppoe-server</text:p>
      <text:p text:style-name="P63"># Options, that provided to pppoe-server</text:p>
      <text:p text:style-name="P63">OPTIONS="-I eth0 -L 10.111.1.1/32 -k"</text:p>
      <text:p text:style-name="P63"/>
      <text:p text:style-name="P63"># If you plan to use VLANs uncomment next lines, VLANs must be created before start pppoe-server</text:p>
      <text:p text:style-name="P63">#OPTIONS="-I vlan10 -I vlan11 -I vlan12 -I vlan13 -I vlan14 -I vlan15 </text:p>
      <text:p text:style-name="P63">#<text:tab/><text:tab/> -I vlan16 -I vlan17 -I vlan18 -I vlan19 -I vlan20 -I vlan21 </text:p>
      <text:p text:style-name="P63">#<text:tab/><text:tab/> -I vlan22 -I vlan23 -I vlan24 -I vlan25 -I vlan26 -I vlan27 </text:p>
      <text:p text:style-name="P63">#<text:tab/><text:tab/> -I vlan28 -I vlan29 -I vlan30 -I vlan31 -I vlan32 -I vlan33 </text:p>
      <text:p text:style-name="P63">#<text:tab/><text:tab/> -L 10.111.1.1/32 -k"</text:p>
      <text:p text:style-name="P63"/>
      <text:p text:style-name="P63"># <text:s text:c="2"/>-I if_name <text:s text:c="4"/>-- Specify interface (default eth0.)</text:p>
      <text:p text:style-name="P63"># <text:s text:c="2"/>-T timeout <text:s text:c="4"/>-- Specify inactivity timeout in seconds.</text:p>
      <text:p text:style-name="P63"># <text:s text:c="2"/>-C name <text:s text:c="7"/>-- Set access concentrator name.</text:p>
      <text:p text:style-name="P63"># <text:s text:c="2"/>-m MSS <text:s text:c="8"/>-- Clamp incoming and outgoing MSS options.</text:p>
      <text:p text:style-name="P63"># <text:s text:c="2"/>-L ip <text:s text:c="9"/>-- Set local IP address.</text:p>
      <text:p text:style-name="P63"># <text:s text:c="2"/>-l <text:s text:c="12"/>-- Increment local IP address for each session.</text:p>
      <text:p text:style-name="P63"># <text:s text:c="2"/>-R ip <text:s text:c="9"/>-- Set start address of remote IP pool.</text:p>
      <text:p text:style-name="P63"># <text:s text:c="2"/>-S name <text:s text:c="7"/>-- Advertise specified service-name.</text:p>
      <text:p text:style-name="P63"># <text:s text:c="2"/>-O fname <text:s text:c="6"/>-- Use PPPD options from specified file</text:p>
      <text:p text:style-name="P63"># <text:s text:c="20"/>(default /etc/ppp/pppoe-server-options).</text:p>
      <text:p text:style-name="P63"># <text:s text:c="2"/>-p fname <text:s text:c="6"/>-- Optain IP address pool from specified file.</text:p>
      <text:p text:style-name="P63"># <text:s text:c="2"/>-N num <text:s text:c="8"/>-- Allow 'num' concurrent sessions.</text:p>
      <text:p text:style-name="P63"># <text:s text:c="2"/>-o offset <text:s text:c="5"/>-- Assign session numbers starting at offset+1.</text:p>
      <text:p text:style-name="P63"># <text:s text:c="2"/>-f disc:sess <text:s text:c="2"/>-- Set Ethernet frame types (hex).</text:p>
      <text:p text:style-name="P63"># <text:s text:c="2"/>-s <text:s text:c="12"/>-- Use synchronous PPP mode.</text:p>
      <text:p text:style-name="P63"># <text:s text:c="2"/>-X pidfile <text:s text:c="4"/>-- Write PID and lock pidfile.</text:p>
      <text:p text:style-name="P63"># <text:s text:c="2"/>-q /path/pppd <text:s/>-- Specify full path to pppd.</text:p>
      <text:p text:style-name="P63"># <text:s text:c="2"/>-Q /path/pppoe -- Specify full path to pppoe.</text:p>
      <text:p text:style-name="P63"># <text:s text:c="2"/>-k <text:s text:c="12"/>-- Use kernel-mode PPPoE.</text:p>
      <text:p text:style-name="P63"># <text:s text:c="2"/>-u <text:s text:c="12"/>-- Pass 'unit' option to pppd.</text:p>
      <text:p text:style-name="P63"># <text:s text:c="2"/>-r <text:s text:c="12"/>-- Randomize session numbers.</text:p>
      <text:p text:style-name="P63"># <text:s text:c="2"/>-d <text:s text:c="12"/>-- Debug session creation.</text:p>
      <text:p text:style-name="P63"># <text:s text:c="2"/>-x n <text:s text:c="10"/>-- Limit to 'n' sessions/MAC address.</text:p>
      <text:p text:style-name="P63"># <text:s text:c="2"/>-P <text:s text:c="12"/>-- Check pool file for correctness and exit.</text:p>
      <text:p text:style-name="P63"># <text:s text:c="2"/>-i <text:s text:c="12"/>-- Ignore PADI if no free sessions.</text:p>
      <text:p text:style-name="P63"># <text:s text:c="2"/>-h <text:s text:c="12"/>-- Print usage information.</text:p>
      <text:p text:style-name="P45"/>
      <text:p text:style-name="P45">Остана да създадем два файла, които от своя страна, ще стартират други скриптове. По този начин ще се автоматизира работата на Freeradius сървъра.</text:p>
      <text:p text:style-name="Standard"/>
      <text:p text:style-name="Standard"><text:soft-page-break/>“<text:span text:style-name="T14">/etc/ppp/ip-up.d/0001shaper</text:span>” - стартира скрипта “/etc/imslu/scripts/ppp_on.py”, който създава правила за proxy arp и ограничаване на скоростта. Уверете се че имате атрибутите <text:span text:style-name="Emphasis"><text:span text:style-name="T27">“</text:span></text:span><text:span text:style-name="Emphasis"><text:span text:style-name="T24">PPPD-Downstream-Speed-Limit</text:span></text:span><text:span text:style-name="Emphasis"><text:span text:style-name="T27">” и “</text:span></text:span><text:span text:style-name="Emphasis"><text:span text:style-name="T24">PPPD-Upstream-Speed-Limit</text:span></text:span><text:span text:style-name="Emphasis"><text:span text:style-name="T27">” за всяка група в </text:span></text:span><text:span text:style-name="Emphasis"><text:span text:style-name="T28">Freeradius. Иначе щ</text:span></text:span><text:span text:style-name="Emphasis"><text:span text:style-name="T27">е имате потребител, който има достъп до интернет без ограничения.</text:span></text:span></text:p>
      <text:p text:style-name="Standard"><text:span text:style-name="Emphasis"><text:span text:style-name="T27"/></text:span></text:p>
      <text:p text:style-name="P14">nano /etc/ppp/ip-up.d/0001shaper</text:p>
      <text:p text:style-name="P63">#!/bin/bash</text:p>
      <text:p text:style-name="P63"/>
      <text:p text:style-name="P63">/etc/imslu/scripts/ppp_on.py $1 $5</text:p>
      <text:p text:style-name="P63"/>
      <text:p text:style-name="P63">exit 0</text:p>
      <text:p text:style-name="P14"/>
      <text:p text:style-name="P14">chmod +x /etc/ppp/ip-up.d/0001shaper</text:p>
      <text:p text:style-name="Standard"/>
      <text:p text:style-name="Standard">“<text:span text:style-name="T14">/etc/ppp/ip-down .d/0001shaper</text:span>” - стартира скрипта “/etc/imslu/scripts/ppp_off.py”, който изчиства <text:span text:style-name="Emphasis"><text:span text:style-name="T27">tc </text:span></text:span>правилата от “<text:span text:style-name="T33">Виртуалните локални мрежи</text:span>” към изходящия интерфейс за конкретния IP адрес, ако няма VLAN-ни изчиства от изходящия интерфейс.</text:p>
      <text:p text:style-name="Standard"/>
      <text:p text:style-name="P14">nano /etc/ppp/ip-down.d/0001shaper</text:p>
      <text:p text:style-name="P63">#!/bin/bash</text:p>
      <text:p text:style-name="P63"/>
      <text:p text:style-name="P63">/etc/imslu/scripts/ppp_off.py $1 $5</text:p>
      <text:p text:style-name="P63"/>
      <text:p text:style-name="P63">exit 0</text:p>
      <text:p text:style-name="Standard"/>
      <text:p text:style-name="P14">chmod +x /etc/ppp/ip-down.d/0001shaper</text:p>
      <text:p text:style-name="Standard"/>
      <text:p text:style-name="P45"><text:tab/><text:span text:style-name="T40">2.8 Freeradius сървър</text:span></text:p>
      <text:p text:style-name="P45"/>
      <text:p text:style-name="P37">apt-get install freeradius freeradius-mysql</text:p>
      <text:p text:style-name="P45"/>
      <text:p text:style-name="P45"><text:tab/>С изпълнението на горните команди вече имаме инсталиран Freeraius сървър, който трябва да конфигурираме. Основната идея е Freeraius сървъра да бъде настроен така, че за провека на потребителите да използва настройките от базата данни. Чрез уеб интерфейса ще записваме и променяме информацията в базата данни, а Freeraius сървъра ще чете от там и ще прецени какво да направи със заявките за стартиране на PPPoE сесия. </text:p>
      <text:p text:style-name="P45"/>
      <text:p text:style-name="P55"><text:span text:style-name="T14">Бележка:</text:span> Freeraius не работи с крайни потребители на интернет! Той работи с Freeraius клиенти, един от които е PPPoE сървъра, който настроихме в предишния раздел. Freeraius клиента се гриже крайните потребители на интернет да общуват с Freeraius сървъра.</text:p>
      <text:p text:style-name="P45"/>
      <text:p text:style-name="P14">Първата команда изчиства съдържанието на файла, преценете дали да я изпълните, без да сте направили копие.</text:p>
      <text:p text:style-name="P14"/>
      <text:p text:style-name="P14">cat /dev/null &gt; /etc/freeradius/radiusd.conf</text:p>
      <text:p text:style-name="P14"><text:soft-page-break/>nano /etc/freeradius/radiusd.conf</text:p>
      <text:p text:style-name="P63">prefix = /usr</text:p>
      <text:p text:style-name="P63">exec_prefix = /usr</text:p>
      <text:p text:style-name="P63">sysconfdir = /etc</text:p>
      <text:p text:style-name="P63">localstatedir = /var</text:p>
      <text:p text:style-name="P63">sbindir = ${exec_prefix}/sbin</text:p>
      <text:p text:style-name="P63">logdir = /var/log/freeradius</text:p>
      <text:p text:style-name="P63">raddbdir = /etc/freeradius</text:p>
      <text:p text:style-name="P63">radacctdir = ${logdir}/radacct</text:p>
      <text:p text:style-name="P63"/>
      <text:p text:style-name="P63">name = freeradius</text:p>
      <text:p text:style-name="P63"/>
      <text:p text:style-name="P63">confdir = ${raddbdir}</text:p>
      <text:p text:style-name="P63">run_dir = ${localstatedir}/run/${name}</text:p>
      <text:p text:style-name="P63"/>
      <text:p text:style-name="P63">db_dir = ${raddbdir}</text:p>
      <text:p text:style-name="P63"/>
      <text:p text:style-name="P63">libdir = /usr/lib/freeradius</text:p>
      <text:p text:style-name="P63">pidfile = ${run_dir}/${name}.pid</text:p>
      <text:p text:style-name="P63"/>
      <text:p text:style-name="P63">user = freerad</text:p>
      <text:p text:style-name="P63">group = freerad</text:p>
      <text:p text:style-name="P63"/>
      <text:p text:style-name="P63">max_request_time = 30</text:p>
      <text:p text:style-name="P63">cleanup_delay = 5</text:p>
      <text:p text:style-name="P63"># requests 256 = 1 client</text:p>
      <text:p text:style-name="P63"># requests 5120 = 20 clients</text:p>
      <text:p text:style-name="P63">max_requests = 5120</text:p>
      <text:p text:style-name="P63"/>
      <text:p text:style-name="P63">listen {</text:p>
      <text:p text:style-name="P63"><text:tab/>type = auth</text:p>
      <text:p text:style-name="P63"><text:tab/>ipaddr = 127.0.0.1</text:p>
      <text:p text:style-name="P63">#<text:tab/>ipv6addr = ::<text:tab/># any. <text:s/>::1 == localhost</text:p>
      <text:p text:style-name="P63"><text:tab/>port = 1812</text:p>
      <text:p text:style-name="P63">#<text:tab/>interface = eth0<text:tab/></text:p>
      <text:p text:style-name="P63">}</text:p>
      <text:p text:style-name="P63"/>
      <text:p text:style-name="P63">listen {</text:p>
      <text:p text:style-name="P63"><text:tab/>type = acct</text:p>
      <text:p text:style-name="P63"><text:tab/>ipaddr = 127.0.0.1</text:p>
      <text:p text:style-name="P63">#<text:tab/>ipv6addr = ::<text:tab/># any. <text:s/>::1 == localhost</text:p>
      <text:p text:style-name="P63"><text:tab/>port = 1813</text:p>
      <text:p text:style-name="P63">#<text:tab/>interface = eth0<text:tab/></text:p>
      <text:p text:style-name="P63">}</text:p>
      <text:p text:style-name="P63"/>
      <text:p text:style-name="P63">hostname_lookups = no</text:p>
      <text:p text:style-name="P63"><text:soft-page-break/>allow_core_dumps = no</text:p>
      <text:p text:style-name="P63"/>
      <text:p text:style-name="P63">regular_expressions<text:tab/>= yes</text:p>
      <text:p text:style-name="P63">extended_expressions = yes</text:p>
      <text:p text:style-name="P63"/>
      <text:p text:style-name="P63">log {</text:p>
      <text:p text:style-name="P63"><text:tab/>destination = files</text:p>
      <text:p text:style-name="P63"><text:tab/>file = ${logdir}/radius.log</text:p>
      <text:p text:style-name="P63"><text:tab/>syslog_facility = daemon</text:p>
      <text:p text:style-name="P63"><text:tab/>stripped_names = yes</text:p>
      <text:p text:style-name="P63"><text:tab/>auth = yes</text:p>
      <text:p text:style-name="P63"><text:tab/>auth_badpass = yes</text:p>
      <text:p text:style-name="P63"><text:tab/>auth_goodpass = no</text:p>
      <text:p text:style-name="P63">}</text:p>
      <text:p text:style-name="P63"/>
      <text:p text:style-name="P63">checkrad = ${sbindir}/checkrad</text:p>
      <text:p text:style-name="P63"/>
      <text:p text:style-name="P63">security {</text:p>
      <text:p text:style-name="P63"><text:tab/>max_attributes = 200</text:p>
      <text:p text:style-name="P63"><text:tab/>reject_delay = 1</text:p>
      <text:p text:style-name="P63"><text:tab/>status_server = no</text:p>
      <text:p text:style-name="P63">}</text:p>
      <text:p text:style-name="P63"/>
      <text:p text:style-name="P63">proxy_requests <text:s/>= no</text:p>
      <text:p text:style-name="P63"/>
      <text:p text:style-name="P63">thread pool {</text:p>
      <text:p text:style-name="P63"><text:tab/>start_servers = 5</text:p>
      <text:p text:style-name="P63"><text:tab/>max_servers = 32</text:p>
      <text:p text:style-name="P63"><text:tab/>min_spare_servers = 3</text:p>
      <text:p text:style-name="P63"><text:tab/>max_spare_servers = 10</text:p>
      <text:p text:style-name="P63"><text:tab/>max_requests_per_server = 0</text:p>
      <text:p text:style-name="P63">}</text:p>
      <text:p text:style-name="P63"/>
      <text:p text:style-name="P63">modules {</text:p>
      <text:p text:style-name="P63"># <text:s text:c="3"/>$INCLUDE ${confdir}/modules/</text:p>
      <text:p text:style-name="P63"><text:s text:c="4"/>$INCLUDE ${confdir}/modules/chap</text:p>
      <text:p text:style-name="P63"><text:s text:c="4"/>$INCLUDE ${confdir}/modules/checkval</text:p>
      <text:p text:style-name="P63"><text:s text:c="4"/>$INCLUDE ${confdir}/modules/expiration</text:p>
      <text:p text:style-name="P63"><text:s text:c="4"/>$INCLUDE ${confdir}/modules/always</text:p>
      <text:p text:style-name="P63"><text:s text:c="4"/>$INCLUDE ${confdir}/modules/acct_unique</text:p>
      <text:p text:style-name="P63"><text:s text:c="4"/>$INCLUDE ${confdir}/sql.conf</text:p>
      <text:p text:style-name="P63"><text:s text:c="4"/>$INCLUDE ${confdir}/sql/mysql/counter.conf</text:p>
      <text:p text:style-name="P63"><text:s text:c="4"/>$INCLUDE ${confdir}/sqlippool.conf</text:p>
      <text:p text:style-name="P63">}</text:p>
      <text:p text:style-name="P63"/>
      <text:p text:style-name="P63">instantiate {</text:p>
      <text:p text:style-name="P63"><text:soft-page-break/></text:p>
      <text:p text:style-name="P63">}</text:p>
      <text:p text:style-name="P63"/>
      <text:p text:style-name="P63">$INCLUDE ${confdir}/policy.conf</text:p>
      <text:p text:style-name="P63">$INCLUDE ${confdir}/sites-enabled/</text:p>
      <text:p text:style-name="Standard"/>
      <text:p text:style-name="P14">cat /dev/null &gt; /etc/freeradius/sql.conf</text:p>
      <text:p text:style-name="P14">nano /etc/freeradius/sql.conf</text:p>
      <text:p text:style-name="P63">sql {</text:p>
      <text:p text:style-name="P63"><text:tab/>database = "mysql"</text:p>
      <text:p text:style-name="P63"><text:tab/>driver = "rlm_sql_${database}"</text:p>
      <text:p text:style-name="P63"><text:tab/>server = "localhost"</text:p>
      <text:p text:style-name="P63"><text:tab/>#port = 3306</text:p>
      <text:p text:style-name="P63"><text:tab/><text:span text:style-name="T14">login = </text:span>"imslu" # Change with your settings!</text:p>
      <text:p text:style-name="P63"><text:tab/><text:span text:style-name="T14">password = </text:span>"imslu_password" # Change with your settings!</text:p>
      <text:p text:style-name="P63"><text:tab/><text:span text:style-name="T14">radius_db = </text:span>"imslu" # Change with your settings!</text:p>
      <text:p text:style-name="P63"><text:tab/>acct_table1 = "radacct"</text:p>
      <text:p text:style-name="P63"><text:tab/>acct_table2 = "radacct"</text:p>
      <text:p text:style-name="P63"><text:tab/></text:p>
      <text:p text:style-name="P63"><text:tab/>postauth_table = "radpostauth"</text:p>
      <text:p text:style-name="P63"><text:tab/>authcheck_table = "radcheck"</text:p>
      <text:p text:style-name="P63"><text:tab/>authreply_table = "radreply"</text:p>
      <text:p text:style-name="P63"><text:tab/>groupcheck_table = "radgroupcheck"</text:p>
      <text:p text:style-name="P63"><text:tab/>groupreply_table = "radgroupreply"</text:p>
      <text:p text:style-name="P63"><text:tab/>usergroup_table = "radusergroup"</text:p>
      <text:p text:style-name="P63"><text:tab/></text:p>
      <text:p text:style-name="P63"><text:tab/>deletestalesessions = yes</text:p>
      <text:p text:style-name="P63"><text:tab/></text:p>
      <text:p text:style-name="P63"><text:tab/>sqltrace = no</text:p>
      <text:p text:style-name="P63"><text:tab/>sqltracefile = ${logdir}/sqltrace.sql</text:p>
      <text:p text:style-name="P63"><text:tab/></text:p>
      <text:p text:style-name="P63"><text:tab/>num_sql_socks = 5</text:p>
      <text:p text:style-name="P63"><text:tab/>connect_failure_retry_delay = 60</text:p>
      <text:p text:style-name="P63"><text:tab/>lifetime = 0</text:p>
      <text:p text:style-name="P63"><text:tab/>max_queries = 0</text:p>
      <text:p text:style-name="P63"><text:tab/></text:p>
      <text:p text:style-name="P63"><text:tab/>readclients = yes</text:p>
      <text:p text:style-name="P63"><text:tab/>nas_table = "nas"</text:p>
      <text:p text:style-name="P63"><text:tab/></text:p>
      <text:p text:style-name="P63"><text:tab/>$INCLUDE sql/${database}/dialup.conf</text:p>
      <text:p text:style-name="P63">}</text:p>
      <text:p text:style-name="Standard"/>
      <text:list xml:id="list6866905657161040663" text:style-name="L17">
        <text:list-item>
          <text:p text:style-name="P115"><text:span text:style-name="T14">login = </text:span>"imslu" – Потребителско име за достъп до база данни.</text:p>
        </text:list-item>
        <text:list-item>
          <text:p text:style-name="P115"><text:span text:style-name="T14">password = </text:span>"imslu_password" <text:s/>– Парола за достъп до база данни.</text:p>
        </text:list-item>
        <text:list-item>
          <text:p text:style-name="P115"><text:span text:style-name="T14">radius_db = </text:span>"imslu" Име на база данни.</text:p>
        </text:list-item>
      </text:list>
      <text:p text:style-name="Standard"/>
      <text:p text:style-name="P14"><text:soft-page-break/>cat /dev/null &gt; /etc/freeradius/sqlippool.conf </text:p>
      <text:p text:style-name="P14">nano /etc/freeradius/sqlippool.conf </text:p>
      <text:p text:style-name="P63">sqlippool {</text:p>
      <text:p text:style-name="P63"><text:tab/>sql-instance-name = "sql"</text:p>
      <text:p text:style-name="P63"><text:tab/>ippool_table = "radippool"</text:p>
      <text:p text:style-name="P63"><text:tab/>lease-duration = 190 <text:s text:c="4"/># in seconds - 60 sec = 1 min</text:p>
      <text:p text:style-name="P63"><text:tab/>pool-key = "%{NAS-Port}"</text:p>
      <text:p text:style-name="P63"><text:tab/>#pool-key = "%{Calling-Station-Id}"</text:p>
      <text:p text:style-name="P63"/>
      <text:p text:style-name="P63">$INCLUDE sql/mysql/ippool.conf</text:p>
      <text:p text:style-name="P63"/>
      <text:p text:style-name="P63">## Logging configuration. (Comment out to disable logging)</text:p>
      <text:p text:style-name="P63"># sqlippool_log_exists = "Existing IP: %{reply:Framed-IP-Address} \</text:p>
      <text:p text:style-name="P63"># <text:s/>(did %{Called-Station-Id} cli %{Calling-Station-Id} port %{NAS-Port} user %{User-Name})"</text:p>
      <text:p text:style-name="P63"/>
      <text:p text:style-name="P63"># sqlippool_log_success = "Allocated IP: %{reply:Framed-IP-Address} from %{control:Pool-Name} \</text:p>
      <text:p text:style-name="P63"># <text:s/>(did %{Called-Station-Id} cli %{Calling-Station-Id} port %{NAS-Port} user %{User-Name})"</text:p>
      <text:p text:style-name="P63"/>
      <text:p text:style-name="P63"># sqlippool_log_clear = "Released IP %{Framed-IP-Address}\</text:p>
      <text:p text:style-name="P63"># (did %{Called-Station-Id} cli %{Calling-Station-Id} user %{User-Name})"</text:p>
      <text:p text:style-name="P63"/>
      <text:p text:style-name="P63"># sqlippool_log_failed = "IP Allocation FAILED from %{control:Pool-Name} \</text:p>
      <text:p text:style-name="P63"># <text:s/>(did %{Called-Station-Id} cli %{Calling-Station-Id} port %{NAS-Port} user %{User-Name})"</text:p>
      <text:p text:style-name="P63"/>
      <text:p text:style-name="P63"># sqlippool_log_nopool = "No Pool-Name defined \</text:p>
      <text:p text:style-name="P63"># <text:s/>(did %{Called-Station-Id} cli %{Calling-Station-Id} port %{NAS-Port} user %{User-Name})"</text:p>
      <text:p text:style-name="P63"/>
      <text:p text:style-name="P63"><text:s/>defaultpool = "main_pool"</text:p>
      <text:p text:style-name="P63">}</text:p>
      <text:p text:style-name="Standard"/>
      <text:p text:style-name="Standard">Трябва да добавите функцията, която проверява за плащане вътре в <text:s/>policy { }</text:p>
      <text:p text:style-name="P14">nano /etc/freeradius/policy.conf</text:p>
      <text:p text:style-name="Standard"/>
      <text:p text:style-name="P14">policy {</text:p>
      <text:p text:style-name="P63"/>
      <text:p text:style-name="P63"><text:s text:c="4"/># unlang scripts</text:p>
      <text:p text:style-name="P63"><text:s text:c="4"/>check_payment {</text:p>
      <text:p text:style-name="P63"/>
      <text:p text:style-name="P63"><text:s text:c="8"/>expiration {</text:p>
      <text:p text:style-name="P63"><text:s text:c="16"/>userlock = 1</text:p>
      <text:p text:style-name="P63"><text:s text:c="8"/>}</text:p>
      <text:p text:style-name="P63"/>
      <text:p text:style-name="P63"><text:s text:c="8"/># Check for new payment, if not exist redirect to group expired</text:p>
      <text:p text:style-name="P63"><text:s text:c="8"/>if (userlock) {</text:p>
      <text:p text:style-name="P63"/>
      <text:p text:style-name="P63"><text:s text:c="12"/>update control {</text:p>
      <text:p text:style-name="P63"><text:soft-page-break/><text:s text:c="16"/>Tmp-String-1 := "%{sql:SELECT DATE_FORMAT(`expires`, '%%d %%b %%Y %%H:%%i:%%s') AS expires FROM payments \</text:p>
      <text:p text:style-name="P63"><text:s text:c="39"/>WHERE username='%{User-Name}' AND expires &gt; NOW() ORDER BY expires DESC LIMIT 1}"</text:p>
      <text:p text:style-name="P63"><text:s text:c="12"/>}</text:p>
      <text:p text:style-name="P63"><text:s text:c="12"/></text:p>
      <text:p text:style-name="P63"><text:s text:c="12"/>if ("%{control:Tmp-String-1}") {</text:p>
      <text:p text:style-name="P63"/>
      <text:p text:style-name="P63"><text:s text:c="16"/>update control {</text:p>
      <text:p text:style-name="P63"><text:s text:c="20"/>Tmp-String-2 := "%{sql:UPDATE radcheck SET value='%{control:Tmp-String-1}' \</text:p>
      <text:p text:style-name="P63"><text:s text:c="43"/>WHERE username='%{User-Name}' AND attribute='Expiration'}"</text:p>
      <text:p text:style-name="P63"><text:s text:c="20"/>Auth-Type := Reject</text:p>
      <text:p text:style-name="P63"><text:s text:c="16"/>}</text:p>
      <text:p text:style-name="P63"><text:s text:c="12"/>}</text:p>
      <text:p text:style-name="P63"><text:s text:c="12"/>else {</text:p>
      <text:p text:style-name="P63"/>
      <text:p text:style-name="P63"><text:s text:c="16"/>update reply {</text:p>
      <text:p text:style-name="P63"><text:s text:c="20"/>Reply-Message += "Restricted Access"</text:p>
      <text:p text:style-name="P63"><text:s text:c="20"/>Session-Timeout := 600</text:p>
      <text:p text:style-name="P63"><text:s text:c="16"/>}</text:p>
      <text:p text:style-name="P63"/>
      <text:p text:style-name="P63"><text:s text:c="16"/>update control {</text:p>
      <text:p text:style-name="P63"><text:s text:c="20"/>Auth-Type := Accept</text:p>
      <text:p text:style-name="P63"><text:s text:c="20"/>Pool-Name := expired</text:p>
      <text:p text:style-name="P63"><text:s text:c="16"/>}</text:p>
      <text:p text:style-name="P63"><text:s text:c="16"/>ok</text:p>
      <text:p text:style-name="P63"><text:s text:c="12"/>}</text:p>
      <text:p text:style-name="P63"><text:s text:c="8"/>}</text:p>
      <text:p text:style-name="P63"><text:s text:c="4"/>}</text:p>
      <text:p text:style-name="P63"/>
      <text:p text:style-name="P63"><text:s text:c="4"/>check_free_access {</text:p>
      <text:p text:style-name="P63"/>
      <text:p text:style-name="P63"><text:s text:c="8"/>if ("%{sql:SELECT users.free_access FROM radcheck \</text:p>
      <text:p text:style-name="P63"><text:s text:c="19"/>LEFT JOIN users ON radcheck.userid = users.userid \</text:p>
      <text:p text:style-name="P63"><text:s text:c="19"/>WHERE radcheck.username='%{User-Name}' GROUP BY radcheck.username}" == 1) {</text:p>
      <text:p text:style-name="P63"/>
      <text:p text:style-name="P63"><text:s text:c="12"/>update reply {</text:p>
      <text:p text:style-name="P63"><text:s text:c="16"/>Reply-Message += "Free Access"</text:p>
      <text:p text:style-name="P63"><text:s text:c="16"/>Session-Timeout := 777600</text:p>
      <text:p text:style-name="P63"><text:s text:c="12"/>}</text:p>
      <text:p text:style-name="P63"><text:s text:c="12"/>ok</text:p>
      <text:p text:style-name="P63"><text:s text:c="8"/>}</text:p>
      <text:p text:style-name="P63"><text:s text:c="8"/>else {</text:p>
      <text:p text:style-name="P63"><text:s text:c="12"/>check_payment</text:p>
      <text:p text:style-name="P63"><text:s text:c="8"/>}</text:p>
      <text:p text:style-name="P63"><text:s text:c="5"/>}</text:p>
      <text:p text:style-name="P63"><text:soft-page-break/></text:p>
      <text:p text:style-name="P14">}</text:p>
      <text:p text:style-name="Standard"/>
      <text:p text:style-name="P14">cat /dev/null &gt; /etc/freeradius/sites-available/default</text:p>
      <text:p text:style-name="P14">nano /etc/freeradius/sites-available/default</text:p>
      <text:p text:style-name="P63">authorize {</text:p>
      <text:p text:style-name="P63"><text:s text:c="4"/>chap</text:p>
      <text:p text:style-name="P63"><text:s text:c="4"/>sql {</text:p>
      <text:p text:style-name="P63"><text:s text:c="8"/>ok = 1</text:p>
      <text:p text:style-name="P63"><text:s text:c="4"/>}</text:p>
      <text:p text:style-name="P63"/>
      <text:p text:style-name="P63"><text:s text:c="5"/>if (ok) {</text:p>
      <text:p text:style-name="P63"><text:s/></text:p>
      <text:p text:style-name="P63"><text:s text:c="9"/># Check for MAC Address, if not exist update and check MAC</text:p>
      <text:p text:style-name="P63"><text:s text:c="9"/>if (!"%{control:Calling-Station-Id}") {</text:p>
      <text:p text:style-name="P63"/>
      <text:p text:style-name="P63"><text:s text:c="12"/>update control {</text:p>
      <text:p text:style-name="P63"><text:s text:c="16"/>Tmp-String-0 := "%{sql:UPDATE radcheck SET value='%{Calling-Station-Id}' \</text:p>
      <text:p text:style-name="P63"><text:s text:c="40"/>WHERE username='%{User-Name}' AND attribute='Calling-Station-Id'}"</text:p>
      <text:p text:style-name="P63"><text:s text:c="16"/>Calling-Station-Id := "%{Calling-Station-Id}"</text:p>
      <text:p text:style-name="P63"><text:s text:c="12"/>}</text:p>
      <text:p text:style-name="P63"><text:s text:c="8"/>}</text:p>
      <text:p text:style-name="P63"><text:s text:c="8"/>checkval</text:p>
      <text:p text:style-name="P63"><text:s text:c="8"/>check_free_access</text:p>
      <text:p text:style-name="P63"><text:s text:c="4"/>}</text:p>
      <text:p text:style-name="P63">}</text:p>
      <text:p text:style-name="P63"/>
      <text:p text:style-name="P63">authenticate {</text:p>
      <text:p text:style-name="P63"><text:s text:c="4"/>Auth-Type CHAP {</text:p>
      <text:p text:style-name="P63"><text:s text:c="12"/>chap</text:p>
      <text:p text:style-name="P63"><text:s text:c="4"/>}</text:p>
      <text:p text:style-name="P63">}</text:p>
      <text:p text:style-name="P63"/>
      <text:p text:style-name="P63">preacct {</text:p>
      <text:p text:style-name="P63"><text:s text:c="4"/>acct_unique</text:p>
      <text:p text:style-name="P63">}</text:p>
      <text:p text:style-name="P63"/>
      <text:p text:style-name="P63">accounting {</text:p>
      <text:p text:style-name="P63"><text:s text:c="4"/>sql</text:p>
      <text:p text:style-name="P63"><text:s text:c="4"/>sqlippool</text:p>
      <text:p text:style-name="P63">}</text:p>
      <text:p text:style-name="P63"/>
      <text:p text:style-name="P63">session {</text:p>
      <text:p text:style-name="P63"><text:s text:c="4"/>sql {</text:p>
      <text:p text:style-name="P63"><text:s text:c="8"/>ok = 1</text:p>
      <text:p text:style-name="P63"><text:s text:c="4"/>}</text:p>
      <text:p text:style-name="P63"><text:soft-page-break/></text:p>
      <text:p text:style-name="P63"><text:s text:c="4"/>if (ok) {</text:p>
      <text:p text:style-name="P63"><text:s text:c="8"/>if ("%{sql:UPDATE radacct SET acctstoptime=ADDDATE(acctstarttime,INTERVAL acctsessiontime SECOND), acctterminatecause='Clear-Stale Session' \</text:p>
      <text:p text:style-name="P63"><text:s text:c="19"/>WHERE username='%{User-Name}' and callingstationid='%{Calling-Station-Id}' and acctstoptime IS NULL}") {</text:p>
      <text:p text:style-name="P63"><text:s text:c="8"/>}</text:p>
      <text:p text:style-name="P63"><text:s text:c="4"/>}</text:p>
      <text:p text:style-name="P63">}</text:p>
      <text:p text:style-name="P63"/>
      <text:p text:style-name="P63">post-auth {</text:p>
      <text:p text:style-name="P63"><text:s text:c="4"/>sql</text:p>
      <text:p text:style-name="P63"><text:s text:c="4"/>sqlippool</text:p>
      <text:p text:style-name="P63">}</text:p>
      <text:p text:style-name="Standard"/>
      <text:p text:style-name="Standard">Трябва да се добави ограничение за брой отворени сесии с едно потребителско име и парола. В противен случай с едно потребителско име и парола могат да се отворят безброй сесии на различни хостове и всеки от тях, ще има интернет. Разкоментирайте, за да изглеждат по следния начин:</text:p>
      <text:p text:style-name="P14">nano /etc/freeradius/sql/mysql/dialup.conf </text:p>
      <text:p text:style-name="P63"><text:s text:c="8"/>#Uncomment simul_count_query to enable simultaneous use checking</text:p>
      <text:p text:style-name="P63"><text:s text:c="8"/>simul_count_query = "SELECT COUNT(*) \</text:p>
      <text:p text:style-name="P63"><text:s text:c="29"/>FROM ${acct_table1} \</text:p>
      <text:p text:style-name="P63"><text:s text:c="29"/>WHERE username = '%{SQL-User-Name}' \</text:p>
      <text:p text:style-name="P63"><text:s text:c="29"/>AND acctstoptime IS NULL"</text:p>
      <text:p text:style-name="Standard"/>
      <text:p text:style-name="Standard">Променяме съобщението за потребители с изтекла дата на услугата в модула expiration.</text:p>
      <text:p text:style-name="P14">nano /etc/freeradius/modules/expiration</text:p>
      <text:p text:style-name="P63">expiration {</text:p>
      <text:p text:style-name="P63"><text:tab/>#reply-message = "Password Has Expired\r\n" </text:p>
      <text:p text:style-name="P63"><text:tab/>reply-message = "Your account has expired, %{User-Name}\r\n"</text:p>
      <text:p text:style-name="P63">}</text:p>
      <text:p text:style-name="Standard"/>
      <text:p text:style-name="Standard">Източник: http://abills.net.ua/wiki/doku.php/abills:docs:linux:pppd_radattr:ru</text:p>
      <text:p text:style-name="Standard">Добавяме в края на файла <text:span text:style-name="T14">dictionary</text:span>:</text:p>
      <text:p text:style-name="P14">nano /etc/freeradius/dictionary</text:p>
      <text:p text:style-name="P63">#</text:p>
      <text:p text:style-name="P63"># Limit session traffic</text:p>
      <text:p text:style-name="P63">#</text:p>
      <text:p text:style-name="P63">ATTRIBUTE <text:s text:c="6"/>Session-Octets-Limit <text:s text:c="11"/>227 <text:s text:c="4"/>integer</text:p>
      <text:p text:style-name="P63"># What to assume as limit - 0 in+out, 1 in, 2 out, 3 max(in,out)</text:p>
      <text:p text:style-name="P63">ATTRIBUTE <text:s text:c="6"/>Octets-Direction <text:s text:c="15"/>228 <text:s text:c="4"/>integer</text:p>
      <text:p text:style-name="P63"># Connection Speed Limit</text:p>
      <text:p text:style-name="P63">ATTRIBUTE <text:s text:c="6"/>PPPD-Upstream-Speed-Limit <text:s text:c="6"/>230 <text:s text:c="4"/>integer</text:p>
      <text:p text:style-name="P63">ATTRIBUTE <text:s text:c="6"/>PPPD-Downstream-Speed-Limit <text:s text:c="4"/>231 <text:s text:c="4"/>integer</text:p>
      <text:p text:style-name="P63">ATTRIBUTE <text:s text:c="6"/>PPPD-Upstream-Speed-Limit-1 <text:s text:c="4"/>232 <text:s text:c="4"/>integer</text:p>
      <text:p text:style-name="P63"><text:soft-page-break/>ATTRIBUTE <text:s text:c="6"/>PPPD-Downstream-Speed-Limit-1 <text:s text:c="2"/>233 <text:s text:c="4"/>integer</text:p>
      <text:p text:style-name="P63">ATTRIBUTE <text:s text:c="6"/>PPPD-Upstream-Speed-Limit-2 <text:s text:c="4"/>234 <text:s text:c="4"/>integer</text:p>
      <text:p text:style-name="P63">ATTRIBUTE <text:s text:c="6"/>PPPD-Downstream-Speed-Limit-2 <text:s text:c="2"/>235 <text:s text:c="4"/>integer</text:p>
      <text:p text:style-name="P63">ATTRIBUTE <text:s text:c="6"/>PPPD-Upstream-Speed-Limit-3 <text:s text:c="4"/>236 <text:s text:c="4"/>integer</text:p>
      <text:p text:style-name="P63">ATTRIBUTE <text:s text:c="6"/>PPPD-Downstream-Speed-Limit-3 <text:s text:c="2"/>237 <text:s text:c="4"/>integer</text:p>
      <text:p text:style-name="P63">ATTRIBUTE <text:s text:c="6"/>Acct-Interim-Interval <text:s text:c="11"/>85 <text:s text:c="4"/>integer</text:p>
      <text:p text:style-name="Standard"/>
      <text:p text:style-name="P14">/etc/init.d/freeradius start</text:p>
      <text:p text:style-name="P14">chmod 755 /var/log/freeradius</text:p>
      <text:p text:style-name="Standard"/>
      <text:p text:style-name="Standard"><text:tab/>С тези настройки приключваме с Freeradisu сървъра, но това не означава, че това са възможностите на самия сървър. В нашия случай ще използваме минимална част от тях. Достъпа до интернет е на база крайна дата, без да се взима под внимание други неща. Това далеч не изчерпва възможностите на Freeradisu. Ако искате, той да прави и по-сложни неща, като за начало на предоставената услуга да се има предвид първата започната сесия след новото плащане, да ограничите потребителя да ползва интернет само през определен итревал от време и много други неща, ще трябва да преправите системата.</text:p>
      <text:p text:style-name="Standard"><text:tab/>Според мен интернет е преплатена услуга<text:span text:style-name="T14"> от</text:span> дата <text:span text:style-name="T14">до </text:span>дата, която потребителя решава, кога да я плати и кога да я използва. Това, че след като клиента е преплатил, но в следващите 5 дена не е включил компютъра си е негово право, но не е нормално да иска този период обратно от интернет доставчика, ако е нямало предварителна договорка. Ще се получи и пропаст между потребителите, които са с PPPoE сесии и тези, които имат въведени статични IP адреси. По този начин всеки интернет потребител получава равна услуга.</text:p>
      <text:p text:style-name="Standard"/>
      <text:p text:style-name="Standard"><text:tab/><text:span text:style-name="T40">2.9 Freeradius клиент</text:span></text:p>
      <text:p text:style-name="Standard"/>
      <text:p text:style-name="Standard"><text:tab/>Freeradius клиента се използва от PPPoE сървъра, за да осъществи връзката между интернет потребителите и Freeradius сървъра.</text:p>
      <text:p text:style-name="Standard"/>
      <text:p text:style-name="P14">apt-get install radiusclient1</text:p>
      <text:p text:style-name="Standard"/>
      <text:p text:style-name="Standard">В този файл посочваме IP и парола за достъп до Freeradius сървър, който знае за тези настройки от <text:span text:style-name="T14">freeradius_example.sql</text:span><text:span text:style-name="T15">.</text:span></text:p>
      <text:p text:style-name="P16"/>
      <text:p text:style-name="P14">cat /dev/null &gt; /etc/radiusclient/servers</text:p>
      <text:p text:style-name="P14">nano /etc/radiusclient/servers</text:p>
      <text:p text:style-name="P61">localhost<text:tab/>my_isp_radius_secret</text:p>
      <text:p text:style-name="Standard"/>
      <text:p text:style-name="P14">cat /dev/null &gt; /etc/radiusclient/radiusclient.conf</text:p>
      <text:p text:style-name="P14">nano /etc/radiusclient/radiusclient.conf</text:p>
      <text:p text:style-name="P63">auth_order <text:s text:c="5"/>radius</text:p>
      <text:p text:style-name="P63">login_tries <text:s text:c="4"/>4</text:p>
      <text:p text:style-name="P63">login_timeout <text:s text:c="2"/>60</text:p>
      <text:p text:style-name="P63">nologin /etc/nologin</text:p>
      <text:p text:style-name="P63">issue <text:s text:c="2"/>/etc/radiusclient/issue</text:p>
      <text:p text:style-name="P63"><text:soft-page-break/># RADIUS settings </text:p>
      <text:p text:style-name="P63">authserver 127.0.0.1:1812 </text:p>
      <text:p text:style-name="P63">acctserver 127.0.0.1:1813</text:p>
      <text:p text:style-name="P63">servers <text:s text:c="8"/>/etc/radiusclient/servers</text:p>
      <text:p text:style-name="P63">dictionary <text:s text:c="5"/>/etc/radiusclient/dictionary</text:p>
      <text:p text:style-name="P63">login_radius <text:s text:c="3"/>/usr/sbin/login.radius</text:p>
      <text:p text:style-name="P63"># RADIUS server</text:p>
      <text:p text:style-name="P63">seqfile <text:s text:c="8"/>/var/run/radius.seq</text:p>
      <text:p text:style-name="P63">mapfile <text:s text:c="8"/>/etc/radiusclient/port-id-map</text:p>
      <text:p text:style-name="P63">default_realm</text:p>
      <text:p text:style-name="P63">radius_timeout <text:s/>10</text:p>
      <text:p text:style-name="P63">radius_retries <text:s/>3</text:p>
      <text:p text:style-name="P63">login_local <text:s text:c="4"/>/bin/login</text:p>
      <text:p text:style-name="Standard"/>
      <text:p text:style-name="Standard">Източник: http://abills.net.ua/wiki/doku.php/abills:docs:linux:pppd_radattr:ru</text:p>
      <text:p text:style-name="Standard">Добавете в края на файла <text:span text:style-name="T14">dictionary:</text:span></text:p>
      <text:p text:style-name="P14">nano /etc/radiusclient/dictionary</text:p>
      <text:p text:style-name="P63">#</text:p>
      <text:p text:style-name="P63"># Limit session traffic</text:p>
      <text:p text:style-name="P63">#</text:p>
      <text:p text:style-name="P63">ATTRIBUTE <text:s text:c="6"/>Session-Octets-Limit <text:s text:c="11"/>227 <text:s text:c="4"/>integer</text:p>
      <text:p text:style-name="P63"># What to assume as limit - 0 in+out, 1 in, 2 out, 3 max(in,out)</text:p>
      <text:p text:style-name="P63">ATTRIBUTE <text:s text:c="6"/>Octets-Direction <text:s text:c="15"/>228 <text:s text:c="4"/>integer</text:p>
      <text:p text:style-name="P63"># Connection Speed Limit</text:p>
      <text:p text:style-name="P63">ATTRIBUTE <text:s text:c="6"/>PPPD-Upstream-Speed-Limit <text:s text:c="6"/>230 <text:s text:c="4"/>integer</text:p>
      <text:p text:style-name="P63">ATTRIBUTE <text:s text:c="6"/>PPPD-Downstream-Speed-Limit <text:s text:c="4"/>231 <text:s text:c="4"/>integer</text:p>
      <text:p text:style-name="P63">ATTRIBUTE <text:s text:c="6"/>PPPD-Upstream-Speed-Limit-1 <text:s text:c="4"/>232 <text:s text:c="4"/>integer</text:p>
      <text:p text:style-name="P63">ATTRIBUTE <text:s text:c="6"/>PPPD-Downstream-Speed-Limit-1 <text:s text:c="2"/>233 <text:s text:c="4"/>integer</text:p>
      <text:p text:style-name="P63">ATTRIBUTE <text:s text:c="6"/>PPPD-Upstream-Speed-Limit-2 <text:s text:c="4"/>234 <text:s text:c="4"/>integer</text:p>
      <text:p text:style-name="P63">ATTRIBUTE <text:s text:c="6"/>PPPD-Downstream-Speed-Limit-2 <text:s text:c="2"/>235 <text:s text:c="4"/>integer</text:p>
      <text:p text:style-name="P63">ATTRIBUTE <text:s text:c="6"/>PPPD-Upstream-Speed-Limit-3 <text:s text:c="4"/>236 <text:s text:c="4"/>integer</text:p>
      <text:p text:style-name="P63">ATTRIBUTE <text:s text:c="6"/>PPPD-Downstream-Speed-Limit-3 <text:s text:c="2"/>237 <text:s text:c="4"/>integer</text:p>
      <text:p text:style-name="P63">ATTRIBUTE <text:s text:c="6"/>Acct-Interim-Interval <text:s text:c="11"/>85 <text:s text:c="4"/>integer</text:p>
      <text:p text:style-name="Standard"/>
      <text:p text:style-name="Standard"/>
      <text:p text:style-name="P53"><text:tab/><text:span text:style-name="T47">3. Скриптове</text:span></text:p>
      <text:p text:style-name="P54"/>
      <text:p text:style-name="P45">Преди да разгледаме скриптовете нега да инсталираме програмите, които ще се използват от тях:</text:p>
      <text:p text:style-name="P37">apt-get install sudo vlan arp-scan arping python-mysql.connector python-ipcalc</text:p>
      <text:p text:style-name="P45"/>
      <text:list xml:id="list1193244320113644770" text:style-name="L18">
        <text:list-item>
          <text:p text:style-name="P88">echo "3 EXPIRED" &gt;&gt; /etc/iproute2/rt_tables</text:p>
        </text:list-item>
      </text:list>
      <text:p text:style-name="P45">Съдаваме таблица за <text:s/>маршрутизиране, към която ще пранасочваме потребителите с изтекъл срок за ползване на предоставената услуга.</text:p>
      <text:p text:style-name="P45"/>
      <text:p text:style-name="P37">sudo<text:span text:style-name="T15"> – позволя да дадем администраторски права на определен потребител върху определена </text:span><text:soft-page-break/><text:span text:style-name="T15">програма</text:span></text:p>
      <text:p text:style-name="P45"/>
      <text:p text:style-name="P37">vlan<text:span text:style-name="T15"> – може да създавеме “</text:span><text:span text:style-name="Emphasis"><text:span text:style-name="T15">Виртуални локални</text:span></text:span><text:span text:style-name="T15"> </text:span><text:span text:style-name="T34">мрежи</text:span><text:span text:style-name="T15">“ (VLANs)</text:span></text:p>
      <text:p text:style-name="P37">arp-scan<text:span text:style-name="T15"> – сканира мрежата за MAC адреси</text:span></text:p>
      <text:p text:style-name="P37">python-mysql.connector<text:span text:style-name="T15"> – имплементация на Python за връзка към MySQL база данни сървър</text:span></text:p>
      <text:p text:style-name="P37">python-ipcalc<text:span text:style-name="T15"> – съдържа полезни инструменти, чрез които ще правим изчисления за шейпъра</text:span></text:p>
      <text:p text:style-name="P45"/>
      <text:p text:style-name="P45">Добавяме поддръжка на модула IPMARK за IPTABLES</text:p>
      <text:p text:style-name="P37">aptitude update</text:p>
      <text:p text:style-name="P37">aptitude install module-assistant xtables-addons-source xtables-addons-common</text:p>
      <text:p text:style-name="P37">m-a prepare</text:p>
      <text:p text:style-name="P37">m-a auto-install xtables-addons-source</text:p>
      <text:p text:style-name="P37">depmod -a</text:p>
      <text:p text:style-name="P45"/>
      <text:list xml:id="list3324101809881101341" text:style-name="L19">
        <text:list-item>
          <text:p text:style-name="P89">sudo<text:span text:style-name="T15"> </text:span></text:p>
        </text:list-item>
      </text:list>
      <text:p text:style-name="P20"><text:span text:style-name="T15">PHP ще използва sudo, за да стартира python скриптове и за да изчиства определени команди от системата с привилегии на “root”. За целта трябва да се добави в “</text:span><text:span text:style-name="T34">/etc/sudoers</text:span><text:span text:style-name="T15">” следното съдържание:</text:span></text:p>
      <text:p text:style-name="P22"/>
      <text:p text:style-name="P14">nano /etc/sudoers</text:p>
      <text:p text:style-name="P63"># Cmnd alias specification</text:p>
      <text:p text:style-name="P63">Cmnd_Alias <text:s text:c="5"/>PYTHON = /usr/bin/python</text:p>
      <text:p text:style-name="P63">Cmnd_Alias <text:s text:c="5"/>IP = /sbin/ip</text:p>
      <text:p text:style-name="P63">Cmnd_Alias <text:s text:c="5"/>KILL = /bin/kill</text:p>
      <text:p text:style-name="P63">Cmnd_Alias <text:s text:c="5"/>ARPING = /usr/sbin/arping</text:p>
      <text:p text:style-name="P63"/>
      <text:p text:style-name="P63">#Cmnd_Alias <text:s text:c="5"/>IPTABLES = /sbin/iptables</text:p>
      <text:p text:style-name="P63">#Cmnd_Alias <text:s text:c="5"/>TC = /sbin/tc</text:p>
      <text:p text:style-name="P63"/>
      <text:p text:style-name="P63"># Allow members of group www-data to execute commands</text:p>
      <text:p text:style-name="P63">%www-data ALL=NOPASSWD: PYTHON, IP, KILL, ARPING</text:p>
      <text:p text:style-name="P14"/>
      <text:p text:style-name="P14">/etc/init.d/sudo restart</text:p>
      <text:p text:style-name="Standard"/>
      <text:list xml:id="list3139882570024343084" text:style-name="L20">
        <text:list-item>
          <text:p text:style-name="P75">ip_status.conf</text:p>
        </text:list-item>
      </text:list>
      <text:p text:style-name="P14"><text:span text:style-name="T15">Чрез този конфигурационен файл, ако демона за дневници в линукс виде, че реда започва с “</text:span><text:span text:style-name="T48">^\[ *[0-9]*\.[0-9]*\] IP_STATUS: </text:span><text:span text:style-name="T15">”, ще запише тази информация в “/var/log/ip_status.log”. Системата, ще използва този файл, за да определи кой IP адрес е активен.</text:span></text:p>
      <text:p text:style-name="P16"/>
      <text:p text:style-name="P14">nano /etc/rsyslog.d/ip_status.conf</text:p>
      <text:p text:style-name="P65">:msg, regex, "^\[ *[0-9]*\.[0-9]*\] IP_STATUS: " -/var/log/ip_status.log</text:p>
      <text:p text:style-name="P65">&amp; ~</text:p>
      <text:p text:style-name="Standard"/>
      <text:p text:style-name="P14">/etc/init.d/rsyslog restart</text:p>
      <text:p text:style-name="Standard"/>
      <text:p text:style-name="Standard"><text:soft-page-break/><text:tab/>Скритовете в IMSLU са писани на Python и образуват ядрото на програмата. Именно те създават маршрутизиращата таблица, VLAN-ни, добавят IP адреси към тях, правилата за ограничаване на скоростта, намират клиентите в различните VLAN-ни, записват подробни логове, следят за потребители с изтекла услуга и още много други неща, които са автоматизирани и изключително улесняват работата на администраторите. </text:p>
      <text:p text:style-name="Standard"><text:tab/>Защо Python? Може би е време да се отървем от остарялото разбиране, че добри скриптове за линукс се пишат на Bash, Perl или и двете заедно. Python е програмен език от високо ниво с много лесен синтаксис и предоставя изключителни възможности за улеснение работата на администраторите, в което ще се убедите и вие.</text:p>
      <text:p text:style-name="Standard"><text:tab/><text:span text:style-name="T14">За момента скириптовете поддържат само MySql база данни.</text:span></text:p>
      <text:p text:style-name="P17"><text:span text:style-name="T16"><text:tab/>Скриптовете се намират в директория “</text:span><text:span text:style-name="T20">conf/линукс_дистрибуция/scripts</text:span><text:span text:style-name="T16">” в нашия случай “conf/debian/scripts”. Тази директория съдържа следните файлове:</text:span></text:p>
      <text:list xml:id="list6474992750862051375" text:style-name="L21">
        <text:list-item>
          <text:p text:style-name="P73"><text:span text:style-name="T16">config.py </text:span><text:span text:style-name="T17">– Конфигурационни променливи, които се използват от останалите скриптове.</text:span></text:p>
        </text:list-item>
        <text:list-item>
          <text:p text:style-name="P73"><text:span text:style-name="T16">MyConnector.py</text:span><text:span text:style-name="T17"> – Функция, която връща обект свързан към база данни.</text:span></text:p>
        </text:list-item>
        <text:list-item>
          <text:p text:style-name="P73"><text:span text:style-name="T16">global_rules.py </text:span><text:span text:style-name="T17">– Използва се при стартиране на системата. Опростен вариант, който използва само два интерфейса (за достъп до интернет и до локалната мрежа)</text:span></text:p>
        </text:list-item>
        <text:list-item>
          <text:p text:style-name="P73"><text:span text:style-name="T16">global_rules_vlans.py</text:span><text:span text:style-name="T17"> – Използва се при стартиране на системата. По-сложен вариант, който създава и “</text:span><text:span text:style-name="Emphasis"><text:span text:style-name="T17">Виртуални локални</text:span></text:span><text:span text:style-name="T17"> </text:span><text:span text:style-name="T22">мрежи</text:span><text:span text:style-name="T17">“ (VLANs).</text:span></text:p>
        </text:list-item>
        <text:list-item>
          <text:p text:style-name="P73">functions.py<text:span text:style-name="T15"> – Функции</text:span><text:span text:style-name="T17">, които се използват от останалите скриптове и PHP.</text:span></text:p>
        </text:list-item>
        <text:list-item>
          <text:p text:style-name="P73"><text:span text:style-name="T16">admin_tools.py</text:span><text:span text:style-name="T17"> - Функции, които се използват от останалите скриптове и PHP.</text:span></text:p>
        </text:list-item>
        <text:list-item>
          <text:p text:style-name="P73"><text:span text:style-name="T16">sqldump.py</text:span><text:span text:style-name="T17"> – Използва се при архивиране на база данни.</text:span></text:p>
        </text:list-item>
        <text:list-item>
          <text:p text:style-name="P73"><text:span text:style-name="T16">ppp_on.py</text:span><text:span text:style-name="T17"> - Използва се от PPPoE сървъра, при създаване на нова сесия.</text:span></text:p>
        </text:list-item>
        <text:list-item>
          <text:p text:style-name="P73"><text:span text:style-name="T16">ppp_off.py</text:span><text:span text:style-name="T17"> - Използва се от PPPoE сървъра, при спиране на сесия.</text:span></text:p>
        </text:list-item>
      </text:list>
      <text:p text:style-name="P20"/>
      <text:p text:style-name="P17"><text:tab/>Ако сте изпълнили предишните стъпки, скриптовете трябва да са в директория “<text:span text:style-name="T35">/etc/imslu</text:span><text:span text:style-name="T26">/scripts</text:span>”, ако не са там, <text:s/>изпълнете “<text:span text:style-name="T35">cp -r conf/debian/* /etc/imslu/</text:span>”. Нека да прегледаме подробно скриптовете и да обясня основната идея на това което правят.</text:p>
      <text:p text:style-name="P17"/>
      <text:p text:style-name="P62"><text:span text:style-name="T14"><text:s text:c="4"/>Бележка:</text:span> Когато правите промени в даден скрип се убедете, че променливата която искате да използвате не се използва по-надолу, не се дава като аргумент към друга функция или изобщо не съществува, понеже в Python няма константи. Това означава, че може да презапишете<text:tab/><text:tab/> съдържанието на всяка променлива. <text:tab/><text:tab/></text:p>
      <text:p text:style-name="P18"/>
      <text:list xml:id="list8094702544639442419" text:style-name="L22">
        <text:list-item>
          <text:list>
            <text:list-header>
              <text:p text:style-name="P113">3.1 config.py</text:p>
            </text:list-header>
          </text:list>
        </text:list-item>
      </text:list>
      <text:p text:style-name="P20">Спазвайте синтаксиса, който е използван или този на примерите в конфигурационния файл!</text:p>
      <text:list xml:id="list5698790509789349689" text:style-name="L23">
        <text:list-item>
          <text:list>
            <text:list-item>
              <text:p text:style-name="P74"><text:span text:style-name="T16">IFACE_INTERNAL</text:span><text:span text:style-name="T17"> – Интерфейс, който е свързан към локалната мрежа (в моя случай eth0).</text:span></text:p>
            </text:list-item>
            <text:list-item>
              <text:p text:style-name="P74"><text:span text:style-name="T16">IFACE_EXTERNAL</text:span><text:span text:style-name="T17"> - Интерфейс, който е свързан към глобалната мрежа (интернет, в моя случай eth1).</text:span></text:p>
            </text:list-item>
            <text:list-item>
              <text:p text:style-name="P74"><text:span text:style-name="T16">LOG_DIR</text:span><text:span text:style-name="T17"> - Директорията, в която програмата ще води подробни дневници (log dir).</text:span></text:p>
            </text:list-item>
            <text:list-item>
              <text:p text:style-name="P91">Следват точните местоположения на програмите, които ще се използват от скриптовете. Те са настроени за Debian Wheezy и няма нужда да ги променяте.</text:p>
            </text:list-item>
            <text:list-item>
              <text:p text:style-name="P90">SHOW_WARNING_PAGE<text:span text:style-name="T15"> – Искате ли, системата да използва уеб страницата, </text:span><text:soft-page-break/><text:span text:style-name="T15">към която ще се пренасочва трафика на потренителите, с изтекъл срок за ползване на услугата.</text:span></text:p>
            </text:list-item>
            <text:list-item>
              <text:p text:style-name="P90">IP_WARNING_PAGE<text:span text:style-name="T15"> – IP адреса на линукс сървъра, на който се намира тази уеб страница.</text:span></text:p>
            </text:list-item>
            <text:list-item>
              <text:p text:style-name="P90">IFACE_WARNING_PAGE<text:span text:style-name="T15"> – Интерфейса където се намира линукс сървъра.</text:span></text:p>
            </text:list-item>
            <text:list-item>
              <text:p text:style-name="P74"><text:span text:style-name="T16">PPPoE_SCRIPT</text:span><text:span text:style-name="T17"> – Името и местоположението на скрипта, който стартира и спира PPPoE сървъра.</text:span></text:p>
            </text:list-item>
            <text:list-item>
              <text:p text:style-name="P74"><text:span text:style-name="T16">FR_SCRIPT</text:span><text:span text:style-name="T17"> - Името и местоположението на скрипта, който стартира и спира Freeradius сървъра.</text:span></text:p>
            </text:list-item>
            <text:list-item>
              <text:p text:style-name="P74"><text:span text:style-name="T16">FR_EXPIRED</text:span><text:span text:style-name="T17"> – Мрежите, от които Freeradius сървъра раздава IP адреси на потребители с изтекла дата за използване на услугата.</text:span></text:p>
            </text:list-item>
            <text:list-item>
              <text:p text:style-name="P74"><text:span text:style-name="T16">FR_NETWORKS</text:span><text:span text:style-name="T17"> – Мрежите, от които Freeradius сървъра раздава IP адреси на потребители с валидна дата за използване на услугата.</text:span></text:p>
            </text:list-item>
            <text:list-item>
              <text:p text:style-name="P74"><text:span text:style-name="T16">ST_NETWORKS</text:span><text:span text:style-name="T17"> - <text:s/>Мрежите, от които се дават IP адреси на потребители със статични IP настройки.</text:span></text:p>
            </text:list-item>
            <text:list-item>
              <text:p text:style-name="P92"><text:span text:style-name="T20">USE_VLANS</text:span><text:span text:style-name="T17"> – булев тип (False or True). Искате ли да използвате “</text:span><text:span text:style-name="Emphasis"><text:span text:style-name="T33">Виртуални локални</text:span></text:span><text:span text:style-name="T33"> мрежи</text:span>“ (<text:span text:style-name="Emphasis">VLANs).</text:span> Тази стойност трябва да бъде същата и в конфигурационния файл на PHP, който се намира в <text:span text:style-name="T15">“</text:span><text:span text:style-name="T35">/etc/imslu</text:span><text:span text:style-name="T26">/config.php</text:span><text:span text:style-name="T15">”. В противен случай системат няма да работи коректно.</text:span></text:p>
            </text:list-item>
            <text:list-item>
              <text:p text:style-name="P92"><text:span text:style-name="T14">IFACE_INTERNAL_VLANS</text:span> - <text:span text:style-name="T33">“</text:span><text:span text:style-name="Emphasis"><text:span text:style-name="T33">Виртуални локални</text:span></text:span><text:span text:style-name="T33"> мрежи“</text:span>, които ще бъдат създадени към интерфейса, който е свързан към локалната мрежа. Задава се VLAN id <text:s/>(число). На тези VLAN-ни global_rules_vlans.py скрипта автоматично вдига IP адреси, който да се използва от потребителите в този VLAN като шлюзове по подразбиране. Като за основа се взимат всички мрежи от променливата ST_NETWORKS, махат се последните 4 символа и се добавя 1/32. Прим.: Добавения IP адрес въз основа на мрежа 10.111.2.0/24, ще бъде 10.111.2.1/32 и ще служе като шлюзове по подразбиране на потребителите от този VLAN<text:span text:style-name="Emphasis">,</text:span><text:span text:style-name="Emphasis"><text:span text:style-name="T30"> които са в тази мрежа</text:span></text:span><text:span text:style-name="T30">.</text:span></text:p>
            </text:list-item>
            <text:list-item>
              <text:p text:style-name="P92"><text:span text:style-name="T14">IFACE_EXTERNAL_VLANS</text:span><text:span text:style-name="T2"> - </text:span><text:span text:style-name="T33">“</text:span><text:span text:style-name="Emphasis"><text:span text:style-name="T33">Виртуални локални</text:span></text:span><text:span text:style-name="T33"> мрежи“</text:span><text:span text:style-name="T2">, </text:span>които ще бъдат създадени към интерфейса, който е свързан към интернет. Само се създават VLAN-ни, ако има добавено VLAN id.</text:p>
            </text:list-item>
            <text:list-item>
              <text:p text:style-name="P76">INTERVAL_FOR_CHECKING<text:span text:style-name="T15"> – Използва се от функциите в “</text:span><text:span text:style-name="T34">functions.py</text:span><text:span text:style-name="T15">”. За колко секунди функцията да заспи, след като е минала проверките, ако “CHECK_AGAIN &gt; 1”.</text:span></text:p>
            </text:list-item>
            <text:list-item>
              <text:p text:style-name="P76">CHECK_AGAIN<text:span text:style-name="T15"> - Използва се от функциите в “</text:span><text:span text:style-name="T34">functions.py</text:span><text:span text:style-name="T15">”. Колко пъти функцията да се ипълне, ако има не намерени </text:span><text:span text:style-name="T34">“</text:span><text:span text:style-name="Emphasis"><text:span text:style-name="T34">Виртуални локални</text:span></text:span><text:span text:style-name="T34"> мрежи“</text:span><text:span text:style-name="T32"> или</text:span><text:span text:style-name="T34"> MAC </text:span><text:span text:style-name="T32">адреси. Препоръчвам ви да не използвате високи стойности за тези две променливи, особено ако имате много </text:span><text:span text:style-name="T34">“</text:span><text:span text:style-name="Emphasis"><text:span text:style-name="T34">Виртуални локални</text:span></text:span><text:span text:style-name="T34"> мрежи“</text:span><text:span text:style-name="T32">.</text:span></text:p>
            </text:list-item>
            <text:list-item>
              <text:p text:style-name="P93">Следващите променливи се използват за връзка към MySql база данни и от sqldump.py.</text:p>
            </text:list-item>
          </text:list>
        </text:list-item>
      </text:list>
      <text:p text:style-name="P3"/>
      <text:list xml:id="list4428587089830143448" text:style-name="L24">
        <text:list-header>
          <text:p text:style-name="P114">3.2 MyConnector.py</text:p>
        </text:list-header>
      </text:list>
      <text:p text:style-name="Standard">В този скрипт се намира една проста функция, която използва <text:span text:style-name="T14">mysql.connector </text:span>(MySQL драйвер писан на Python, който за да работи, не се нуждае от MySQL C client библиотека) и връща обект свързан към MySQL база данни. За целта трябва да имате инсталират mysql.connector (<text:span text:style-name="T14">apt-get </text:span><text:soft-page-break/><text:span text:style-name="T14">install python-mysql.connector</text:span>). Чрез тази функция останалите скриптове се свързват към база данни и извличат необходимата информация за стартиране на цялата система. За повече информация разгледайте: <text:a xlink:type="simple" xlink:href="http://dev.mysql.com/doc/refman/5.5/en/connector-python.html">http://dev.mysql.com/doc/refman/5.5/en/connector-python.html</text:a></text:p>
      <text:p text:style-name="P6"/>
      <text:list xml:id="list210931840885503" text:continue-numbering="true" text:style-name="L24">
        <text:list-header>
          <text:p text:style-name="P114">3.3 global_rules_vlans.py</text:p>
        </text:list-header>
      </text:list>
      <text:p text:style-name="Standard"><text:span text:style-name="T30">Прескачаме </text:span><text:span text:style-name="T32">global_rules.py</text:span><text:span text:style-name="T30"> и разглеждаме скрипта </text:span><text:span text:style-name="T31">global_rules_vlans.py</text:span><text:span text:style-name="T30">, понеже в </text:span><text:span text:style-name="T31">global_rules.py</text:span><text:span text:style-name="T30"> се извършват подобни процедури, но не се създават “</text:span><text:span text:style-name="Emphasis"><text:span text:style-name="T33">Виртуални локални</text:span></text:span><text:span text:style-name="T33"> мрежи</text:span><text:span text:style-name="T30">“ (</text:span><text:span text:style-name="Emphasis"><text:span text:style-name="T30">VLANs). </text:span></text:span><text:span text:style-name="Emphasis"><text:span text:style-name="T32">global_rules_vlans.py е предвиден за по-префесионално администриране на мрежата, поради което от него са премахнати някои секции, които се намират в <text:s/>global_rules.py. </text:span></text:span><text:span text:style-name="Emphasis"><text:span text:style-name="T30">Това е най-важния скрип от всички, понеже прави работоспособна системата. Целта на скрипта е при рестарт на системата, да стартира всичко необходимо, за да може отново да функционира. Скрипта е разделен на две части – първо се спират определени процеси, след което отново се стартират. В първия етап, ще забележите, че се спират процеси, които няма да бъдат активни в новостартирала система. Ако имате проблеми, но не искате да рестартирате, като последна надежда може да стартирате скрипта. Може да бъдете сигурни, че ще си свърши работата както трябва с изключение на интерфейса, който е свързан към интернет (оставям всеки сам да избере, какво иска да прави с него и да допише скрипта, според нуждите си). Променливата “</text:span></text:span><text:span text:style-name="Emphasis"><text:span text:style-name="T35">cmd</text:span></text:span><text:span text:style-name="Emphasis"><text:span text:style-name="T30">” в скрипта се използва като списък от команди, които се изпълняват в края на всеки етап и се изчиства в началото на <text:s/>всеки етап. Скрипта може да се олекоти съществено, ако списъка от команди в “</text:span></text:span><text:span text:style-name="Emphasis"><text:span text:style-name="T35">cmd</text:span></text:span><text:span text:style-name="Emphasis"><text:span text:style-name="T30">” се изпълне към края, а в отделните етапи се добавят само команди. Това ще направи труден за четене и разбиране скрипта от много потребители, поради което скрипта е написан по този начин. След като всичко се тества и се оправят пропуските, може да се напише олекотена весия. Ще разгледаме всеки етап с неговия коментар.</text:span></text:span></text:p>
      <text:list xml:id="list5687777822518969305" text:style-name="L25">
        <text:list-item>
          <text:list>
            <text:list-item>
              <text:p text:style-name="P94"><text:span text:style-name="Emphasis"><text:span text:style-name="T5">"""Log settings"""</text:span></text:span><text:span text:style-name="Emphasis"><text:span text:style-name="T3"> </text:span></text:span><text:span text:style-name="Emphasis"><text:span text:style-name="T30">– Настройки, които ни позволяват да водим подробни дневници (log). След като стартирате скрипта, ако има проблем при изпълнението на дадена команда, ще видите подробен отчет под всеки етап (със същите имена, които разглеждаме в момента). Файла, който трябва да търсите е“</text:span></text:span><text:span text:style-name="Emphasis"><text:span text:style-name="T31">/var/log/imslu/гггг-мм-дд_imslu.log</text:span></text:span><text:span text:style-name="Emphasis"><text:span text:style-name="T30">”. Използва се функционалността на Python класовете от папка logging (в debian, тази папка се намира в “/usr/lib/python2.7/logging/”)</text:span></text:span></text:p>
            </text:list-item>
            <text:list-item>
              <text:p text:style-name="P94"><text:span text:style-name="Emphasis"><text:span text:style-name="T6">"""Stopping Freeradius and PPPoE Servers"""</text:span></text:span><text:span text:style-name="Emphasis"><text:span text:style-name="T30"> - Спира Freeraius и PPPoE сървърите. Ако смятате да не използвате управление на потребители чрез PPPoE сесии, може да коментирате тези команди, за да неви пълнят дневниците с грешки.</text:span></text:span></text:p>
            </text:list-item>
            <text:list-item>
              <text:p text:style-name="P94"><text:span text:style-name="Emphasis"><text:span text:style-name="T36">"""Clearing all IPTABLES rules and user-defined chains."""</text:span></text:span><text:span text:style-name="Emphasis"><text:span text:style-name="T30"> - Изчиства абсолютно всичко, което се намира в iptables.</text:span></text:span></text:p>
            </text:list-item>
            <text:list-item>
              <text:p text:style-name="P94"><text:span text:style-name="Emphasis"><text:span text:style-name="T6">"""Checking for VLANs on internal interface and deleting."""</text:span></text:span><text:span text:style-name="Emphasis"><text:span text:style-name="T3"> </text:span></text:span><text:span text:style-name="Emphasis"><text:span text:style-name="T30">- проверява системата за вдиганти vlan-ни към вътрешната мрежа, като използва първото vlan id от IFACE_INTERNAL_VLANS, ако намери изтрива всички VLAN-ни, които се намират в тази променлива. Не се правят проверки за IFACE_EXTERNAL_VLANS и не се трият, даже и да има такива. Оставям на вас тази част от скрипта, за да я допълните според нуждите си.</text:span></text:span></text:p>
            </text:list-item>
            <text:list-item>
              <text:p text:style-name="P94"><text:span text:style-name="T6">"""Clearing all traffic control (tc) rules for VLANs on external interface."""</text:span><text:span text:style-name="T2"> - </text:span>Проверява променливата IFACE_EXTERNAL_VLANS за “<text:span text:style-name="Emphasis"><text:span text:style-name="T33">Виртуални локални</text:span></text:span><text:span text:style-name="T33"> мрежи</text:span>“, ако има <text:s/>изчиства всички правила за шейпъра на тях. Ако няма изчиства всички правила за шейпъра на<text:span text:style-name="T30"> </text:span><text:span text:style-name="Emphasis"><text:span text:style-name="T30">интерфейса, който е свързан към интернет.</text:span></text:span></text:p>
            </text:list-item>
          </text:list>
        </text:list-item>
      </text:list>
      <text:p text:style-name="Standard"><text:span text:style-name="Emphasis"><text:span text:style-name="T30"/></text:span></text:p>
      <text:p text:style-name="Standard"><text:soft-page-break/><text:span text:style-name="Emphasis"><text:span text:style-name="T30">Това бяха етапи, през които минава скрипта и спира различни процеси. Сега ще разгледаме какви процеси стартира.</text:span></text:span></text:p>
      <text:p text:style-name="Standard"><text:span text:style-name="Emphasis"><text:span text:style-name="T30"/></text:span></text:p>
      <text:list xml:id="list6118703121195410353" text:style-name="L26">
        <text:list-item>
          <text:list>
            <text:list-item>
              <text:p text:style-name="P95"><text:span text:style-name="Emphasis"><text:span text:style-name="T6">"""Create VLANs on internal interface."""</text:span></text:span><text:span text:style-name="Emphasis"><text:span text:style-name="T30"> - Зарежда модула, който е необходим за създаването на “</text:span></text:span><text:span text:style-name="Emphasis"><text:span text:style-name="T33">Виртуални локални мрежи</text:span></text:span><text:span text:style-name="Emphasis"><text:span text:style-name="T30">“. Тук може да добавите и други модули, които искате да се зарежда автоматично или да премахнета тази команди и да добавите модулите в “</text:span></text:span><text:span text:style-name="Emphasis"><text:span text:style-name="T31">/etc/modules</text:span></text:span><text:span text:style-name="Emphasis"><text:span text:style-name="T30">”. Създава “</text:span></text:span><text:span text:style-name="Emphasis"><text:span text:style-name="T33">Виртуални локални мрежи</text:span></text:span><text:span text:style-name="Emphasis"><text:span text:style-name="T30">“ като използва стойностите от IFACE_INTERNAL_VLANS, вдига IP адреси, който да се използва от потребителите в този VLAN като шлюзове по подразбиране. Като за основа се взимат всички мрежи от променливата ST_NETWORKS, махат се последните 4 символа и се добавя 1/32. Прим.: Добавения IP адрес въз основа на мрежа 10.111.2.0/24, ще бъде 10.111.2.1/32 и ще служе като шлюзове по подразбиране на потребителите от този VLAN, които са в тази мрежа. Обърнете внимание, че променливата IFACE_INTERNAL, ще се използва само при създаване на “</text:span></text:span><text:span text:style-name="Emphasis"><text:span text:style-name="T33">Виртуални локални мрежи</text:span></text:span><text:span text:style-name="Emphasis"><text:span text:style-name="T30">“, но на нея няма да бъдат вдигнати никакви IP адреси. Предполага се, че изплзвате само тагнати vlan-ни през trunk портовете. Ако не е така трябва да направите съответните промени в скрипта. След това скрипта, ще пусне Proxy ARP за всеки създаден VLAN, коeто ще позволи на вашите потребители от различни VLAN-ни да се виждат, също ще маскира и MAC адресите им с този на сървъра, ако са в различни VLAN-ни. Специални благодарности на </text:span></text:span><text:span text:style-name="Emphasis"><text:span text:style-name="T31">GytOS</text:span></text:span><text:span text:style-name="Emphasis"><text:span text:style-name="T30"> от форума </text:span></text:span><text:a xlink:type="simple" xlink:href="http://www.linux-bg.org/"><text:span text:style-name="Emphasis"><text:span text:style-name="T30">http://www.linux-</text:span></text:span></text:a><text:a xlink:type="simple" xlink:href="http://www.linux-bg.org/"><text:span text:style-name="Emphasis"><text:span text:style-name="T30">bg.org</text:span></text:span></text:a><text:span text:style-name="Emphasis"><text:span text:style-name="T30"> за идеите - Proxy ARP и статично маршрутизиране за всеки клиент. (Предполагам, че трафика за сваляне между клиенти от различни VLAN-ни ще бъде прихванат от шейпъра, но не и този на качване. Това е бонус и е добре дошъл, но е безсмислено да се добавят други правила, за да се прихване трафика за качване. Ще се пропилеят ценни системни ресурси, но все пак вие избирате какво да направите.)</text:span></text:span></text:p>
            </text:list-item>
            <text:list-item>
              <text:p text:style-name="P95"><text:span text:style-name="Emphasis"><text:span text:style-name="T6">"""Create VLANs on external interface."""</text:span></text:span><text:span text:style-name="Emphasis"><text:span text:style-name="T3"> </text:span></text:span><text:span text:style-name="Emphasis"><text:span text:style-name="T30">- Ако има Vlan id в IFACE_EXTERNAL_VLANS, създава “</text:span></text:span><text:span text:style-name="Emphasis"><text:span text:style-name="T33">Виртуални локални мрежи</text:span></text:span><text:span text:style-name="Emphasis"><text:span text:style-name="T30">“ на интерфейса, който е свързан към глобалната мрежа. Ако не, не прави нищо. Тук вие, ще решите какво искате да направите с този интерфейс и трябва да допълните скрипта.</text:span></text:span></text:p>
            </text:list-item>
            <text:list-item>
              <text:p text:style-name="P95"><text:span text:style-name="Emphasis"><text:span text:style-name="T6">"""Creating a rules for EXPIRED Users."""</text:span></text:span><text:span text:style-name="Emphasis"><text:span text:style-name="T3"> </text:span></text:span><text:span text:style-name="Emphasis"><text:span text:style-name="T30">- Вече трябва, да сте създали таблицата “EXPIRED” (echo "3 EXPIRED" &gt;&gt; /etc/iproute2/rt_tables), през която ще се маршрутизират IP адресите на изключените потребители. Само се добавя шлюч по подразбиране в тази таблица. Ако искате на спрените потребителите да показвате уеб страница, която да ги прикани да подновят абонамента си, ще се нуждаете от втори линукс сървър. По подразбиране системата изпраща този трафик към “blackhole”.</text:span></text:span></text:p>
            </text:list-item>
            <text:list-item>
              <text:p text:style-name="P95"><text:span text:style-name="Emphasis"><text:span text:style-name="T6">"""Creating a rules for IP status."""</text:span></text:span><text:span text:style-name="Emphasis"><text:span text:style-name="T3"> </text:span></text:span><text:span text:style-name="Emphasis"><text:span text:style-name="T30">- Записва информация за пакети, въз основа на тази информация се определят активните IP адреси. Този метод е отворен към големи статистически грешки. В конкретния случай,  през 1 секунда ще се записва информация за един пакет от произволнен IP адрес от мрежите в ST_NETWORKS. Съмнително е, колко реална може да бъде информацията. А ако води отчет за повече пакети, лавинообразно ще се увеличи и използването на ресурси от iptables и awk.</text:span></text:span></text:p>
              <text:p text:style-name="P95"><text:span text:style-name="Emphasis"><text:span text:style-name="T30">Ако използвате MASQUERADE или SNAT, може да коментирате или изтриете този раздел. Разгледайте “/etc/cron.d/imslu” там има други два метода, за събиране на тази информация от файла “/proc/net/ip_conntrack”, изберете и разкоментирайте единия, като коментирате или изтриете първи ред.</text:span></text:span></text:p>
            </text:list-item>
            <text:list-item>
              <text:p text:style-name="P95"><text:span text:style-name="Emphasis"><text:span text:style-name="T6">"""DROP packets for Private Address Space networks, coming to external interface."""</text:span></text:span><text:span text:style-name="Emphasis"><text:span text:style-name="T3"> </text:span></text:span><text:soft-page-break/><text:span text:style-name="Emphasis"><text:span text:style-name="T3">- </text:span></text:span><text:span text:style-name="Emphasis"><text:span text:style-name="T30">Коментиран етап. Част от правила трябва да предпазят самия сървър, но трябва да се тестват в реална среда. Остава като идея да се направи нещо по въпроса на по-късен етап. Ако имате готово решение, всяка помощ е добре дошла. Обърнете внимание, че в тях не се използва “-m state ”, понеже това нещо пак автоматично включва <text:s/>nf_conntrack.</text:span></text:span></text:p>
              <text:p text:style-name="P95"><text:span text:style-name="Emphasis"><text:span text:style-name="T30">Създава се потребителски дефинирана верига (PAS_SRC) в iptables. В нея целия трафик, който пристига на външния интерфейс и веднага заминава към вътрешния интерфейс (FORWARD) се сканира за пакети, които са изпратени от частните мрежи описани в </text:span></text:span><text:a xlink:type="simple" xlink:href="http://tools.ietf.org/html/rfc1918"><text:span text:style-name="Emphasis"><text:span text:style-name="T30">RFC 1918</text:span></text:span></text:a><text:span text:style-name="Emphasis"><text:span text:style-name="T30">. Ако не го направите, има вероятност някой да влезе във вашата локална мрежа. После се добавя правило на второ място във верига (FORWARD), което отхвърля всички изходящи пакети насочени към мрежа 224.0.0.0/4.</text:span></text:span></text:p>
            </text:list-item>
            <text:list-item>
              <text:p text:style-name="P95"><text:span text:style-name="Emphasis"><text:span text:style-name="T6">"""Creating IPTABLES IPMARK rules. IPMARK extension for IPTABLES must be installed."""</text:span></text:span><text:span text:style-name="Emphasis"><text:span text:style-name="T3"> </text:span></text:span><text:span text:style-name="Emphasis"><text:span text:style-name="T30">- Тук се изпълняват правила за маркиране на пакети за мрежи описани в променлили FR_NETWORKS и ST_NETWORKS. По този начин даваме възможност на шейпъра да прихваща маркираните пакети и да ограничава скоростта на потребителите.</text:span></text:span></text:p>
            </text:list-item>
            <text:list-item>
              <text:p text:style-name="P95"><text:span text:style-name="Emphasis"><text:span text:style-name="T36">"""Creating a globals traffic control (tc) rules for VLANs in a internal interface."""</text:span></text:span><text:span text:style-name="Emphasis"><text:span text:style-name="T30"> - създават се tc qdisc и tc filter правила за всички VLAN-ни на вътрешния интерфейс. За ограничаване скоростта на сваляне.</text:span></text:span></text:p>
            </text:list-item>
            <text:list-item>
              <text:p text:style-name="P95"><text:span text:style-name="Emphasis"><text:span text:style-name="T36">"""Creating a globals traffic control (tc) rules for VLANs in a external interface."""</text:span></text:span><text:span text:style-name="Emphasis"><text:span text:style-name="T30"> - създават се tc qdisc и tc filter правила за всички VLAN-ни на външния интерфейс, ако няма VLAN-ни тези правила се добавят на самия външен интерфейс. За ограничаване скоростта на качване.</text:span></text:span></text:p>
            </text:list-item>
            <text:list-item>
              <text:p text:style-name="P95"><text:span text:style-name="Emphasis"><text:span text:style-name="T36">"""Create a MASQUERADE rules. Not recommended for networks with many IP addresses!"""</text:span></text:span><text:span text:style-name="Emphasis"> -</text:span><text:span text:style-name="Emphasis"><text:span text:style-name="T30"> този етап се намира само в </text:span></text:span><text:span text:style-name="Emphasis"><text:span text:style-name="T32">global_rules.py и</text:span></text:span><text:span text:style-name="Emphasis"><text:span text:style-name="T30"> е примерен, показва как да се пусне маскиране за целия изходящ трафик. Крайно не препоръчително за мрежи с много клиенти.</text:span></text:span></text:p>
            </text:list-item>
            <text:list-item>
              <text:p text:style-name="P95"><text:span text:style-name="Emphasis"><text:span text:style-name="T36">"""Start Freeradius and PPPoE Servers"""</text:span></text:span><text:span text:style-name="Emphasis"><text:span text:style-name="T38"> –</text:span></text:span><text:span text:style-name="Emphasis"><text:span text:style-name="T46"> стартират се Freeradius и PPPoE сървъри.</text:span></text:span></text:p>
            </text:list-item>
            <text:list-item>
              <text:p text:style-name="P95"><text:span text:style-name="Emphasis"><text:span text:style-name="T36">"""Start on routing and traffic control rules for clients."""</text:span></text:span><text:span text:style-name="Emphasis"><text:span text:style-name="T30"> </text:span></text:span></text:p>
              <text:p text:style-name="P95"><text:span text:style-name="Emphasis"><text:span text:style-name="T30">- Извлича се информация за IP адреси от база данни, които са свързани към потребител и шейпър, имат vlan, mac и free_mac=0, всичко друго се игнорира. Въз основа на информацията се изпълняват правила, които създават статично рутиране, статична arp таблица и правила за шейпъра за всяко IP. Второ – подобни процедури с това изключение, че се извлича информация за IP адреси с <text:s/>free_mac=1 и не се добавят правила в <text:s/>статичната arp таблица.</text:span></text:span></text:p>
              <text:p text:style-name="P95"><text:span text:style-name="Emphasis"><text:span text:style-name="T30">- </text:span></text:span><text:span text:style-name="Emphasis"><text:span text:style-name="T35">functions.check_expired()</text:span></text:span><text:span text:style-name="Emphasis"><text:span text:style-name="T33"> - </text:span></text:span><text:span text:style-name="Emphasis"><text:span text:style-name="T30">проверяват се IP адреси, които се използват от потребители с изтекъл срок за предоставената услуга. Ако има такива, за всеки IP адрес се добавя правило в ipset - “</text:span></text:span><text:span text:style-name="Emphasis"><text:span text:style-name="T33">ipset add EXPIRED 10.111.2.5</text:span></text:span><text:span text:style-name="Emphasis"><text:span text:style-name="T30">”.</text:span></text:span></text:p>
              <text:p text:style-name="P95"><text:span text:style-name="Emphasis"><text:span text:style-name="T30">- </text:span></text:span><text:span text:style-name="Emphasis"><text:span text:style-name="T35">functions.find_</text:span></text:span><text:span text:style-name="Emphasis"><text:span text:style-name="T33"> </text:span></text:span><text:span text:style-name="Emphasis"><text:span text:style-name="T30">- проверяват се <text:s/>IP адреси без VLAN, MAC или и двете заедно. Тук скипта може да се забави много, но това да не ви притеснява. За всички клиенти, които са били активни до рестарта, вече са добавени правила.</text:span></text:span></text:p>
            </text:list-item>
          </text:list>
        </text:list-item>
      </text:list>
      <text:p text:style-name="Standard"><text:span text:style-name="Emphasis"><text:span text:style-name="T30"/></text:span></text:p>
      <text:p text:style-name="P27"><text:span text:style-name="Emphasis"><text:span text:style-name="T42">3.4 secondary_rules.py</text:span></text:span><text:span text:style-name="Emphasis"><text:span text:style-name="T43"> </text:span></text:span></text:p>
      <text:p text:style-name="P36"><text:span text:style-name="Emphasis"><text:span text:style-name="T27">Този скрипт стартира четири функции от “</text:span></text:span><text:span text:style-name="Emphasis"><text:span text:style-name="T23">functions.py</text:span></text:span><text:span text:style-name="Emphasis"><text:span text:style-name="T27">”, които са създадени за автоматизиране търсенето на “</text:span></text:span><text:span text:style-name="Emphasis"><text:span text:style-name="T23">Виртуални локални мрежи</text:span></text:span><text:span text:style-name="Emphasis"><text:span text:style-name="T27">“ и </text:span></text:span><text:span text:style-name="Emphasis"><text:span text:style-name="T23">MAC</text:span></text:span><text:span text:style-name="Emphasis"><text:span text:style-name="T27"> адреси. Всяка функция е писана за специфичен ценарий. Тези функции изпълняват линейни правила и ако имате много VLAN-ни, ще </text:span></text:span><text:soft-page-break/><text:span text:style-name="Emphasis"><text:span text:style-name="T27">има голямо забавяне, докато скрипта свърши работата си. В този случай ви препоръчвам да не използвате високи стойности за INTERVAL_FOR_CHECKING и CHECK_AGAIN. Идеята е този скрипт да се стартира от PHP интерфейса, след добавяне или редактиране на протребители. </text:span></text:span></text:p>
      <text:p text:style-name="P36"><text:span text:style-name="Emphasis"><text:span text:style-name="T27"/></text:span></text:p>
      <text:p text:style-name="P27"><text:span text:style-name="Emphasis"><text:span text:style-name="T42">3.5 functions.py</text:span></text:span></text:p>
      <text:p text:style-name="Standard"><text:span text:style-name="Emphasis"><text:span text:style-name="T27">В този скрипт се намират функции, които се използват от другите скриптова. Ще ги разгледаме на кратко и ще обесня за какво се използват. На пръв поглед може да ви се стори много объркващо и функциите да изглеждат сложни, но от вас се изисква само “</text:span></text:span><text:span text:style-name="Emphasis"><text:span text:style-name="T14">import functions</text:span></text:span><text:span text:style-name="Emphasis"><text:span text:style-name="T27">” и да извикате самата функция “</text:span></text:span><text:span text:style-name="Emphasis">functions.find_mac_in_vlan()</text:span><text:span text:style-name="Emphasis"><text:span text:style-name="T27">”, разгледайте скрипта “</text:span></text:span><text:span text:style-name="Emphasis">secondary_rules.py</text:span><text:span text:style-name="Emphasis"><text:span text:style-name="T27">”. Не е необходимо да задавате променливи, трябва само да знаете, коя функция за какво се използва. Както споменах за момента функциите извършват последователни проверки и този процес отнема време. Работата им няма да е достатъчно ефективна, ако сте създали много “</text:span></text:span><text:span text:style-name="Emphasis"><text:span text:style-name="T23">Виртуални локални мрежи</text:span></text:span><text:span text:style-name="Emphasis"><text:span text:style-name="T27">“ и трябва едновременно да търсите много клиенти без VLAN или MAC. Предполагам, че с естественото развитие на системата, ще се развият и те. Ако има интерес за по- ефективни функции, не е проблем да се напишат. Тогава има опастност кода да стане труден за четене от хората, които нямат много опит с python. Поради което се спрях на по-прост вариант, който е по-лесен за четене. Ако искате да разберете, това което се случва във функцията, може на места да добавите “print” и да разкоментирате редовете с “print”. </text:span></text:span></text:p>
      <text:list xml:id="list5110039257729052901" text:style-name="L27">
        <text:list-item>
          <text:p text:style-name="P96"><text:span text:style-name="Emphasis"><text:span text:style-name="T37">check_expired() </text:span></text:span><text:span text:style-name="Emphasis"><text:span text:style-name="T27">- Извлича всички IP адреси от базата занни, които се използват от потребители с изтекъл срок на услугата, и за всяко добавя правило в ipset - “</text:span></text:span><text:span text:style-name="Emphasis"><text:span text:style-name="T23">ipset add EXPIRED 10.111.2.5</text:span></text:span><text:span text:style-name="Emphasis"><text:span text:style-name="T27">”.</text:span></text:span></text:p>
        </text:list-item>
        <text:list-item>
          <text:p text:style-name="P96"><text:span text:style-name="Emphasis"><text:span text:style-name="T37">find_mac() </text:span></text:span><text:span text:style-name="Emphasis"><text:span text:style-name="T27">- Намира MAC адреси, USE_VLANS = False.</text:span></text:span></text:p>
        </text:list-item>
      </text:list>
      <text:list xml:id="list3962867549998623239" text:style-name="L28">
        <text:list-item>
          <text:p text:style-name="P97"><text:span text:style-name="Emphasis"><text:span text:style-name="T37">find_mac_in_vlan() </text:span></text:span><text:span text:style-name="Emphasis"><text:span text:style-name="T27">- Имате потребител, който си е сменил рутер или компютър, знаете в кой vlan се намира, искате само да прихваните новия му mac адрес. Изтривате стария <text:s/>mac адрес, стартирате функцията и ако има включено устройство, mac адреса се прихваща автоматично, задава се статичен mac за vlan в arp таблицата, новата информация се записва в база данни и всички са доволни.</text:span></text:span></text:p>
        </text:list-item>
        <text:list-item>
          <text:p text:style-name="P97"><text:span text:style-name="Emphasis"><text:span text:style-name="T37">find_vlan_for_mac() </text:span></text:span><text:span text:style-name="Emphasis"><text:span text:style-name="T27">- Имате клиент, който се е преместил да живее на друго място и иска да продължи да ползва ваща улуга. Всичко е точно, но не знаите кой vlan е там. Не е необходимо и да знаите. Изтривате vlan-а на потребителя, стартирате скрипта и се извършват вече споменатите стъпки.</text:span></text:span></text:p>
        </text:list-item>
        <text:list-item>
          <text:p text:style-name="P97"><text:span text:style-name="Emphasis"><text:span text:style-name="T37">find_vlan_for_free_mac() </text:span></text:span><text:span text:style-name="Emphasis"><text:span text:style-name="T27">- Имате клиент, който много често сменя устройства и иска да е освободен от сатичен mac адрес. Избирате “Свободен MAC” от PHP интерфейса и всички са доволни. Ако този клиент реши да се премести на друг адрес, изтривате <text:s/>vlan-а на потребителя, стартирате скрипта.</text:span></text:span></text:p>
        </text:list-item>
        <text:list-item>
          <text:p text:style-name="P97"><text:span text:style-name="Emphasis"><text:span text:style-name="T37">find_vlan_mac() </text:span></text:span><text:span text:style-name="Emphasis"><text:span text:style-name="T27">- Имате нов клиент, стартирате скрипта и автоматично се прихващат vlan и mac. Вдига се рутиране до съответния IP адрес, записва се статичен mac за конкретен vlan в arp тачлицата, пуска се шейпъра.</text:span></text:span></text:p>
          <text:p text:style-name="P97"><text:span text:style-name="Emphasis"><text:span text:style-name="T27"/></text:span></text:p>
        </text:list-item>
      </text:list>
      <text:p text:style-name="Standard"><text:span text:style-name="Emphasis"><text:span text:style-name="T27">За по-подробна информация, отворете и разгледайте функциите. Това е най-ефикасния начин да разберете на какъв принцип работят, може да измислите и по-добри варианти за реализацията на гореспоменатите задачи и да ги споделите с останалите.</text:span></text:span></text:p>
      <text:p text:style-name="Standard"><text:span text:style-name="Emphasis"><text:span text:style-name="T27"/></text:span></text:p>
      <text:p text:style-name="Standard"><text:span text:style-name="Emphasis"><text:span text:style-name="T27">По време на разработване на системата възникна въпроса “Как ще е по-добре, да се използват скриптовете и функциите с уеб интерфейса?”. Сетих се за няколко варианта:</text:span></text:span></text:p>
      <text:list xml:id="list620730071387910264" text:style-name="L29">
        <text:list-item>
          <text:p text:style-name="P98"><text:span text:style-name="Emphasis"><text:span text:style-name="T27">Всичко да е автоматизирано – уеб интерфейса изтрива правила и стартира нови на тяхно </text:span></text:span><text:soft-page-break/><text:span text:style-name="Emphasis"><text:span text:style-name="T27">място. Има положителни страни, но има и много отрицателни. Ще се образува много сложен php код, който ще е труден за четене и за развиване, и при най-малката грешка в него нещата няма да работят.</text:span></text:span></text:p>
        </text:list-item>
        <text:list-item>
          <text:p text:style-name="P98"><text:span text:style-name="Emphasis"><text:span text:style-name="T27">Да се добави в cron скрипт, който се стартира през определено време и да проверява за промени. Ако няма промени, ще има излишно натоварване на системата и всичко ще е обвързано с неговото стартиране.</text:span></text:span></text:p>
        </text:list-item>
        <text:list-item>
          <text:p text:style-name="P98"><text:span text:style-name="Emphasis"><text:span text:style-name="T27">В уеб интерфейса да има отделна страница, където да се предостави възможност на оператора, да избере какво иска да направи. Това е варианта, на който се спрях за момента. Това не означава, че с развитието на системата, нещата няма да се автоматизират. Мисля, че не трябва да се пише много сложен код, без да има достатъчно разработчици. Понеже много трудно се навлиза в логиката на такива системи и много програмисти решат да ги отбягват, вместо да ги поддържат. Също може да се тръгне в грешна посока и да се наложи промяна на целия код, което е чиста загуба на време. Поради тези причини предпочитам, кода да е възможно най-прост и лесен за четене.</text:span></text:span></text:p>
        </text:list-item>
      </text:list>
      <text:p text:style-name="Standard"><text:span text:style-name="Emphasis"><text:span text:style-name="T27"/></text:span></text:p>
      <text:p text:style-name="P27"><text:span text:style-name="Emphasis"><text:span text:style-name="T42">3.6 ppp_on.py</text:span></text:span></text:p>
      <text:p text:style-name="P36"><text:span text:style-name="Emphasis"><text:span text:style-name="T27">Този скрипт се използва от PPPD демона. След като потребителя се регистрира успешно, PPPD демона създава pppX интерфейс и атоматично сатртира скрипта “/etc/ppp/ip-up.d/0001shaper”, който от своя страна стартира “ppp_on.py”. “ppp_on.py” прилага правила за Proxy ARP и ограничение на скоростта. Скрипта води подробни дневници за грешки в “/var/log/imslu/”. </text:span></text:span><text:span text:style-name="Emphasis"><text:span text:style-name="T29">Ако Freeradius групата в която се намира потребителя няма атрибути </text:span></text:span><text:span text:style-name="Emphasis"><text:span text:style-name="T27">“</text:span></text:span><text:span text:style-name="Emphasis"><text:span text:style-name="T24">PPPD-Downstream-Speed-Limit</text:span></text:span><text:span text:style-name="Emphasis"><text:span text:style-name="T27">” и “</text:span></text:span><text:span text:style-name="Emphasis"><text:span text:style-name="T24">PPPD-Upstream-Speed-Limit</text:span></text:span><text:span text:style-name="Emphasis"><text:span text:style-name="T27">”, които да окажат скоростта за сваляне и качване, </text:span></text:span><text:span text:style-name="Emphasis"><text:span text:style-name="T29">скрипта няма да стартира шейпъра.</text:span></text:span><text:span text:style-name="Emphasis"><text:span text:style-name="T27"> Ще имате потребител, който има достъп до интернет без ограничения.</text:span></text:span></text:p>
      <text:p text:style-name="P36"><text:span text:style-name="Emphasis"><text:span text:style-name="T27">Скрипта сравнява IP адреса на потребителя с първата мрежа от “</text:span></text:span><text:span text:style-name="Emphasis"><text:span text:style-name="T23">FR_EXPIRED[0]</text:span></text:span><text:span text:style-name="Emphasis"><text:span text:style-name="T27">”, ако имате повече от една мрежа в “</text:span></text:span><text:span text:style-name="Emphasis"><text:span text:style-name="T23">FR_EXPIRED</text:span></text:span><text:span text:style-name="Emphasis"><text:span text:style-name="T27">” трябва да добавите проверката за несъответствие ръчно, което би изглеждало по следния начин: “</text:span></text:span><text:span text:style-name="Emphasis"><text:span text:style-name="T23">if FR_EXPIRED[0].rsplit('.', 1)[0] != sys.argv[2].rsplit('.', 1)[0] or FR_EXPIRED[1].rsplit('.', 1)[0] != sys.argv[2].rsplit('.', 1)[0]:</text:span></text:span><text:span text:style-name="Emphasis"><text:span text:style-name="T27">”. Не се добавят правила за мрежите в “</text:span></text:span><text:span text:style-name="Emphasis"><text:span text:style-name="T23">FR_EXPIRED</text:span></text:span><text:span text:style-name="Emphasis"><text:span text:style-name="T27">”.</text:span></text:span></text:p>
      <text:p text:style-name="P36"><text:span text:style-name="Emphasis"><text:span text:style-name="T27"/></text:span></text:p>
      <text:p text:style-name="P27"><text:span text:style-name="Emphasis"><text:span text:style-name="T42">3.7 ppp_off.py</text:span></text:span></text:p>
      <text:p text:style-name="P36"><text:span text:style-name="Emphasis"><text:span text:style-name="T27">Този скрипт се използва от PPPD демона. Стартира се, когато потребителя изпрати заявка, за прекъсване на сесията. Изчиства tc правилата от “</text:span></text:span><text:span text:style-name="Emphasis"><text:span text:style-name="T23">Виртуалните локални мрежи</text:span></text:span><text:span text:style-name="Emphasis"><text:span text:style-name="T27">” към изходящия интерфейс за конкретния IP адрес, ако няма VLAN-ни изчиства от изходящия интерфейс. Облекчава се натоварването на сървъра.</text:span></text:span></text:p>
      <text:p text:style-name="Standard"/>
      <text:p text:style-name="P67"><text:span text:style-name="Emphasis"><text:span text:style-name="T45">4. <text:s/>Потребителски интерфейс</text:span></text:span></text:p>
      <text:p text:style-name="Standard"><text:span text:style-name="Emphasis"/></text:p>
      <text:p text:style-name="P62"><text:span text:style-name="T14"><text:s text:c="4"/>Бележка за разработчици:</text:span> html кода, който се генерира от php, е редактиран възоснова на крайния, изходен html код, за да бъде по-прегледен. Преди да промените нещо, моля прегледайте изходния html код. Пример:</text:p>
      <text:p text:style-name="P62">“</text:p>
      <text:p text:style-name="P63"><text:tab/><text:tab/><text:tab/>echo</text:p>
      <text:p text:style-name="P63"><text:span text:style-name="T14">' </text:span><text:s text:c="9"/>&lt;tr class="odd_row"&gt;</text:p>
      <text:p text:style-name="P63"><text:s text:c="12"/>&lt;td class="dt right"&gt;</text:p>
      <text:p text:style-name="P63"><text:soft-page-break/><text:s text:c="14"/>&lt;label&gt;'. _('Use PPPoE') .'&lt;/label&gt;</text:p>
      <text:p text:style-name="P63"><text:s text:c="12"/>&lt;/td&gt;</text:p>
      <text:p text:style-name="P63"><text:s text:c="12"/>&lt;td class="dd"&gt;</text:p>
      <text:p text:style-name="P63"><text:s text:c="14"/>&lt;label&gt;'. _('No') .'&lt;/label&gt;</text:p>
      <text:p text:style-name="P63"><text:s text:c="12"/>&lt;/td&gt;</text:p>
      <text:p text:style-name="P63"><text:s text:c="10"/>&lt;/tr&gt;<text:span text:style-name="T14">' </text:span>."\n";</text:p>
      <text:p text:style-name="P62">”</text:p>
      <text:p text:style-name="P62">Генерира htm код:</text:p>
      <text:p text:style-name="P62">“</text:p>
      <text:p text:style-name="P63"><text:s text:c="10"/>&lt;tr class="odd_row"&gt;</text:p>
      <text:p text:style-name="P63"><text:s text:c="12"/>&lt;td class="dt right"&gt;</text:p>
      <text:p text:style-name="P63"><text:s text:c="14"/>&lt;label&gt;Use PPPoE&lt;/label&gt;</text:p>
      <text:p text:style-name="P63"><text:s text:c="12"/>&lt;/td&gt;</text:p>
      <text:p text:style-name="P63"><text:s text:c="12"/>&lt;td class="dd"&gt;</text:p>
      <text:p text:style-name="P63"><text:s text:c="14"/>&lt;label&gt;No&lt;/label&gt;</text:p>
      <text:p text:style-name="P63"><text:s text:c="12"/>&lt;/td&gt;</text:p>
      <text:p text:style-name="P63"><text:s text:c="10"/>&lt;/tr&gt;</text:p>
      <text:p text:style-name="P62">”</text:p>
      <text:p text:style-name="P62">Който е подравнен с останалия <text:s/>htm код.</text:p>
      <text:p text:style-name="Standard"/>
      <text:p text:style-name="Standard"/>
      <text:p text:style-name="P35"><text:span text:style-name="T54">4</text:span>.1 Вход</text:p>
      <text:p text:style-name="Standard"/>
      <text:p text:style-name="P34">група: <text:s text:c="11"/>Системни администратори</text:p>
      <text:p text:style-name="P34">потребител: <text:s/><text:span text:style-name="T14">sadmin</text:span></text:p>
      <text:p text:style-name="P34">парола: <text:s text:c="9"/><text:span text:style-name="T14">sadmin</text:span></text:p>
      <text:p text:style-name="P34"/>
      <text:p text:style-name="P34">група: <text:s text:c="11"/>Администратори</text:p>
      <text:p text:style-name="P34">потребител: <text:s/><text:span text:style-name="T14">admin</text:span></text:p>
      <text:p text:style-name="P34">парола: <text:s text:c="9"/><text:span text:style-name="T14">admi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antarell" svg:font-family="Cantarell, 'Droid Sans', Ubuntu, 'DejaVu Sans', 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text-properties style:font-name="Nimbus Roman No9 L" fo:font-family="'Nimbus Roman No9 L'"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2" style:font-family-complex="FreeSans"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2" style:font-family-complex="FreeSans"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4T21:47:43</meta:creation-date>
    <meta:generator>LibreOffice/4.1.5.3$Linux_X86_64 LibreOffice_project/410m0$Build-3</meta:generator>
    <dc:date>2014-03-14T21:09:31.125423823</dc:date>
    <meta:editing-duration>P3DT52M25S</meta:editing-duration>
    <meta:editing-cycles>425</meta:editing-cycles>
    <meta:document-statistic meta:table-count="0" meta:image-count="0" meta:object-count="0" meta:page-count="37" meta:paragraph-count="966" meta:word-count="8199" meta:character-count="60449" meta:non-whitespace-character-count="50645"/>
  </office:meta>
</office:document-meta>
</file>